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6.49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3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co30" style:family="table-column">
      <style:table-column-properties fo:break-before="auto" style:column-width="19.79mm"/>
    </style:style>
    <style:style style:name="co31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6.19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66mm" fo:break-before="auto" style:use-optimal-row-height="false"/>
    </style:style>
    <style:style style:name="ro10" style:family="table-row">
      <style:table-row-properties style:row-height="5.93mm" fo:break-before="auto" style:use-optimal-row-height="false"/>
    </style:style>
    <style:style style:name="ro11" style:family="table-row">
      <style:table-row-properties style:row-height="0.42mm" fo:break-before="auto" style:use-optimal-row-height="false"/>
    </style:style>
    <style:style style:name="ro12" style:family="table-row">
      <style:table-row-properties style:row-height="12.91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ro16" style:family="table-row">
      <style:table-row-properties style:row-height="14.08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6.99mm" fo:break-before="auto" style:use-optimal-row-height="false"/>
    </style:style>
    <style:style style:name="ro20" style:family="table-row">
      <style:table-row-properties style:row-height="8.1mm" fo:break-before="auto" style:use-optimal-row-height="false"/>
    </style:style>
    <style:style style:name="ro21" style:family="table-row">
      <style:table-row-properties style:row-height="8.68mm" fo:break-before="auto" style:use-optimal-row-height="false"/>
    </style:style>
    <style:style style:name="ro22" style:family="table-row">
      <style:table-row-properties style:row-height="8.26mm" fo:break-before="auto" style:use-optimal-row-height="false"/>
    </style:style>
    <style:style style:name="ro23" style:family="table-row">
      <style:table-row-properties style:row-height="7.41mm" fo:break-before="auto" style:use-optimal-row-height="false"/>
    </style:style>
    <style:style style:name="ro24" style:family="table-row">
      <style:table-row-properties style:row-height="8.89mm" fo:break-before="auto" style:use-optimal-row-height="false"/>
    </style:style>
    <style:style style:name="ro25" style:family="table-row">
      <style:table-row-properties style:row-height="10.16mm" fo:break-before="auto" style:use-optimal-row-height="false"/>
    </style:style>
    <style:style style:name="ro26" style:family="table-row">
      <style:table-row-properties style:row-height="7.62mm" fo:break-before="auto" style:use-optimal-row-height="false"/>
    </style:style>
    <style:style style:name="ro27" style:family="table-row">
      <style:table-row-properties style:row-height="1.06mm" fo:break-before="auto" style:use-optimal-row-height="false"/>
    </style:style>
    <style:style style:name="ro28" style:family="table-row">
      <style:table-row-properties style:row-height="7.2mm" fo:break-before="auto" style:use-optimal-row-height="false"/>
    </style:style>
    <style:style style:name="ro29" style:family="table-row">
      <style:table-row-properties style:row-height="5.98mm" fo:break-before="auto" style:use-optimal-row-height="false"/>
    </style:style>
    <style:style style:name="ro30" style:family="table-row">
      <style:table-row-properties style:row-height="9.53mm" fo:break-before="auto" style:use-optimal-row-height="false"/>
    </style:style>
    <style:style style:name="ro31" style:family="table-row">
      <style:table-row-properties style:row-height="8.2mm" fo:break-before="auto" style:use-optimal-row-height="false"/>
    </style:style>
    <style:style style:name="ro32" style:family="table-row">
      <style:table-row-properties style:row-height="5.08mm" fo:break-before="auto" style:use-optimal-row-height="false"/>
    </style:style>
    <style:style style:name="ro33" style:family="table-row">
      <style:table-row-properties style:row-height="2.91mm" fo:break-before="auto" style:use-optimal-row-height="false"/>
    </style:style>
    <style:style style:name="ro34" style:family="table-row">
      <style:table-row-properties style:row-height="7.83mm" fo:break-before="auto" style:use-optimal-row-height="false"/>
    </style:style>
    <style:style style:name="ro35" style:family="table-row">
      <style:table-row-properties style:row-height="7.04mm" fo:break-before="auto" style:use-optimal-row-height="false"/>
    </style:style>
    <style:style style:name="ro36" style:family="table-row">
      <style:table-row-properties style:row-height="8.78mm" fo:break-before="auto" style:use-optimal-row-height="false"/>
    </style:style>
    <style:style style:name="ro37" style:family="table-row">
      <style:table-row-properties style:row-height="1.6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9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9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1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3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新表號03_2c_04_2c_速報3階段年齡-公式101.1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新表號03_2c_04_2c_速報3階段年齡-公式101.1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新表號03_2c_04_2c_速報3階段年齡-公式101.1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新表號03_2c_04_2c_速報3階段年齡-公式101.1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一般_5f_新表號03_2c_04_2c_速報3階段年齡-公式101.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一般_5f_新表號03_2c_04_2c_速報3階段年齡-公式101.1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2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3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10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5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1"/>
          <table:table-cell table:style-name="ce65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4" office:value-type="string" calcext:value-type="string" table:number-columns-spanned="1" table:number-rows-spanned="4">
            <text:p>遷入</text:p>
            <text:p>人數</text:p>
          </table:table-cell>
          <table:table-cell table:style-name="ce74" office:value-type="string" calcext:value-type="string" table:number-columns-spanned="1" table:number-rows-spanned="4">
            <text:p>遷出</text:p>
            <text:p>人數</text:p>
          </table:table-cell>
          <table:table-cell table:style-name="ce77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2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2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8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2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8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79"/>
          <table:table-cell/>
          <table:table-cell table:style-name="ce93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4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4" office:value-type="float" office:value="11.57" calcext:value-type="float">
            <text:p>11.57</text:p>
          </table:table-cell>
          <table:table-cell table:style-name="ce66" office:value-type="float" office:value="296124" calcext:value-type="float">
            <text:p>296,124</text:p>
          </table:table-cell>
          <table:table-cell table:style-name="ce54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4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4" office:value-type="float" office:value="0.5" calcext:value-type="float">
            <text:p>0.50</text:p>
          </table:table-cell>
          <table:table-cell table:number-columns-repeated="2" table:style-name="ce75" office:value-type="string" calcext:value-type="string">
            <text:p>…</text:p>
          </table:table-cell>
          <table:table-cell table:style-name="ce80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4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4" office:value-type="float" office:value="6.73" calcext:value-type="float">
            <text:p>6.73</text:p>
          </table:table-cell>
          <table:table-cell table:style-name="ce66" office:value-type="float" office:value="346431" calcext:value-type="float">
            <text:p>346,431</text:p>
          </table:table-cell>
          <table:table-cell table:style-name="ce54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4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4" office:value-type="float" office:value="0.4" calcext:value-type="float">
            <text:p>0.40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4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4" office:value-type="float" office:value="4.78" calcext:value-type="float">
            <text:p>4.78</text:p>
          </table:table-cell>
          <table:table-cell table:style-name="ce66" office:value-type="float" office:value="309470" calcext:value-type="float">
            <text:p>309,470</text:p>
          </table:table-cell>
          <table:table-cell table:style-name="ce54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4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4" office:value-type="float" office:value="0.36" calcext:value-type="float">
            <text:p>0.36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4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4" office:value-type="float" office:value="4.83" calcext:value-type="float">
            <text:p>4.83</text:p>
          </table:table-cell>
          <table:table-cell table:style-name="ce66" office:value-type="float" office:value="325931" calcext:value-type="float">
            <text:p>325,931</text:p>
          </table:table-cell>
          <table:table-cell table:style-name="ce54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4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4" office:value-type="float" office:value="0.83" calcext:value-type="float">
            <text:p>0.83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310116" calcext:value-type="float">
            <text:p>310,116</text:p>
          </table:table-cell>
          <table:table-cell table:style-name="ce9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4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4" office:value-type="float" office:value="5.18" calcext:value-type="float">
            <text:p>5.18</text:p>
          </table:table-cell>
          <table:table-cell table:style-name="ce66" office:value-type="float" office:value="215648" calcext:value-type="float">
            <text:p>215,648</text:p>
          </table:table-cell>
          <table:table-cell table:style-name="ce54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4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4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82" office:value-type="float" office:value="345523" calcext:value-type="float">
            <text:p>345,523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4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4" office:value-type="float" office:value="5.71" calcext:value-type="float">
            <text:p>5.71</text:p>
          </table:table-cell>
          <table:table-cell table:style-name="ce66" office:value-type="float" office:value="132707" calcext:value-type="float">
            <text:p>132,707</text:p>
          </table:table-cell>
          <table:table-cell table:style-name="ce54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4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4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2" office:value-type="float" office:value="420892" calcext:value-type="float">
            <text:p>420,892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4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4" office:value-type="float" office:value="5.95" calcext:value-type="float">
            <text:p>5.95</text:p>
          </table:table-cell>
          <table:table-cell table:style-name="ce66" office:value-type="float" office:value="68620" calcext:value-type="float">
            <text:p>68,620</text:p>
          </table:table-cell>
          <table:table-cell table:style-name="ce54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4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4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2" office:value-type="float" office:value="474919" calcext:value-type="float">
            <text:p>474,919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4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63303" calcext:value-type="float">
            <text:p>63,303</text:p>
          </table:table-cell>
          <table:table-cell table:style-name="ce54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4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4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2" office:value-type="float" office:value="484174" calcext:value-type="float">
            <text:p>484,174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4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4" office:value-type="float" office:value="6.25" calcext:value-type="float">
            <text:p>6.25</text:p>
          </table:table-cell>
          <table:table-cell table:style-name="ce66" office:value-type="float" office:value="55109" calcext:value-type="float">
            <text:p>55,109</text:p>
          </table:table-cell>
          <table:table-cell table:style-name="ce54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4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4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2" office:value-type="float" office:value="494107" calcext:value-type="float">
            <text:p>494,107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4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4" office:value-type="float" office:value="6.22" calcext:value-type="float">
            <text:p>6.22</text:p>
          </table:table-cell>
          <table:table-cell table:style-name="ce66" office:value-type="float" office:value="47728" calcext:value-type="float">
            <text:p>47,728</text:p>
          </table:table-cell>
          <table:table-cell table:style-name="ce54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4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4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2" office:value-type="float" office:value="504531" calcext:value-type="float">
            <text:p>504,531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4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4" office:value-type="float" office:value="6.3" calcext:value-type="float">
            <text:p>6.30</text:p>
          </table:table-cell>
          <table:table-cell table:style-name="ce66" office:value-type="float" office:value="21114" calcext:value-type="float">
            <text:p>21,114</text:p>
          </table:table-cell>
          <table:table-cell table:style-name="ce54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4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4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2" office:value-type="float" office:value="512701" calcext:value-type="float">
            <text:p>512,701</text:p>
          </table:table-cell>
          <table:table-cell table:style-name="ce90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5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5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5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5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5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2" office:value-type="float" office:value="519984" calcext:value-type="float">
            <text:p>519,984</text:p>
          </table:table-cell>
          <table:table-cell table:style-name="ce91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6" office:value-type="float" office:value="7.28" calcext:value-type="float">
            <text:p>7.28</text:p>
          </table:table-cell>
          <table:table-cell table:style-name="ce67" office:value-type="float" office:value="390" calcext:value-type="float">
            <text:p>390</text:p>
          </table:table-cell>
          <table:table-cell table:style-name="ce56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6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6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3" office:value-type="float" office:value="513103" calcext:value-type="float">
            <text:p>513,103</text:p>
          </table:table-cell>
          <table:table-cell table:style-name="ce56" table:number-columns-repeated="2"/>
          <table:table-cell table:style-name="ce91" table:number-columns-repeated="999"/>
        </table:table-row>
        <table:table-row table:style-name="ro8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6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6" office:value-type="float" office:value="7.19" calcext:value-type="float">
            <text:p>7.19</text:p>
          </table:table-cell>
          <table:table-cell table:style-name="ce67" office:value-type="float" office:value="-513" calcext:value-type="float">
            <text:p>－ 513</text:p>
          </table:table-cell>
          <table:table-cell table:style-name="ce56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6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6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3" office:value-type="float" office:value="513640" calcext:value-type="float">
            <text:p>513,640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6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6" office:value-type="float" office:value="8.14" calcext:value-type="float">
            <text:p>8.14</text:p>
          </table:table-cell>
          <table:table-cell table:style-name="ce68" office:value-type="float" office:value="1517" calcext:value-type="float">
            <text:p><text:s text:c="3"/>1,517</text:p>
          </table:table-cell>
          <table:table-cell table:style-name="ce56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6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6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3" office:value-type="float" office:value="514345" calcext:value-type="float">
            <text:p>514,345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6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6.99" calcext:value-type="float">
            <text:p>6.99</text:p>
          </table:table-cell>
          <table:table-cell table:style-name="ce68" office:value-type="float" office:value="1783" calcext:value-type="float">
            <text:p><text:s text:c="3"/>1,783</text:p>
          </table:table-cell>
          <table:table-cell table:style-name="ce56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3" office:value-type="float" office:value="514824" calcext:value-type="float">
            <text:p>514,824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6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6" office:value-type="float" office:value="6.56" calcext:value-type="float">
            <text:p>6.56</text:p>
          </table:table-cell>
          <table:table-cell table:style-name="ce68" office:value-type="float" office:value="3301" calcext:value-type="float">
            <text:p><text:s text:c="3"/>3,301</text:p>
          </table:table-cell>
          <table:table-cell table:style-name="ce56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6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3" office:value-type="float" office:value="515371" calcext:value-type="float">
            <text:p>515,371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6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3768" calcext:value-type="float">
            <text:p><text:s text:c="3"/>3,768</text:p>
          </table:table-cell>
          <table:table-cell table:style-name="ce56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6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6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3" office:value-type="float" office:value="515993" calcext:value-type="float">
            <text:p>515,993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6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6" office:value-type="float" office:value="5.66" calcext:value-type="float">
            <text:p>5.66</text:p>
          </table:table-cell>
          <table:table-cell table:style-name="ce68" office:value-type="float" office:value="4746" calcext:value-type="float">
            <text:p><text:s text:c="3"/>4,746</text:p>
          </table:table-cell>
          <table:table-cell table:style-name="ce56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6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6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3" office:value-type="float" office:value="516625" calcext:value-type="float">
            <text:p>516,625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6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6" office:value-type="float" office:value="6.24" calcext:value-type="float">
            <text:p>6.24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56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6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3" office:value-type="float" office:value="517455" calcext:value-type="float">
            <text:p>517,455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6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6" office:value-type="float" office:value="6.12" calcext:value-type="float">
            <text:p>6.12</text:p>
          </table:table-cell>
          <table:table-cell table:style-name="ce68" office:value-type="float" office:value="6343" calcext:value-type="float">
            <text:p><text:s text:c="3"/>6,343</text:p>
          </table:table-cell>
          <table:table-cell table:style-name="ce56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6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6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3" office:value-type="float" office:value="518218" calcext:value-type="float">
            <text:p>518,218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6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6" office:value-type="float" office:value="5.88" calcext:value-type="float">
            <text:p>5.88</text:p>
          </table:table-cell>
          <table:table-cell table:style-name="ce68" office:value-type="float" office:value="5555" calcext:value-type="float">
            <text:p><text:s text:c="3"/>5,555</text:p>
          </table:table-cell>
          <table:table-cell table:style-name="ce56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6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6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3" office:value-type="float" office:value="518829" calcext:value-type="float">
            <text:p>518,829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6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6334" calcext:value-type="float">
            <text:p><text:s text:c="3"/>6,334</text:p>
          </table:table-cell>
          <table:table-cell table:style-name="ce56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6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3" office:value-type="float" office:value="519402" calcext:value-type="float">
            <text:p>519,402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6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6" office:value-type="float" office:value="6.45" calcext:value-type="float">
            <text:p>6.45</text:p>
          </table:table-cell>
          <table:table-cell table:style-name="ce68" office:value-type="float" office:value="5978" calcext:value-type="float">
            <text:p><text:s text:c="3"/>5,978</text:p>
          </table:table-cell>
          <table:table-cell table:style-name="ce56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6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3" office:value-type="float" office:value="519984" calcext:value-type="float">
            <text:p>519,984</text:p>
          </table:table-cell>
          <table:table-cell table:style-name="ce91" table:number-columns-repeated="1001"/>
        </table:table-row>
        <table:table-row table:style-name="ro3">
          <table:table-cell table:style-name="ce9" office:value-type="string" calcext:value-type="string" table:number-columns-spanned="2" table:number-rows-spanned="1">
            <text:p>101年1~10月</text:p>
          </table:table-cell>
          <table:covered-table-cell table:style-name="ce21"/>
          <table:table-cell table:style-name="ce30" office:value-type="float" office:value="8172681" calcext:value-type="float">
            <text:p>8,172,681</text:p>
          </table:table-cell>
          <table:table-cell table:style-name="ce30" office:value-type="float" office:value="23293593" calcext:value-type="float">
            <text:p>23,293,593</text:p>
          </table:table-cell>
          <table:table-cell table:style-name="ce30" office:value-type="float" office:value="11665126" calcext:value-type="float">
            <text:p>11,665,126</text:p>
          </table:table-cell>
          <table:table-cell table:style-name="ce30" office:value-type="float" office:value="11628467" calcext:value-type="float">
            <text:p>11,628,467</text:p>
          </table:table-cell>
          <table:table-cell table:style-name="ce30" office:value-type="float" office:value="186326" calcext:value-type="float">
            <text:p>186,326</text:p>
          </table:table-cell>
          <table:table-cell table:style-name="ce30" office:value-type="float" office:value="96562" calcext:value-type="float">
            <text:p>96,562</text:p>
          </table:table-cell>
          <table:table-cell table:style-name="ce30" office:value-type="float" office:value="89764" calcext:value-type="float">
            <text:p>89,764</text:p>
          </table:table-cell>
          <table:table-cell table:style-name="ce57" office:value-type="float" office:value="9.62" calcext:value-type="float">
            <text:p><text:s text:c="3"/>9.62</text:p>
          </table:table-cell>
          <table:table-cell table:style-name="ce30" office:value-type="float" office:value="130322" calcext:value-type="float">
            <text:p>130,322</text:p>
          </table:table-cell>
          <table:table-cell table:style-name="ce30" office:value-type="float" office:value="78984" calcext:value-type="float">
            <text:p>78,984</text:p>
          </table:table-cell>
          <table:table-cell table:style-name="ce30" office:value-type="float" office:value="51338" calcext:value-type="float">
            <text:p>51,338</text:p>
          </table:table-cell>
          <table:table-cell table:style-name="ce57" office:value-type="float" office:value="6.73" calcext:value-type="float">
            <text:p><text:s text:c="3"/>6.73</text:p>
          </table:table-cell>
          <table:table-cell table:style-name="ce30" office:value-type="float" office:value="56004" calcext:value-type="float">
            <text:p>56,004</text:p>
          </table:table-cell>
          <table:table-cell table:style-name="ce57" office:value-type="float" office:value="2.89" calcext:value-type="float">
            <text:p><text:s text:c="3"/>2.89</text:p>
          </table:table-cell>
          <table:table-cell table:style-name="ce30" office:value-type="float" office:value="112803" calcext:value-type="float">
            <text:p>112,803</text:p>
          </table:table-cell>
          <table:table-cell table:style-name="ce57" office:value-type="float" office:value="5.82" calcext:value-type="float">
            <text:p><text:s text:c="3"/>5.82</text:p>
          </table:table-cell>
          <table:table-cell table:style-name="ce30" office:value-type="float" office:value="47427" calcext:value-type="float">
            <text:p>47,427</text:p>
          </table:table-cell>
          <table:table-cell table:style-name="ce57" office:value-type="float" office:value="2.45" calcext:value-type="float">
            <text:p><text:s text:c="3"/>2.45</text:p>
          </table:table-cell>
          <table:table-cell table:style-name="ce30" office:value-type="float" office:value="960982" calcext:value-type="float">
            <text:p>960,982</text:p>
          </table:table-cell>
          <table:table-cell table:style-name="ce30" office:value-type="float" office:value="948305" calcext:value-type="float">
            <text:p>948,305</text:p>
          </table:table-cell>
          <table:table-cell table:style-name="ce84" office:value-type="float" office:value="526148" calcext:value-type="float">
            <text:p>526,148</text:p>
          </table:table-cell>
          <table:table-cell table:style-name="ce91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6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6" office:value-type="float" office:value="6.6" calcext:value-type="float">
            <text:p>6.60</text:p>
          </table:table-cell>
          <table:table-cell table:style-name="ce68" office:value-type="float" office:value="2305" calcext:value-type="float">
            <text:p><text:s text:c="3"/>2,305</text:p>
          </table:table-cell>
          <table:table-cell table:style-name="ce56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6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6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3" office:value-type="float" office:value="520440" calcext:value-type="float">
            <text:p>520,440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6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6" office:value-type="float" office:value="7.78" calcext:value-type="float">
            <text:p>7.78</text:p>
          </table:table-cell>
          <table:table-cell table:style-name="ce68" office:value-type="float" office:value="3182" calcext:value-type="float">
            <text:p><text:s text:c="3"/>3,182</text:p>
          </table:table-cell>
          <table:table-cell table:style-name="ce56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6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3" office:value-type="float" office:value="521183" calcext:value-type="float">
            <text:p>521,183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6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6" office:value-type="float" office:value="7.36" calcext:value-type="float">
            <text:p>7.36</text:p>
          </table:table-cell>
          <table:table-cell table:style-name="ce68" office:value-type="float" office:value="4796" calcext:value-type="float">
            <text:p><text:s text:c="3"/>4,796</text:p>
          </table:table-cell>
          <table:table-cell table:style-name="ce56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6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3" office:value-type="float" office:value="521709" calcext:value-type="float">
            <text:p>521,709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6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6" office:value-type="float" office:value="6.78" calcext:value-type="float">
            <text:p>6.78</text:p>
          </table:table-cell>
          <table:table-cell table:style-name="ce68" office:value-type="float" office:value="4486" calcext:value-type="float">
            <text:p><text:s text:c="3"/>4,486</text:p>
          </table:table-cell>
          <table:table-cell table:style-name="ce56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6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6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83" office:value-type="float" office:value="522245" calcext:value-type="float">
            <text:p>522,245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103991" calcext:value-type="float">
            <text:p>8,103,991</text:p>
          </table:table-cell>
          <table:table-cell table:style-name="ce29" office:value-type="float" office:value="23252392" calcext:value-type="float">
            <text:p>23,252,392</text:p>
          </table:table-cell>
          <table:table-cell table:style-name="ce29" office:value-type="float" office:value="11651384" calcext:value-type="float">
            <text:p>11,651,384</text:p>
          </table:table-cell>
          <table:table-cell table:style-name="ce29" office:value-type="float" office:value="11601008" calcext:value-type="float">
            <text:p>11,601,008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56" office:value-type="float" office:value="9.42" calcext:value-type="float">
            <text:p>9.42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6" office:value-type="float" office:value="6.66" calcext:value-type="float">
            <text:p>6.66</text:p>
          </table:table-cell>
          <table:table-cell table:style-name="ce68" office:value-type="float" office:value="5422" calcext:value-type="float">
            <text:p><text:s text:c="3"/>5,422</text:p>
          </table:table-cell>
          <table:table-cell table:style-name="ce56" office:value-type="float" office:value="2.75" calcext:value-type="float">
            <text:p>2.7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56" office:value-type="float" office:value="5.4" calcext:value-type="float">
            <text:p>5.40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2.6" calcext:value-type="float">
            <text:p>2.60</text:p>
          </table:table-cell>
          <table:table-cell table:style-name="ce29" office:value-type="float" office:value="103777" calcext:value-type="float">
            <text:p>103,777</text:p>
          </table:table-cell>
          <table:table-cell table:style-name="ce29" office:value-type="float" office:value="101825" calcext:value-type="float">
            <text:p>101,825</text:p>
          </table:table-cell>
          <table:table-cell table:style-name="ce83" office:value-type="float" office:value="522942" calcext:value-type="float">
            <text:p>522,942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8114073" calcext:value-type="float">
            <text:p>8,114,073</text:p>
          </table:table-cell>
          <table:table-cell table:style-name="ce29" office:value-type="float" office:value="23261747" calcext:value-type="float">
            <text:p>23,261,747</text:p>
          </table:table-cell>
          <table:table-cell table:style-name="ce29" office:value-type="float" office:value="11654907" calcext:value-type="float">
            <text:p>11,654,907</text:p>
          </table:table-cell>
          <table:table-cell table:style-name="ce29" office:value-type="float" office:value="11606840" calcext:value-type="float">
            <text:p>11,606,840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6" office:value-type="float" office:value="10.22" calcext:value-type="float">
            <text:p>10.22</text:p>
          </table:table-cell>
          <table:table-cell table:style-name="ce29" office:value-type="float" office:value="11719" calcext:value-type="float">
            <text:p>11,719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4666" calcext:value-type="float">
            <text:p>4,666</text:p>
          </table:table-cell>
          <table:table-cell table:style-name="ce56" office:value-type="float" office:value="6.15" calcext:value-type="float">
            <text:p>6.15</text:p>
          </table:table-cell>
          <table:table-cell table:style-name="ce68" office:value-type="float" office:value="7763" calcext:value-type="float">
            <text:p><text:s text:c="3"/>7,763</text:p>
          </table:table-cell>
          <table:table-cell table:style-name="ce56" office:value-type="float" office:value="4.07" calcext:value-type="float">
            <text:p>4.07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56" office:value-type="float" office:value="5.53" calcext:value-type="float">
            <text:p>5.53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6" office:value-type="float" office:value="2.45" calcext:value-type="float">
            <text:p>2.45</text:p>
          </table:table-cell>
          <table:table-cell table:style-name="ce29" office:value-type="float" office:value="89886" calcext:value-type="float">
            <text:p>89,886</text:p>
          </table:table-cell>
          <table:table-cell table:style-name="ce29" office:value-type="float" office:value="88294" calcext:value-type="float">
            <text:p>88,294</text:p>
          </table:table-cell>
          <table:table-cell table:style-name="ce83" office:value-type="float" office:value="523498" calcext:value-type="float">
            <text:p>523,498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129272" calcext:value-type="float">
            <text:p>8,129,272</text:p>
          </table:table-cell>
          <table:table-cell table:style-name="ce29" office:value-type="float" office:value="23268372" calcext:value-type="float">
            <text:p>23,268,372</text:p>
          </table:table-cell>
          <table:table-cell table:style-name="ce29" office:value-type="float" office:value="11656497" calcext:value-type="float">
            <text:p>11,656,497</text:p>
          </table:table-cell>
          <table:table-cell table:style-name="ce29" office:value-type="float" office:value="11611875" calcext:value-type="float">
            <text:p>11,611,875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56" office:value-type="float" office:value="8.57" calcext:value-type="float">
            <text:p>8.57</text:p>
          </table:table-cell>
          <table:table-cell table:style-name="ce29" office:value-type="float" office:value="13576" calcext:value-type="float">
            <text:p>13,576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5386" calcext:value-type="float">
            <text:p>5,386</text:p>
          </table:table-cell>
          <table:table-cell table:style-name="ce56" office:value-type="float" office:value="6.89" calcext:value-type="float">
            <text:p>6.89</text:p>
          </table:table-cell>
          <table:table-cell table:style-name="ce68" office:value-type="float" office:value="3321" calcext:value-type="float">
            <text:p><text:s text:c="3"/>3,321</text:p>
          </table:table-cell>
          <table:table-cell table:style-name="ce56" office:value-type="float" office:value="1.69" calcext:value-type="float">
            <text:p>1.69</text:p>
          </table:table-cell>
          <table:table-cell table:style-name="ce29" office:value-type="float" office:value="12306" calcext:value-type="float">
            <text:p>12,306</text:p>
          </table:table-cell>
          <table:table-cell table:style-name="ce56" office:value-type="float" office:value="6.24" calcext:value-type="float">
            <text:p>6.24</text:p>
          </table:table-cell>
          <table:table-cell table:style-name="ce29" office:value-type="float" office:value="5189" calcext:value-type="float">
            <text:p>5,18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108129" calcext:value-type="float">
            <text:p>108,129</text:p>
          </table:table-cell>
          <table:table-cell table:style-name="ce29" office:value-type="float" office:value="104825" calcext:value-type="float">
            <text:p>104,825</text:p>
          </table:table-cell>
          <table:table-cell table:style-name="ce83" office:value-type="float" office:value="524059" calcext:value-type="float">
            <text:p>524,059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148406" calcext:value-type="float">
            <text:p>8,148,406</text:p>
          </table:table-cell>
          <table:table-cell table:style-name="ce29" office:value-type="float" office:value="23276441" calcext:value-type="float">
            <text:p>23,276,441</text:p>
          </table:table-cell>
          <table:table-cell table:style-name="ce29" office:value-type="float" office:value="11658899" calcext:value-type="float">
            <text:p>11,658,899</text:p>
          </table:table-cell>
          <table:table-cell table:style-name="ce29" office:value-type="float" office:value="11617542" calcext:value-type="float">
            <text:p>11,617,542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29" office:value-type="float" office:value="10020" calcext:value-type="float">
            <text:p>10,020</text:p>
          </table:table-cell>
          <table:table-cell table:style-name="ce29" office:value-type="float" office:value="9595" calcext:value-type="float">
            <text:p>9,595</text:p>
          </table:table-cell>
          <table:table-cell table:style-name="ce56" office:value-type="float" office:value="9.95" calcext:value-type="float">
            <text:p>9.95</text:p>
          </table:table-cell>
          <table:table-cell table:style-name="ce29" office:value-type="float" office:value="12726" calcext:value-type="float">
            <text:p>12,726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56" office:value-type="float" office:value="6.46" calcext:value-type="float">
            <text:p>6.46</text:p>
          </table:table-cell>
          <table:table-cell table:style-name="ce68" office:value-type="float" office:value="6889" calcext:value-type="float">
            <text:p><text:s text:c="3"/>6,889</text:p>
          </table:table-cell>
          <table:table-cell table:style-name="ce56" office:value-type="float" office:value="3.49" calcext:value-type="float">
            <text:p>3.49</text:p>
          </table:table-cell>
          <table:table-cell table:style-name="ce29" office:value-type="float" office:value="8045" calcext:value-type="float">
            <text:p>8,045</text:p>
          </table:table-cell>
          <table:table-cell table:style-name="ce56" office:value-type="float" office:value="4.08" calcext:value-type="float">
            <text:p>4.08</text:p>
          </table:table-cell>
          <table:table-cell table:style-name="ce29" office:value-type="float" office:value="4993" calcext:value-type="float">
            <text:p>4,993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14752" calcext:value-type="float">
            <text:p>114,752</text:p>
          </table:table-cell>
          <table:table-cell table:style-name="ce29" office:value-type="float" office:value="113572" calcext:value-type="float">
            <text:p>113,572</text:p>
          </table:table-cell>
          <table:table-cell table:style-name="ce83" office:value-type="float" office:value="524854" calcext:value-type="float">
            <text:p>524,854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167676" calcext:value-type="float">
            <text:p>8,167,676</text:p>
          </table:table-cell>
          <table:table-cell table:style-name="ce29" office:value-type="float" office:value="23282670" calcext:value-type="float">
            <text:p>23,282,670</text:p>
          </table:table-cell>
          <table:table-cell table:style-name="ce29" office:value-type="float" office:value="11660959" calcext:value-type="float">
            <text:p>11,660,959</text:p>
          </table:table-cell>
          <table:table-cell table:style-name="ce29" office:value-type="float" office:value="11621711" calcext:value-type="float">
            <text:p>11,621,711</text:p>
          </table:table-cell>
          <table:table-cell table:style-name="ce29" office:value-type="float" office:value="18908" calcext:value-type="float">
            <text:p>18,908</text:p>
          </table:table-cell>
          <table:table-cell table:style-name="ce29" office:value-type="float" office:value="9831" calcext:value-type="float">
            <text:p>9,831</text:p>
          </table:table-cell>
          <table:table-cell table:style-name="ce29" office:value-type="float" office:value="9077" calcext:value-type="float">
            <text:p>9,077</text:p>
          </table:table-cell>
          <table:table-cell table:style-name="ce56" office:value-type="float" office:value="9.91" calcext:value-type="float">
            <text:p>9.91</text:p>
          </table:table-cell>
          <table:table-cell table:style-name="ce29" office:value-type="float" office:value="11359" calcext:value-type="float">
            <text:p>11,359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4412" calcext:value-type="float">
            <text:p>4,412</text:p>
          </table:table-cell>
          <table:table-cell table:style-name="ce56" office:value-type="float" office:value="5.95" calcext:value-type="float">
            <text:p>5.95</text:p>
          </table:table-cell>
          <table:table-cell table:style-name="ce68" office:value-type="float" office:value="7549" calcext:value-type="float">
            <text:p><text:s text:c="3"/>7,549</text:p>
          </table:table-cell>
          <table:table-cell table:style-name="ce56" office:value-type="float" office:value="3.96" calcext:value-type="float">
            <text:p>3.96</text:p>
          </table:table-cell>
          <table:table-cell table:style-name="ce29" office:value-type="float" office:value="7924" calcext:value-type="float">
            <text:p>7,924</text:p>
          </table:table-cell>
          <table:table-cell table:style-name="ce56" office:value-type="float" office:value="4.15" calcext:value-type="float">
            <text:p>4.15</text:p>
          </table:table-cell>
          <table:table-cell table:style-name="ce29" office:value-type="float" office:value="4530" calcext:value-type="float">
            <text:p>4,530</text:p>
          </table:table-cell>
          <table:table-cell table:style-name="ce56" office:value-type="float" office:value="2.37" calcext:value-type="float">
            <text:p>2.37</text:p>
          </table:table-cell>
          <table:table-cell table:style-name="ce29" office:value-type="float" office:value="94126" calcext:value-type="float">
            <text:p>94,126</text:p>
          </table:table-cell>
          <table:table-cell table:style-name="ce29" office:value-type="float" office:value="95446" calcext:value-type="float">
            <text:p>95,446</text:p>
          </table:table-cell>
          <table:table-cell table:style-name="ce83" office:value-type="float" office:value="525539" calcext:value-type="float">
            <text:p>525,539</text:p>
          </table:table-cell>
          <table:table-cell table:style-name="ce9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172681" calcext:value-type="float">
            <text:p>8,172,681</text:p>
          </table:table-cell>
          <table:table-cell table:style-name="ce29" office:value-type="float" office:value="23293593" calcext:value-type="float">
            <text:p>23,293,593</text:p>
          </table:table-cell>
          <table:table-cell table:style-name="ce29" office:value-type="float" office:value="11665126" calcext:value-type="float">
            <text:p>11,665,126</text:p>
          </table:table-cell>
          <table:table-cell table:style-name="ce29" office:value-type="float" office:value="11628467" calcext:value-type="float">
            <text:p>11,628,467</text:p>
          </table:table-cell>
          <table:table-cell table:style-name="ce29" office:value-type="float" office:value="23398" calcext:value-type="float">
            <text:p>23,398</text:p>
          </table:table-cell>
          <table:table-cell table:style-name="ce29" office:value-type="float" office:value="12163" calcext:value-type="float">
            <text:p>12,163</text:p>
          </table:table-cell>
          <table:table-cell table:style-name="ce29" office:value-type="float" office:value="11235" calcext:value-type="float">
            <text:p>11,235</text:p>
          </table:table-cell>
          <table:table-cell table:style-name="ce56" office:value-type="float" office:value="11.86" calcext:value-type="float">
            <text:p>11.86</text:p>
          </table:table-cell>
          <table:table-cell table:style-name="ce29" office:value-type="float" office:value="13107" calcext:value-type="float">
            <text:p>13,107</text:p>
          </table:table-cell>
          <table:table-cell table:style-name="ce29" office:value-type="float" office:value="7860" calcext:value-type="float">
            <text:p>7,860</text:p>
          </table:table-cell>
          <table:table-cell table:style-name="ce29" office:value-type="float" office:value="5247" calcext:value-type="float">
            <text:p>5,247</text:p>
          </table:table-cell>
          <table:table-cell table:style-name="ce56" office:value-type="float" office:value="6.64" calcext:value-type="float">
            <text:p>6.64</text:p>
          </table:table-cell>
          <table:table-cell table:style-name="ce68" office:value-type="float" office:value="10291" calcext:value-type="float">
            <text:p><text:s text:c="3"/>10,291</text:p>
          </table:table-cell>
          <table:table-cell table:style-name="ce56" office:value-type="float" office:value="5.22" calcext:value-type="float">
            <text:p>5.22</text:p>
          </table:table-cell>
          <table:table-cell table:style-name="ce29" office:value-type="float" office:value="13797" calcext:value-type="float">
            <text:p>13,797</text:p>
          </table:table-cell>
          <table:table-cell table:style-name="ce56" office:value-type="float" office:value="6.99" calcext:value-type="float">
            <text:p>6.99</text:p>
          </table:table-cell>
          <table:table-cell table:style-name="ce29" office:value-type="float" office:value="5102" calcext:value-type="float">
            <text:p>5,102</text:p>
          </table:table-cell>
          <table:table-cell table:style-name="ce56" office:value-type="float" office:value="2.59" calcext:value-type="float">
            <text:p>2.59</text:p>
          </table:table-cell>
          <table:table-cell table:style-name="ce29" office:value-type="float" office:value="84014" calcext:value-type="float">
            <text:p>84,014</text:p>
          </table:table-cell>
          <table:table-cell table:style-name="ce29" office:value-type="float" office:value="83382" calcext:value-type="float">
            <text:p>83,382</text:p>
          </table:table-cell>
          <table:table-cell table:style-name="ce83" office:value-type="float" office:value="526148" calcext:value-type="float">
            <text:p>526,148</text:p>
          </table:table-cell>
          <table:table-cell table:style-name="ce91" table:number-columns-repeated="1001"/>
        </table:table-row>
        <table:table-row table:style-name="ro11">
          <table:table-cell table:style-name="ce10"/>
          <table:table-cell table:style-name="ce22"/>
          <table:table-cell table:style-name="ce31" table:number-columns-repeated="7"/>
          <table:table-cell table:style-name="ce58"/>
          <table:table-cell table:style-name="ce31" table:number-columns-repeated="3"/>
          <table:table-cell table:style-name="ce58"/>
          <table:table-cell table:style-name="ce69"/>
          <table:table-cell table:style-name="ce58"/>
          <table:table-cell table:style-name="ce31"/>
          <table:table-cell table:style-name="ce58"/>
          <table:table-cell table:style-name="ce73"/>
          <table:table-cell table:style-name="ce58" table:number-columns-repeated="2"/>
          <table:table-cell table:style-name="ce28"/>
          <table:table-cell table:style-name="ce85"/>
          <table:table-cell table:style-name="ce92" table:number-columns-repeated="1001"/>
        </table:table-row>
        <table:table-row table:style-name="ro12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5" calcext:value-type="float">
            <text:p>1.55</text:p>
          </table:table-cell>
          <table:table-cell table:style-name="ce32" office:value-type="float" office:value="0.38" calcext:value-type="float">
            <text:p>0.38</text:p>
          </table:table-cell>
          <table:table-cell table:style-name="ce32" office:value-type="float" office:value="0.22" calcext:value-type="float">
            <text:p>0.22</text:p>
          </table:table-cell>
          <table:table-cell table:style-name="ce32" office:value-type="float" office:value="0.54" calcext:value-type="float">
            <text:p>0.54</text:p>
          </table:table-cell>
          <table:table-cell table:style-name="ce32" office:value-type="float" office:value="36.54" calcext:value-type="float">
            <text:p>36.54</text:p>
          </table:table-cell>
          <table:table-cell table:style-name="ce32" office:value-type="float" office:value="35.93" calcext:value-type="float">
            <text:p>35.93</text:p>
          </table:table-cell>
          <table:table-cell table:style-name="ce32" office:value-type="float" office:value="37.21" calcext:value-type="float">
            <text:p>37.21</text:p>
          </table:table-cell>
          <table:table-cell table:style-name="ce32" office:value-type="float" office:value="3.16" calcext:value-type="float">
            <text:p>3.16</text:p>
          </table:table-cell>
          <table:table-cell table:style-name="ce32" office:value-type="float" office:value="13.18" calcext:value-type="float">
            <text:p>13.18</text:p>
          </table:table-cell>
          <table:table-cell table:style-name="ce32" office:value-type="float" office:value="11.43" calcext:value-type="float">
            <text:p>11.43</text:p>
          </table:table-cell>
          <table:table-cell table:style-name="ce32" office:value-type="float" office:value="15.9" calcext:value-type="float">
            <text:p>15.90</text:p>
          </table:table-cell>
          <table:table-cell table:style-name="ce32" office:value-type="float" office:value="0.76" calcext:value-type="float">
            <text:p>0.76</text:p>
          </table:table-cell>
          <table:table-cell table:style-name="ce32" office:value-type="float" office:value="85.26" calcext:value-type="float">
            <text:p>85.26</text:p>
          </table:table-cell>
          <table:table-cell table:style-name="ce32" office:value-type="float" office:value="2.4" calcext:value-type="float">
            <text:p>2.40</text:p>
          </table:table-cell>
          <table:table-cell table:style-name="ce32" office:value-type="float" office:value="-37.47" calcext:value-type="float">
            <text:p>－ <text:s text:c="2"/>37.47</text:p>
          </table:table-cell>
          <table:table-cell table:style-name="ce32" office:value-type="float" office:value="-4.21" calcext:value-type="float">
            <text:p>－ <text:s text:c="2"/>4.21</text:p>
          </table:table-cell>
          <table:table-cell table:style-name="ce32" office:value-type="float" office:value="8.3" calcext:value-type="float">
            <text:p>8.30</text:p>
          </table:table-cell>
          <table:table-cell table:style-name="ce32" office:value-type="float" office:value="0.2" calcext:value-type="float">
            <text:p>0.20</text:p>
          </table:table-cell>
          <table:table-cell table:style-name="ce32" office:value-type="float" office:value="3.48" calcext:value-type="float">
            <text:p>3.48</text:p>
          </table:table-cell>
          <table:table-cell table:style-name="ce32" office:value-type="float" office:value="5.43" calcext:value-type="float">
            <text:p>5.43</text:p>
          </table:table-cell>
          <table:table-cell table:style-name="ce86" office:value-type="float" office:value="1.41" calcext:value-type="float">
            <text:p>1.41</text:p>
          </table:table-cell>
          <table:table-cell table:style-name="ce90" table:number-columns-repeated="1001"/>
        </table:table-row>
        <table:table-row table:style-name="ro13">
          <table:table-cell table:style-name="ce12" office:value-type="string" calcext:value-type="string" table:number-columns-spanned="1" table:number-rows-spanned="2">
            <text:p>本年1~10月較上年1~10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4878" calcext:value-type="float">
            <text:p>124,878</text:p>
          </table:table-cell>
          <table:table-cell table:style-name="ce40" office:value-type="float" office:value="87988" calcext:value-type="float">
            <text:p>87,988</text:p>
          </table:table-cell>
          <table:table-cell table:style-name="ce40" office:value-type="float" office:value="25080" calcext:value-type="float">
            <text:p>25,080</text:p>
          </table:table-cell>
          <table:table-cell table:style-name="ce40" office:value-type="float" office:value="62908" calcext:value-type="float">
            <text:p>62,908</text:p>
          </table:table-cell>
          <table:table-cell table:style-name="ce47" office:value-type="float" office:value="26845" calcext:value-type="float">
            <text:p>26,845</text:p>
          </table:table-cell>
          <table:table-cell table:style-name="ce47" office:value-type="float" office:value="13739" calcext:value-type="float">
            <text:p>13,739</text:p>
          </table:table-cell>
          <table:table-cell table:style-name="ce47" office:value-type="float" office:value="13106" calcext:value-type="float">
            <text:p>13,106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2241" calcext:value-type="float">
            <text:p>2,241</text:p>
          </table:table-cell>
          <table:table-cell table:style-name="ce61" office:value-type="float" office:value="554" calcext:value-type="float">
            <text:p>554</text:p>
          </table:table-cell>
          <table:table-cell table:style-name="ce63" office:value-type="float" office:value="1687" calcext:value-type="float">
            <text:p>1,687</text:p>
          </table:table-cell>
          <table:table-cell table:style-name="ce59" office:value-type="string" calcext:value-type="string">
            <text:p>…</text:p>
          </table:table-cell>
          <table:table-cell table:style-name="ce40" office:value-type="float" office:value="24604" calcext:value-type="float">
            <text:p>24,604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15327" calcext:value-type="float">
            <text:p>－ 15,327</text:p>
          </table:table-cell>
          <table:table-cell table:style-name="ce59" office:value-type="string" calcext:value-type="string">
            <text:p>…</text:p>
          </table:table-cell>
          <table:table-cell table:style-name="ce61" office:value-type="float" office:value="-286" calcext:value-type="float">
            <text:p>－ <text:s text:c="2"/>286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20522" calcext:value-type="float">
            <text:p>－ 20,522</text:p>
          </table:table-cell>
          <table:table-cell table:style-name="ce47" office:value-type="float" office:value="-21117" calcext:value-type="float">
            <text:p>－ 21,117</text:p>
          </table:table-cell>
          <table:table-cell table:style-name="ce87" office:value-type="float" office:value="7319" calcext:value-type="float">
            <text:p>7,319</text:p>
          </table:table-cell>
          <table:table-cell table:style-name="ce90" table:number-columns-repeated="1001"/>
        </table:table-row>
        <table:table-row table:style-name="ro13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5" calcext:value-type="float">
            <text:p>1.55</text:p>
          </table:table-cell>
          <table:table-cell table:style-name="ce41" office:value-type="float" office:value="0.38" calcext:value-type="float">
            <text:p>0.38</text:p>
          </table:table-cell>
          <table:table-cell table:style-name="ce41" office:value-type="float" office:value="0.22" calcext:value-type="float">
            <text:p>0.22</text:p>
          </table:table-cell>
          <table:table-cell table:style-name="ce41" office:value-type="float" office:value="0.54" calcext:value-type="float">
            <text:p>0.54</text:p>
          </table:table-cell>
          <table:table-cell table:style-name="ce48" office:value-type="float" office:value="16.83" calcext:value-type="float">
            <text:p>16.83</text:p>
          </table:table-cell>
          <table:table-cell table:style-name="ce48" office:value-type="float" office:value="16.59" calcext:value-type="float">
            <text:p>16.59</text:p>
          </table:table-cell>
          <table:table-cell table:style-name="ce48" office:value-type="float" office:value="17.1" calcext:value-type="float">
            <text:p>17.10</text:p>
          </table:table-cell>
          <table:table-cell table:style-name="ce60" office:value-type="float" office:value="1.36" calcext:value-type="float">
            <text:p>1.36</text:p>
          </table:table-cell>
          <table:table-cell table:style-name="ce60" office:value-type="float" office:value="1.75" calcext:value-type="float">
            <text:p>1.75</text:p>
          </table:table-cell>
          <table:table-cell table:style-name="ce62" office:value-type="float" office:value="0.71" calcext:value-type="float">
            <text:p>0.71</text:p>
          </table:table-cell>
          <table:table-cell table:style-name="ce48" office:value-type="float" office:value="3.4" calcext:value-type="float">
            <text:p>3.40</text:p>
          </table:table-cell>
          <table:table-cell table:style-name="ce60" office:value-type="float" office:value="0.0900000000000007" calcext:value-type="float">
            <text:p>0.09</text:p>
          </table:table-cell>
          <table:table-cell table:style-name="ce48" office:value-type="float" office:value="78.36" calcext:value-type="float">
            <text:p>78.36</text:p>
          </table:table-cell>
          <table:table-cell table:style-name="ce60" office:value-type="float" office:value="1.26" calcext:value-type="float">
            <text:p>1.26</text:p>
          </table:table-cell>
          <table:table-cell table:style-name="ce62" office:value-type="float" office:value="-11.96" calcext:value-type="float">
            <text:p>－ <text:s/>11.96</text:p>
          </table:table-cell>
          <table:table-cell table:style-name="ce62" office:value-type="float" office:value="-0.819999999999999" calcext:value-type="float">
            <text:p>－ <text:s/>0.82</text:p>
          </table:table-cell>
          <table:table-cell table:style-name="ce48" office:value-type="float" office:value="-0.6" calcext:value-type="float">
            <text:p>－ 0.60</text:p>
          </table:table-cell>
          <table:table-cell table:style-name="ce60" office:value-type="float" office:value="-0.02" calcext:value-type="float">
            <text:p>－ <text:s text:c="2"/>0.02</text:p>
          </table:table-cell>
          <table:table-cell table:style-name="ce60" office:value-type="float" office:value="-2.09" calcext:value-type="float">
            <text:p>－ <text:s text:c="2"/>2.09</text:p>
          </table:table-cell>
          <table:table-cell table:style-name="ce60" office:value-type="float" office:value="-2.18" calcext:value-type="float">
            <text:p>－ <text:s text:c="2"/>2.18</text:p>
          </table:table-cell>
          <table:table-cell table:style-name="ce88" office:value-type="float" office:value="1.41067673549474" calcext:value-type="float">
            <text:p>1.41</text:p>
          </table:table-cell>
          <table:table-cell table:style-name="ce90" table:number-columns-repeated="1001"/>
        </table:table-row>
        <table:table-row table:style-name="ro7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4"/>
          <table:table-cell table:style-name="ce70"/>
          <table:table-cell table:number-columns-repeated="2"/>
          <table:table-cell table:style-name="ce64"/>
          <table:table-cell table:style-name="ce70"/>
          <table:table-cell table:number-columns-repeated="3"/>
          <table:table-cell table:style-name="ce89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11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4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7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0" table:default-cell-style-name="ce1"/>
        <table:table-column table:style-name="co20" table:number-columns-repeated="3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6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7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5">
          <table:table-cell table:number-columns-repeated="17"/>
          <table:table-cell table:style-name="ce131"/>
          <table:table-cell table:number-columns-repeated="1006"/>
        </table:table-row>
        <table:table-row table:style-name="ro16">
          <table:table-cell table:style-name="ce2" office:value-type="string" calcext:value-type="string" table:number-columns-spanned="22" table:number-rows-spanned="1">
            <text:p>民 國 101 年 10 月 戶 口 統 計 速 報 表 (續)</text:p>
          </table:table-cell>
          <table:covered-table-cell table:number-columns-repeated="14" table:style-name="ce2"/>
          <table:covered-table-cell table:style-name="ce129"/>
          <table:covered-table-cell table:style-name="ce2"/>
          <table:covered-table-cell table:style-name="ce90"/>
          <table:covered-table-cell table:style-name="ce2"/>
          <table:covered-table-cell table:number-columns-repeated="2" table:style-name="ce135"/>
          <table:covered-table-cell table:style-name="ce90"/>
          <table:table-cell table:number-columns-repeated="1002"/>
        </table:table-row>
        <table:table-row table:style-name="ro17">
          <table:table-cell table:style-name="ce94"/>
          <table:table-cell table:style-name="ce103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5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0"/>
          <table:table-cell table:style-name="ce65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4" office:value-type="string" calcext:value-type="string" table:number-columns-spanned="1" table:number-rows-spanned="4">
            <text:p>遷入</text:p>
            <text:p>人數</text:p>
          </table:table-cell>
          <table:table-cell table:style-name="ce74" office:value-type="string" calcext:value-type="string" table:number-columns-spanned="1" table:number-rows-spanned="4">
            <text:p>遷出</text:p>
            <text:p>人數</text:p>
          </table:table-cell>
          <table:table-cell table:style-name="ce77" office:value-type="string" calcext:value-type="string" table:number-columns-spanned="1" table:number-rows-spanned="4">
            <text:p>原住民</text:p>
            <text:p>人口數</text:p>
          </table:table-cell>
          <table:table-cell table:style-name="ce141"/>
          <table:table-cell table:number-columns-repeated="1001"/>
        </table:table-row>
        <table:table-row table:style-name="ro7">
          <table:table-cell table:style-name="ce95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0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2" office:value-type="string" calcext:value-type="string">
            <text:p>折合年</text:p>
          </table:table-cell>
          <table:table-cell table:style-name="ce117"/>
          <table:table-cell table:style-name="ce117" office:value-type="string" calcext:value-type="string">
            <text:p>折合年自</text:p>
          </table:table-cell>
          <table:table-cell table:style-name="ce117"/>
          <table:table-cell table:style-name="ce112" office:value-type="string" calcext:value-type="string">
            <text:p>折合年</text:p>
          </table:table-cell>
          <table:table-cell table:style-name="ce117"/>
          <table:table-cell table:style-name="ce112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8"/>
          <table:table-cell table:style-name="ce141"/>
          <table:table-cell table:number-columns-repeated="1001"/>
        </table:table-row>
        <table:table-row table:style-name="ro7">
          <table:covered-table-cell table:style-name="ce96"/>
          <table:covered-table-cell table:style-name="ce104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4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8"/>
          <table:table-cell table:style-name="ce142"/>
          <table:table-cell table:number-columns-repeated="1001"/>
        </table:table-row>
        <table:table-row table:style-name="ro7">
          <table:table-cell table:style-name="ce97"/>
          <table:table-cell table:style-name="ce105"/>
          <table:table-cell table:style-name="ce111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79"/>
          <table:table-cell table:style-name="ce143"/>
          <table:table-cell table:number-columns-repeated="1001"/>
        </table:table-row>
        <table:table-row table:style-name="ro18">
          <table:table-cell table:style-name="ce98" office:value-type="string" calcext:value-type="string">
            <text:p>總 <text:s text:c="7"/>計</text:p>
          </table:table-cell>
          <table:table-cell table:style-name="ce28" office:value-type="float" office:value="8172681" calcext:value-type="float">
            <text:p>8,172,681</text:p>
          </table:table-cell>
          <table:table-cell table:style-name="ce28" office:value-type="float" office:value="23293593" calcext:value-type="float">
            <text:p>23,293,593</text:p>
          </table:table-cell>
          <table:table-cell table:style-name="ce28" office:value-type="float" office:value="11665126" calcext:value-type="float">
            <text:p>11,665,126</text:p>
          </table:table-cell>
          <table:table-cell table:style-name="ce28" office:value-type="float" office:value="11628467" calcext:value-type="float">
            <text:p>11,628,467</text:p>
          </table:table-cell>
          <table:table-cell table:style-name="ce28" office:value-type="float" office:value="23398" calcext:value-type="float">
            <text:p>23,398</text:p>
          </table:table-cell>
          <table:table-cell table:style-name="ce28" office:value-type="float" office:value="12163" calcext:value-type="float">
            <text:p>12,163</text:p>
          </table:table-cell>
          <table:table-cell table:style-name="ce28" office:value-type="float" office:value="11235" calcext:value-type="float">
            <text:p>11,235</text:p>
          </table:table-cell>
          <table:table-cell table:style-name="ce113" office:value-type="float" office:value="11.86" calcext:value-type="float">
            <text:p><text:s text:c="3"/>11.86</text:p>
          </table:table-cell>
          <table:table-cell table:style-name="ce28" office:value-type="float" office:value="13107" calcext:value-type="float">
            <text:p>13,107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5247" calcext:value-type="float">
            <text:p>5,247</text:p>
          </table:table-cell>
          <table:table-cell table:style-name="ce113" office:value-type="float" office:value="6.64" calcext:value-type="float">
            <text:p><text:s text:c="3"/>6.64</text:p>
          </table:table-cell>
          <table:table-cell table:style-name="ce28" office:value-type="float" office:value="10291" calcext:value-type="float">
            <text:p>10,291</text:p>
          </table:table-cell>
          <table:table-cell table:style-name="ce125" office:value-type="float" office:value="5.22" calcext:value-type="float">
            <text:p><text:s text:c="4"/>5.22</text:p>
          </table:table-cell>
          <table:table-cell table:style-name="ce28" office:value-type="float" office:value="13797" calcext:value-type="float">
            <text:p>13,797</text:p>
          </table:table-cell>
          <table:table-cell table:style-name="ce113" office:value-type="float" office:value="6.99" calcext:value-type="float">
            <text:p><text:s text:c="3"/>6.99</text:p>
          </table:table-cell>
          <table:table-cell table:style-name="ce28" office:value-type="float" office:value="5102" calcext:value-type="float">
            <text:p>5,102</text:p>
          </table:table-cell>
          <table:table-cell table:style-name="ce113" office:value-type="float" office:value="2.59" calcext:value-type="float">
            <text:p><text:s text:c="3"/>2.59</text:p>
          </table:table-cell>
          <table:table-cell table:style-name="ce28" office:value-type="float" office:value="84014" calcext:value-type="float">
            <text:p>84,014</text:p>
          </table:table-cell>
          <table:table-cell table:style-name="ce28" office:value-type="float" office:value="83382" calcext:value-type="float">
            <text:p>83,382</text:p>
          </table:table-cell>
          <table:table-cell table:style-name="ce136" office:value-type="float" office:value="526148" calcext:value-type="float">
            <text:p>526,148</text:p>
          </table:table-cell>
          <table:table-cell table:number-columns-repeated="1002"/>
        </table:table-row>
        <table:table-row table:style-name="ro19">
          <table:table-cell table:style-name="ce99" office:value-type="string" calcext:value-type="string">
            <text:p>新 <text:s/>北 <text:s/>市</text:p>
          </table:table-cell>
          <table:table-cell table:style-name="ce30" office:value-type="float" office:value="1455601" calcext:value-type="float">
            <text:p>1,455,601</text:p>
          </table:table-cell>
          <table:table-cell table:style-name="ce30" office:value-type="float" office:value="3935072" calcext:value-type="float">
            <text:p>3,935,072</text:p>
          </table:table-cell>
          <table:table-cell table:style-name="ce30" office:value-type="float" office:value="1945232" calcext:value-type="float">
            <text:p>1,945,232</text:p>
          </table:table-cell>
          <table:table-cell table:style-name="ce30" office:value-type="float" office:value="1989840" calcext:value-type="float">
            <text:p>1,989,840</text:p>
          </table:table-cell>
          <table:table-cell table:style-name="ce30" office:value-type="float" office:value="4098" calcext:value-type="float">
            <text:p>4,098</text:p>
          </table:table-cell>
          <table:table-cell table:style-name="ce30" office:value-type="float" office:value="2107" calcext:value-type="float">
            <text:p>2,107</text:p>
          </table:table-cell>
          <table:table-cell table:style-name="ce30" office:value-type="float" office:value="1991" calcext:value-type="float">
            <text:p>1,991</text:p>
          </table:table-cell>
          <table:table-cell table:style-name="ce114" office:value-type="float" office:value="12.3" calcext:value-type="float">
            <text:p><text:s text:c="3"/>12.30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054" calcext:value-type="float">
            <text:p>1,054</text:p>
          </table:table-cell>
          <table:table-cell table:style-name="ce30" office:value-type="float" office:value="656" calcext:value-type="float">
            <text:p>656</text:p>
          </table:table-cell>
          <table:table-cell table:style-name="ce114" office:value-type="float" office:value="5.13" calcext:value-type="float">
            <text:p><text:s text:c="3"/>5.13</text:p>
          </table:table-cell>
          <table:table-cell table:style-name="ce30" office:value-type="float" office:value="2388" calcext:value-type="float">
            <text:p>2,388</text:p>
          </table:table-cell>
          <table:table-cell table:style-name="ce114" office:value-type="float" office:value="7.17" calcext:value-type="float">
            <text:p><text:s text:c="3"/>7.17</text:p>
          </table:table-cell>
          <table:table-cell table:style-name="ce30" office:value-type="float" office:value="2586" calcext:value-type="float">
            <text:p>2,586</text:p>
          </table:table-cell>
          <table:table-cell table:style-name="ce114" office:value-type="float" office:value="7.76" calcext:value-type="float">
            <text:p><text:s text:c="3"/>7.76</text:p>
          </table:table-cell>
          <table:table-cell table:style-name="ce30" office:value-type="float" office:value="947" calcext:value-type="float">
            <text:p>947</text:p>
          </table:table-cell>
          <table:table-cell table:style-name="ce114" office:value-type="float" office:value="2.84" calcext:value-type="float">
            <text:p><text:s text:c="3"/>2.84</text:p>
          </table:table-cell>
          <table:table-cell table:style-name="ce30" office:value-type="float" office:value="14633" calcext:value-type="float">
            <text:p>14,633</text:p>
          </table:table-cell>
          <table:table-cell table:style-name="ce30" office:value-type="float" office:value="15010" calcext:value-type="float">
            <text:p>15,010</text:p>
          </table:table-cell>
          <table:table-cell table:style-name="ce84" office:value-type="float" office:value="51756" calcext:value-type="float">
            <text:p>51,756</text:p>
          </table:table-cell>
          <table:table-cell table:number-columns-repeated="1002"/>
        </table:table-row>
        <table:table-row table:style-name="ro20">
          <table:table-cell table:style-name="ce99" office:value-type="string" calcext:value-type="string">
            <text:p>臺 <text:s/>北 <text:s/>市</text:p>
          </table:table-cell>
          <table:table-cell table:style-name="ce30" office:value-type="float" office:value="1015991" calcext:value-type="float">
            <text:p>1,015,991</text:p>
          </table:table-cell>
          <table:table-cell table:style-name="ce30" office:value-type="float" office:value="2668231" calcext:value-type="float">
            <text:p>2,668,231</text:p>
          </table:table-cell>
          <table:table-cell table:style-name="ce30" office:value-type="float" office:value="1283262" calcext:value-type="float">
            <text:p>1,283,262</text:p>
          </table:table-cell>
          <table:table-cell table:style-name="ce30" office:value-type="float" office:value="1384969" calcext:value-type="float">
            <text:p>1,384,969</text:p>
          </table:table-cell>
          <table:table-cell table:style-name="ce30" office:value-type="float" office:value="2972" calcext:value-type="float">
            <text:p>2,972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418" calcext:value-type="float">
            <text:p>1,418</text:p>
          </table:table-cell>
          <table:table-cell table:style-name="ce114" office:value-type="float" office:value="13.16" calcext:value-type="float">
            <text:p><text:s text:c="3"/>13.16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602" calcext:value-type="float">
            <text:p>602</text:p>
          </table:table-cell>
          <table:table-cell table:style-name="ce114" office:value-type="float" office:value="6.3" calcext:value-type="float">
            <text:p><text:s text:c="3"/>6.30</text:p>
          </table:table-cell>
          <table:table-cell table:style-name="ce30" office:value-type="float" office:value="1548" calcext:value-type="float">
            <text:p>1,548</text:p>
          </table:table-cell>
          <table:table-cell table:style-name="ce114" office:value-type="float" office:value="6.85" calcext:value-type="float">
            <text:p><text:s text:c="3"/>6.85</text:p>
          </table:table-cell>
          <table:table-cell table:style-name="ce30" office:value-type="float" office:value="1745" calcext:value-type="float">
            <text:p>1,745</text:p>
          </table:table-cell>
          <table:table-cell table:style-name="ce114" office:value-type="float" office:value="7.72" calcext:value-type="float">
            <text:p><text:s text:c="3"/>7.72</text:p>
          </table:table-cell>
          <table:table-cell table:style-name="ce30" office:value-type="float" office:value="560" calcext:value-type="float">
            <text:p>560</text:p>
          </table:table-cell>
          <table:table-cell table:style-name="ce114" office:value-type="float" office:value="2.48" calcext:value-type="float">
            <text:p><text:s text:c="3"/>2.48</text:p>
          </table:table-cell>
          <table:table-cell table:style-name="ce30" office:value-type="float" office:value="11946" calcext:value-type="float">
            <text:p>11,946</text:p>
          </table:table-cell>
          <table:table-cell table:style-name="ce30" office:value-type="float" office:value="11095" calcext:value-type="float">
            <text:p>11,095</text:p>
          </table:table-cell>
          <table:table-cell table:style-name="ce84" office:value-type="float" office:value="14725" calcext:value-type="float">
            <text:p>14,725</text:p>
          </table:table-cell>
          <table:table-cell table:number-columns-repeated="1002"/>
        </table:table-row>
        <table:table-row table:style-name="ro20">
          <table:table-cell table:style-name="ce99" office:value-type="string" calcext:value-type="string">
            <text:p>臺 <text:s/>中 <text:s/>市</text:p>
          </table:table-cell>
          <table:table-cell table:style-name="ce30" office:value-type="float" office:value="881529" calcext:value-type="float">
            <text:p>881,529</text:p>
          </table:table-cell>
          <table:table-cell table:style-name="ce30" office:value-type="float" office:value="2681041" calcext:value-type="float">
            <text:p>2,681,041</text:p>
          </table:table-cell>
          <table:table-cell table:style-name="ce30" office:value-type="float" office:value="1331586" calcext:value-type="float">
            <text:p>1,331,586</text:p>
          </table:table-cell>
          <table:table-cell table:style-name="ce30" office:value-type="float" office:value="1349455" calcext:value-type="float">
            <text:p>1,349,455</text:p>
          </table:table-cell>
          <table:table-cell table:style-name="ce30" office:value-type="float" office:value="2972" calcext:value-type="float">
            <text:p>2,972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462" calcext:value-type="float">
            <text:p>1,462</text:p>
          </table:table-cell>
          <table:table-cell table:style-name="ce114" office:value-type="float" office:value="13.09" calcext:value-type="float">
            <text:p><text:s text:c="3"/>13.09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526" calcext:value-type="float">
            <text:p>526</text:p>
          </table:table-cell>
          <table:table-cell table:style-name="ce114" office:value-type="float" office:value="5.6" calcext:value-type="float">
            <text:p><text:s text:c="3"/>5.60</text:p>
          </table:table-cell>
          <table:table-cell table:style-name="ce30" office:value-type="float" office:value="1700" calcext:value-type="float">
            <text:p>1,700</text:p>
          </table:table-cell>
          <table:table-cell table:style-name="ce114" office:value-type="float" office:value="7.49" calcext:value-type="float">
            <text:p><text:s text:c="3"/>7.49</text:p>
          </table:table-cell>
          <table:table-cell table:style-name="ce30" office:value-type="float" office:value="1700" calcext:value-type="float">
            <text:p>1,700</text:p>
          </table:table-cell>
          <table:table-cell table:style-name="ce114" office:value-type="float" office:value="7.49" calcext:value-type="float">
            <text:p><text:s text:c="3"/>7.49</text:p>
          </table:table-cell>
          <table:table-cell table:style-name="ce30" office:value-type="float" office:value="577" calcext:value-type="float">
            <text:p>577</text:p>
          </table:table-cell>
          <table:table-cell table:style-name="ce114" office:value-type="float" office:value="2.54" calcext:value-type="float">
            <text:p><text:s text:c="3"/>2.54</text:p>
          </table:table-cell>
          <table:table-cell table:style-name="ce30" office:value-type="float" office:value="10662" calcext:value-type="float">
            <text:p>10,662</text:p>
          </table:table-cell>
          <table:table-cell table:style-name="ce30" office:value-type="float" office:value="10493" calcext:value-type="float">
            <text:p>10,493</text:p>
          </table:table-cell>
          <table:table-cell table:style-name="ce84" office:value-type="float" office:value="29651" calcext:value-type="float">
            <text:p>29,651</text:p>
          </table:table-cell>
          <table:table-cell table:number-columns-repeated="1002"/>
        </table:table-row>
        <table:table-row table:style-name="ro20">
          <table:table-cell table:style-name="ce99" office:value-type="string" calcext:value-type="string">
            <text:p>臺 <text:s/>南 <text:s/>市</text:p>
          </table:table-cell>
          <table:table-cell table:style-name="ce30" office:value-type="float" office:value="655442" calcext:value-type="float">
            <text:p>655,442</text:p>
          </table:table-cell>
          <table:table-cell table:style-name="ce30" office:value-type="float" office:value="1880360" calcext:value-type="float">
            <text:p>1,880,360</text:p>
          </table:table-cell>
          <table:table-cell table:style-name="ce30" office:value-type="float" office:value="944569" calcext:value-type="float">
            <text:p>944,569</text:p>
          </table:table-cell>
          <table:table-cell table:style-name="ce30" office:value-type="float" office:value="935791" calcext:value-type="float">
            <text:p>935,791</text:p>
          </table:table-cell>
          <table:table-cell table:style-name="ce30" office:value-type="float" office:value="1840" calcext:value-type="float">
            <text:p>1,840</text:p>
          </table:table-cell>
          <table:table-cell table:style-name="ce30" office:value-type="float" office:value="968" calcext:value-type="float">
            <text:p>968</text:p>
          </table:table-cell>
          <table:table-cell table:style-name="ce30" office:value-type="float" office:value="872" calcext:value-type="float">
            <text:p>872</text:p>
          </table:table-cell>
          <table:table-cell table:style-name="ce114" office:value-type="float" office:value="11.56" calcext:value-type="float">
            <text:p><text:s text:c="3"/>11.56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497" calcext:value-type="float">
            <text:p>497</text:p>
          </table:table-cell>
          <table:table-cell table:style-name="ce114" office:value-type="float" office:value="7.51" calcext:value-type="float">
            <text:p><text:s text:c="3"/>7.51</text:p>
          </table:table-cell>
          <table:table-cell table:style-name="ce30" office:value-type="float" office:value="644" calcext:value-type="float">
            <text:p>644</text:p>
          </table:table-cell>
          <table:table-cell table:style-name="ce126" office:value-type="float" office:value="4.04" calcext:value-type="float">
            <text:p><text:s text:c="4"/>4.04</text:p>
          </table:table-cell>
          <table:table-cell table:style-name="ce30" office:value-type="float" office:value="1035" calcext:value-type="float">
            <text:p>1,035</text:p>
          </table:table-cell>
          <table:table-cell table:style-name="ce114" office:value-type="float" office:value="6.5" calcext:value-type="float">
            <text:p><text:s text:c="3"/>6.50</text:p>
          </table:table-cell>
          <table:table-cell table:style-name="ce30" office:value-type="float" office:value="409" calcext:value-type="float">
            <text:p>409</text:p>
          </table:table-cell>
          <table:table-cell table:style-name="ce114" office:value-type="float" office:value="2.57" calcext:value-type="float">
            <text:p><text:s text:c="3"/>2.57</text:p>
          </table:table-cell>
          <table:table-cell table:style-name="ce30" office:value-type="float" office:value="5995" calcext:value-type="float">
            <text:p>5,995</text:p>
          </table:table-cell>
          <table:table-cell table:style-name="ce30" office:value-type="float" office:value="5923" calcext:value-type="float">
            <text:p>5,923</text:p>
          </table:table-cell>
          <table:table-cell table:style-name="ce84" office:value-type="float" office:value="6380" calcext:value-type="float">
            <text:p>6,380</text:p>
          </table:table-cell>
          <table:table-cell table:number-columns-repeated="1002"/>
        </table:table-row>
        <table:table-row table:style-name="ro20">
          <table:table-cell table:style-name="ce99" office:value-type="string" calcext:value-type="string">
            <text:p>高 <text:s/>雄 <text:s/>市</text:p>
          </table:table-cell>
          <table:table-cell table:style-name="ce30" office:value-type="float" office:value="1045437" calcext:value-type="float">
            <text:p>1,045,437</text:p>
          </table:table-cell>
          <table:table-cell table:style-name="ce30" office:value-type="float" office:value="2777128" calcext:value-type="float">
            <text:p>2,777,128</text:p>
          </table:table-cell>
          <table:table-cell table:style-name="ce30" office:value-type="float" office:value="1387672" calcext:value-type="float">
            <text:p>1,387,672</text:p>
          </table:table-cell>
          <table:table-cell table:style-name="ce30" office:value-type="float" office:value="1389456" calcext:value-type="float">
            <text:p>1,389,456</text:p>
          </table:table-cell>
          <table:table-cell table:style-name="ce30" office:value-type="float" office:value="2574" calcext:value-type="float">
            <text:p>2,574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0" office:value-type="float" office:value="1227" calcext:value-type="float">
            <text:p>1,227</text:p>
          </table:table-cell>
          <table:table-cell table:style-name="ce114" office:value-type="float" office:value="10.94" calcext:value-type="float">
            <text:p><text:s text:c="3"/>10.94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992" calcext:value-type="float">
            <text:p>992</text:p>
          </table:table-cell>
          <table:table-cell table:style-name="ce30" office:value-type="float" office:value="626" calcext:value-type="float">
            <text:p>626</text:p>
          </table:table-cell>
          <table:table-cell table:style-name="ce114" office:value-type="float" office:value="6.88" calcext:value-type="float">
            <text:p><text:s text:c="3"/>6.88</text:p>
          </table:table-cell>
          <table:table-cell table:style-name="ce30" office:value-type="float" office:value="956" calcext:value-type="float">
            <text:p>956</text:p>
          </table:table-cell>
          <table:table-cell table:style-name="ce126" office:value-type="float" office:value="4.06" calcext:value-type="float">
            <text:p><text:s text:c="4"/>4.06</text:p>
          </table:table-cell>
          <table:table-cell table:style-name="ce30" office:value-type="float" office:value="1472" calcext:value-type="float">
            <text:p>1,472</text:p>
          </table:table-cell>
          <table:table-cell table:style-name="ce114" office:value-type="float" office:value="6.26" calcext:value-type="float">
            <text:p><text:s text:c="3"/>6.26</text:p>
          </table:table-cell>
          <table:table-cell table:style-name="ce30" office:value-type="float" office:value="671" calcext:value-type="float">
            <text:p>671</text:p>
          </table:table-cell>
          <table:table-cell table:style-name="ce114" office:value-type="float" office:value="2.85" calcext:value-type="float">
            <text:p><text:s text:c="3"/>2.85</text:p>
          </table:table-cell>
          <table:table-cell table:style-name="ce30" office:value-type="float" office:value="10220" calcext:value-type="float">
            <text:p>10,220</text:p>
          </table:table-cell>
          <table:table-cell table:style-name="ce30" office:value-type="float" office:value="10598" calcext:value-type="float">
            <text:p>10,598</text:p>
          </table:table-cell>
          <table:table-cell table:style-name="ce84" office:value-type="float" office:value="31093" calcext:value-type="float">
            <text:p>31,093</text:p>
          </table:table-cell>
          <table:table-cell table:number-columns-repeated="1002"/>
        </table:table-row>
        <table:table-row table:style-name="ro21">
          <table:table-cell table:style-name="ce99" office:value-type="string" calcext:value-type="string">
            <text:p><text:s/>臺 <text:s/>灣 <text:s/>省 </text:p>
          </table:table-cell>
          <table:table-cell table:style-name="ce30" office:value-type="float" office:value="3081245" calcext:value-type="float">
            <text:p>3,081,245</text:p>
          </table:table-cell>
          <table:table-cell table:style-name="ce30" office:value-type="float" office:value="9228928" calcext:value-type="float">
            <text:p>9,228,928</text:p>
          </table:table-cell>
          <table:table-cell table:style-name="ce30" office:value-type="float" office:value="4710127" calcext:value-type="float">
            <text:p>4,710,127</text:p>
          </table:table-cell>
          <table:table-cell table:style-name="ce30" office:value-type="float" office:value="4518801" calcext:value-type="float">
            <text:p>4,518,801</text:p>
          </table:table-cell>
          <table:table-cell table:style-name="ce30" office:value-type="float" office:value="8778" calcext:value-type="float">
            <text:p>8,778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4187" calcext:value-type="float">
            <text:p>4,187</text:p>
          </table:table-cell>
          <table:table-cell table:style-name="ce114" office:value-type="float" office:value="11.23" calcext:value-type="float">
            <text:p><text:s text:c="3"/>11.23</text:p>
          </table:table-cell>
          <table:table-cell table:style-name="ce30" office:value-type="float" office:value="5829" calcext:value-type="float">
            <text:p>5,829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0" office:value-type="float" office:value="2324" calcext:value-type="float">
            <text:p>2,324</text:p>
          </table:table-cell>
          <table:table-cell table:style-name="ce114" office:value-type="float" office:value="7.46" calcext:value-type="float">
            <text:p><text:s text:c="3"/>7.46</text:p>
          </table:table-cell>
          <table:table-cell table:style-name="ce30" office:value-type="float" office:value="2949" calcext:value-type="float">
            <text:p>2,949</text:p>
          </table:table-cell>
          <table:table-cell table:style-name="ce126" office:value-type="float" office:value="3.77" calcext:value-type="float">
            <text:p><text:s text:c="4"/>3.77</text:p>
          </table:table-cell>
          <table:table-cell table:style-name="ce30" office:value-type="float" office:value="5203" calcext:value-type="float">
            <text:p>5,203</text:p>
          </table:table-cell>
          <table:table-cell table:style-name="ce114" office:value-type="float" office:value="6.66" calcext:value-type="float">
            <text:p><text:s text:c="3"/>6.66</text:p>
          </table:table-cell>
          <table:table-cell table:style-name="ce30" office:value-type="float" office:value="1931" calcext:value-type="float">
            <text:p>1,931</text:p>
          </table:table-cell>
          <table:table-cell table:style-name="ce114" office:value-type="float" office:value="2.47" calcext:value-type="float">
            <text:p><text:s text:c="3"/>2.47</text:p>
          </table:table-cell>
          <table:table-cell table:style-name="ce30" office:value-type="float" office:value="29203" calcext:value-type="float">
            <text:p>29,203</text:p>
          </table:table-cell>
          <table:table-cell table:style-name="ce30" office:value-type="float" office:value="29847" calcext:value-type="float">
            <text:p>29,847</text:p>
          </table:table-cell>
          <table:table-cell table:style-name="ce84" office:value-type="float" office:value="391728" calcext:value-type="float">
            <text:p>391,728</text:p>
          </table:table-cell>
          <table:table-cell table:number-columns-repeated="1002"/>
        </table:table-row>
        <table:table-row table:style-name="ro22">
          <table:table-cell table:style-name="ce100" office:value-type="string" calcext:value-type="string">
            <text:p>宜 蘭 縣</text:p>
          </table:table-cell>
          <table:table-cell table:style-name="ce106" office:value-type="float" office:value="158642" calcext:value-type="float">
            <text:p><text:s text:c="3"/>158,642</text:p>
          </table:table-cell>
          <table:table-cell table:style-name="ce106" office:value-type="float" office:value="458438" calcext:value-type="float">
            <text:p><text:s text:c="3"/>458,438</text:p>
          </table:table-cell>
          <table:table-cell table:style-name="ce106" office:value-type="float" office:value="233207" calcext:value-type="float">
            <text:p><text:s text:c="3"/>233,207</text:p>
          </table:table-cell>
          <table:table-cell table:style-name="ce106" office:value-type="float" office:value="225231" calcext:value-type="float">
            <text:p><text:s text:c="3"/>225,231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90" calcext:value-type="float">
            <text:p>190</text:p>
          </table:table-cell>
          <table:table-cell table:style-name="ce115" office:value-type="float" office:value="10.2" calcext:value-type="float">
            <text:p><text:s text:c="3"/>10.20</text:p>
          </table:table-cell>
          <table:table-cell table:style-name="ce106" office:value-type="float" office:value="322" calcext:value-type="float">
            <text:p><text:s text:c="3"/>322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30" calcext:value-type="float">
            <text:p>130</text:p>
          </table:table-cell>
          <table:table-cell table:style-name="ce115" office:value-type="float" office:value="8.29" calcext:value-type="float">
            <text:p><text:s text:c="3"/>8.29</text:p>
          </table:table-cell>
          <table:table-cell table:style-name="ce118" office:value-type="float" office:value="74" calcext:value-type="float">
            <text:p><text:s text:c="3"/>74</text:p>
          </table:table-cell>
          <table:table-cell table:style-name="ce127" office:value-type="float" office:value="1.91" calcext:value-type="float">
            <text:p><text:s text:c="4"/>1.91</text:p>
          </table:table-cell>
          <table:table-cell table:style-name="ce106" office:value-type="float" office:value="247" calcext:value-type="float">
            <text:p><text:s text:c="3"/>247</text:p>
          </table:table-cell>
          <table:table-cell table:style-name="ce115" office:value-type="float" office:value="6.36" calcext:value-type="float">
            <text:p><text:s text:c="3"/>6.36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style-name="ce115" office:value-type="float" office:value="1.96" calcext:value-type="float">
            <text:p><text:s text:c="3"/>1.96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884" calcext:value-type="float">
            <text:p>1,884</text:p>
          </table:table-cell>
          <table:table-cell table:style-name="ce137" office:value-type="float" office:value="15846" calcext:value-type="float">
            <text:p><text:s text:c="3"/>15,846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桃 園 縣</text:p>
          </table:table-cell>
          <table:table-cell table:style-name="ce106" office:value-type="float" office:value="699989" calcext:value-type="float">
            <text:p><text:s text:c="3"/>699,989</text:p>
          </table:table-cell>
          <table:table-cell table:style-name="ce106" office:value-type="float" office:value="2027097" calcext:value-type="float">
            <text:p><text:s text:c="3"/>2,027,097</text:p>
          </table:table-cell>
          <table:table-cell table:style-name="ce106" office:value-type="float" office:value="1019473" calcext:value-type="float">
            <text:p><text:s text:c="3"/>1,019,473</text:p>
          </table:table-cell>
          <table:table-cell table:style-name="ce106" office:value-type="float" office:value="1007624" calcext:value-type="float">
            <text:p><text:s text:c="3"/>1,007,624</text:p>
          </table:table-cell>
          <table:table-cell table:style-name="ce106" office:value-type="float" office:value="2000" calcext:value-type="float">
            <text:p><text:s text:c="3"/>2,000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974" calcext:value-type="float">
            <text:p>974</text:p>
          </table:table-cell>
          <table:table-cell table:style-name="ce115" office:value-type="float" office:value="11.65" calcext:value-type="float">
            <text:p><text:s text:c="3"/>11.65</text:p>
          </table:table-cell>
          <table:table-cell table:style-name="ce106" office:value-type="float" office:value="894" calcext:value-type="float">
            <text:p><text:s text:c="3"/>894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337" calcext:value-type="float">
            <text:p>337</text:p>
          </table:table-cell>
          <table:table-cell table:style-name="ce115" office:value-type="float" office:value="5.21" calcext:value-type="float">
            <text:p><text:s text:c="3"/>5.21</text:p>
          </table:table-cell>
          <table:table-cell table:style-name="ce119" office:value-type="float" office:value="1106" calcext:value-type="float">
            <text:p><text:s text:c="3"/>1,106</text:p>
          </table:table-cell>
          <table:table-cell table:style-name="ce127" office:value-type="float" office:value="6.44" calcext:value-type="float">
            <text:p><text:s text:c="4"/>6.44</text:p>
          </table:table-cell>
          <table:table-cell table:style-name="ce106" office:value-type="float" office:value="1316" calcext:value-type="float">
            <text:p><text:s text:c="3"/>1,316</text:p>
          </table:table-cell>
          <table:table-cell table:style-name="ce115" office:value-type="float" office:value="7.67" calcext:value-type="float">
            <text:p><text:s text:c="3"/>7.67</text:p>
          </table:table-cell>
          <table:table-cell table:style-name="ce106" office:value-type="float" office:value="518" calcext:value-type="float">
            <text:p><text:s text:c="3"/>518</text:p>
          </table:table-cell>
          <table:table-cell table:style-name="ce115" office:value-type="float" office:value="3.02" calcext:value-type="float">
            <text:p><text:s text:c="3"/>3.02</text:p>
          </table:table-cell>
          <table:table-cell table:style-name="ce29" office:value-type="float" office:value="7639" calcext:value-type="float">
            <text:p>7,639</text:p>
          </table:table-cell>
          <table:table-cell table:style-name="ce29" office:value-type="float" office:value="7364" calcext:value-type="float">
            <text:p>7,364</text:p>
          </table:table-cell>
          <table:table-cell table:style-name="ce137" office:value-type="float" office:value="62547" calcext:value-type="float">
            <text:p><text:s text:c="3"/>62,547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新 竹 縣</text:p>
          </table:table-cell>
          <table:table-cell table:style-name="ce106" office:value-type="float" office:value="169905" calcext:value-type="float">
            <text:p><text:s text:c="3"/>169,905</text:p>
          </table:table-cell>
          <table:table-cell table:style-name="ce106" office:value-type="float" office:value="522855" calcext:value-type="float">
            <text:p><text:s text:c="3"/>522,855</text:p>
          </table:table-cell>
          <table:table-cell table:style-name="ce106" office:value-type="float" office:value="268261" calcext:value-type="float">
            <text:p><text:s text:c="3"/>268,261</text:p>
          </table:table-cell>
          <table:table-cell table:style-name="ce106" office:value-type="float" office:value="254594" calcext:value-type="float">
            <text:p><text:s text:c="3"/>254,594</text:p>
          </table:table-cell>
          <table:table-cell table:style-name="ce106" office:value-type="float" office:value="585" calcext:value-type="float">
            <text:p><text:s text:c="3"/>585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91" calcext:value-type="float">
            <text:p>291</text:p>
          </table:table-cell>
          <table:table-cell table:style-name="ce115" office:value-type="float" office:value="13.22" calcext:value-type="float">
            <text:p><text:s text:c="3"/>13.22</text:p>
          </table:table-cell>
          <table:table-cell table:style-name="ce106" office:value-type="float" office:value="299" calcext:value-type="float">
            <text:p><text:s text:c="3"/>299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11" calcext:value-type="float">
            <text:p>111</text:p>
          </table:table-cell>
          <table:table-cell table:style-name="ce115" office:value-type="float" office:value="6.75" calcext:value-type="float">
            <text:p><text:s text:c="3"/>6.75</text:p>
          </table:table-cell>
          <table:table-cell table:style-name="ce119" office:value-type="float" office:value="286" calcext:value-type="float">
            <text:p><text:s text:c="3"/>286</text:p>
          </table:table-cell>
          <table:table-cell table:style-name="ce127" office:value-type="float" office:value="6.46" calcext:value-type="float">
            <text:p><text:s text:c="4"/>6.46</text:p>
          </table:table-cell>
          <table:table-cell table:style-name="ce106" office:value-type="float" office:value="307" calcext:value-type="float">
            <text:p><text:s text:c="3"/>307</text:p>
          </table:table-cell>
          <table:table-cell table:style-name="ce115" office:value-type="float" office:value="6.94" calcext:value-type="float">
            <text:p><text:s text:c="3"/>6.94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style-name="ce115" office:value-type="float" office:value="2.89" calcext:value-type="float">
            <text:p><text:s text:c="3"/>2.89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1761" calcext:value-type="float">
            <text:p>1,761</text:p>
          </table:table-cell>
          <table:table-cell table:style-name="ce137" office:value-type="float" office:value="20268" calcext:value-type="float">
            <text:p><text:s text:c="3"/>20,268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苗 栗 縣</text:p>
          </table:table-cell>
          <table:table-cell table:style-name="ce106" office:value-type="float" office:value="177990" calcext:value-type="float">
            <text:p><text:s text:c="3"/>177,990</text:p>
          </table:table-cell>
          <table:table-cell table:style-name="ce106" office:value-type="float" office:value="563300" calcext:value-type="float">
            <text:p><text:s text:c="3"/>563,300</text:p>
          </table:table-cell>
          <table:table-cell table:style-name="ce106" office:value-type="float" office:value="291338" calcext:value-type="float">
            <text:p><text:s text:c="3"/>291,338</text:p>
          </table:table-cell>
          <table:table-cell table:style-name="ce106" office:value-type="float" office:value="271962" calcext:value-type="float">
            <text:p><text:s text:c="3"/>271,962</text:p>
          </table:table-cell>
          <table:table-cell table:style-name="ce106" office:value-type="float" office:value="591" calcext:value-type="float">
            <text:p><text:s text:c="3"/>591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304" calcext:value-type="float">
            <text:p>304</text:p>
          </table:table-cell>
          <table:table-cell table:style-name="ce115" office:value-type="float" office:value="12.39" calcext:value-type="float">
            <text:p><text:s text:c="3"/>12.39</text:p>
          </table:table-cell>
          <table:table-cell table:style-name="ce106" office:value-type="float" office:value="379" calcext:value-type="float">
            <text:p><text:s text:c="3"/>379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48" calcext:value-type="float">
            <text:p>148</text:p>
          </table:table-cell>
          <table:table-cell table:style-name="ce115" office:value-type="float" office:value="7.95" calcext:value-type="float">
            <text:p><text:s text:c="3"/>7.95</text:p>
          </table:table-cell>
          <table:table-cell table:style-name="ce119" office:value-type="float" office:value="212" calcext:value-type="float">
            <text:p><text:s text:c="3"/>212</text:p>
          </table:table-cell>
          <table:table-cell table:style-name="ce127" office:value-type="float" office:value="4.44" calcext:value-type="float">
            <text:p><text:s text:c="4"/>4.44</text:p>
          </table:table-cell>
          <table:table-cell table:style-name="ce106" office:value-type="float" office:value="328" calcext:value-type="float">
            <text:p><text:s text:c="3"/>328</text:p>
          </table:table-cell>
          <table:table-cell table:style-name="ce115" office:value-type="float" office:value="6.88" calcext:value-type="float">
            <text:p><text:s text:c="3"/>6.88</text:p>
          </table:table-cell>
          <table:table-cell table:style-name="ce106" office:value-type="float" office:value="85" calcext:value-type="float">
            <text:p><text:s text:c="3"/>85</text:p>
          </table:table-cell>
          <table:table-cell table:style-name="ce115" office:value-type="float" office:value="1.78" calcext:value-type="float">
            <text:p><text:s text:c="3"/>1.78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301" calcext:value-type="float">
            <text:p>1,301</text:p>
          </table:table-cell>
          <table:table-cell table:style-name="ce137" office:value-type="float" office:value="10791" calcext:value-type="float">
            <text:p><text:s text:c="3"/>10,791</text:p>
          </table:table-cell>
          <table:table-cell table:number-columns-repeated="1002"/>
        </table:table-row>
        <table:table-row table:style-name="ro24">
          <table:table-cell table:style-name="ce100" office:value-type="string" calcext:value-type="string">
            <text:p>彰 化 縣</text:p>
          </table:table-cell>
          <table:table-cell table:style-name="ce106" office:value-type="float" office:value="371857" calcext:value-type="float">
            <text:p><text:s text:c="3"/>371,857</text:p>
          </table:table-cell>
          <table:table-cell table:style-name="ce106" office:value-type="float" office:value="1299606" calcext:value-type="float">
            <text:p><text:s text:c="3"/>1,299,606</text:p>
          </table:table-cell>
          <table:table-cell table:style-name="ce106" office:value-type="float" office:value="665829" calcext:value-type="float">
            <text:p><text:s text:c="3"/>665,829</text:p>
          </table:table-cell>
          <table:table-cell table:style-name="ce106" office:value-type="float" office:value="633777" calcext:value-type="float">
            <text:p><text:s text:c="3"/>633,777</text:p>
          </table:table-cell>
          <table:table-cell table:style-name="ce106" office:value-type="float" office:value="1422" calcext:value-type="float">
            <text:p><text:s text:c="3"/>1,422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646" calcext:value-type="float">
            <text:p>646</text:p>
          </table:table-cell>
          <table:table-cell table:style-name="ce115" office:value-type="float" office:value="12.92" calcext:value-type="float">
            <text:p><text:s text:c="3"/>12.92</text:p>
          </table:table-cell>
          <table:table-cell table:style-name="ce106" office:value-type="float" office:value="769" calcext:value-type="float">
            <text:p><text:s text:c="3"/>769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24" calcext:value-type="float">
            <text:p>324</text:p>
          </table:table-cell>
          <table:table-cell table:style-name="ce115" office:value-type="float" office:value="6.99" calcext:value-type="float">
            <text:p><text:s text:c="3"/>6.99</text:p>
          </table:table-cell>
          <table:table-cell table:style-name="ce120" office:value-type="float" office:value="653" calcext:value-type="float">
            <text:p><text:s text:c="3"/>653</text:p>
          </table:table-cell>
          <table:table-cell table:style-name="ce127" office:value-type="float" office:value="5.93" calcext:value-type="float">
            <text:p><text:s text:c="4"/>5.93</text:p>
          </table:table-cell>
          <table:table-cell table:style-name="ce106" office:value-type="float" office:value="736" calcext:value-type="float">
            <text:p><text:s text:c="3"/>736</text:p>
          </table:table-cell>
          <table:table-cell table:style-name="ce115" office:value-type="float" office:value="6.69" calcext:value-type="float">
            <text:p><text:s text:c="3"/>6.69</text:p>
          </table:table-cell>
          <table:table-cell table:style-name="ce106" office:value-type="float" office:value="211" calcext:value-type="float">
            <text:p><text:s text:c="3"/>211</text:p>
          </table:table-cell>
          <table:table-cell table:style-name="ce115" office:value-type="float" office:value="1.92" calcext:value-type="float">
            <text:p><text:s text:c="3"/>1.92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3303" calcext:value-type="float">
            <text:p>3,303</text:p>
          </table:table-cell>
          <table:table-cell table:style-name="ce137" office:value-type="float" office:value="5083" calcext:value-type="float">
            <text:p><text:s text:c="3"/>5,083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南 投 縣</text:p>
          </table:table-cell>
          <table:table-cell table:style-name="ce106" office:value-type="float" office:value="174010" calcext:value-type="float">
            <text:p><text:s text:c="3"/>174,010</text:p>
          </table:table-cell>
          <table:table-cell table:style-name="ce106" office:value-type="float" office:value="520289" calcext:value-type="float">
            <text:p><text:s text:c="3"/>520,289</text:p>
          </table:table-cell>
          <table:table-cell table:style-name="ce106" office:value-type="float" office:value="267371" calcext:value-type="float">
            <text:p><text:s text:c="3"/>267,371</text:p>
          </table:table-cell>
          <table:table-cell table:style-name="ce106" office:value-type="float" office:value="252918" calcext:value-type="float">
            <text:p><text:s text:c="3"/>252,918</text:p>
          </table:table-cell>
          <table:table-cell table:style-name="ce106" office:value-type="float" office:value="417" calcext:value-type="float">
            <text:p><text:s text:c="3"/>417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76" calcext:value-type="float">
            <text:p>176</text:p>
          </table:table-cell>
          <table:table-cell table:style-name="ce115" office:value-type="float" office:value="9.46" calcext:value-type="float">
            <text:p><text:s text:c="3"/>9.46</text:p>
          </table:table-cell>
          <table:table-cell table:style-name="ce106" office:value-type="float" office:value="372" calcext:value-type="float">
            <text:p><text:s text:c="3"/>372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50" calcext:value-type="float">
            <text:p>150</text:p>
          </table:table-cell>
          <table:table-cell table:style-name="ce115" office:value-type="float" office:value="8.44" calcext:value-type="float">
            <text:p><text:s text:c="3"/>8.44</text:p>
          </table:table-cell>
          <table:table-cell table:style-name="ce121" office:value-type="float" office:value="45" calcext:value-type="float">
            <text:p><text:s text:c="3"/>45</text:p>
          </table:table-cell>
          <table:table-cell table:style-name="ce128" office:value-type="float" office:value="1.02" calcext:value-type="float">
            <text:p>1.02</text:p>
          </table:table-cell>
          <table:table-cell table:style-name="ce106" office:value-type="float" office:value="265" calcext:value-type="float">
            <text:p><text:s text:c="3"/>265</text:p>
          </table:table-cell>
          <table:table-cell table:style-name="ce115" office:value-type="float" office:value="6.01" calcext:value-type="float">
            <text:p><text:s text:c="3"/>6.01</text:p>
          </table:table-cell>
          <table:table-cell table:style-name="ce106" office:value-type="float" office:value="100" calcext:value-type="float">
            <text:p><text:s text:c="3"/>100</text:p>
          </table:table-cell>
          <table:table-cell table:style-name="ce115" office:value-type="float" office:value="2.27" calcext:value-type="float">
            <text:p><text:s text:c="3"/>2.27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486" calcext:value-type="float">
            <text:p>1,486</text:p>
          </table:table-cell>
          <table:table-cell table:style-name="ce137" office:value-type="float" office:value="28396" calcext:value-type="float">
            <text:p><text:s text:c="3"/>28,396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雲 林 縣</text:p>
          </table:table-cell>
          <table:table-cell table:style-name="ce106" office:value-type="float" office:value="234452" calcext:value-type="float">
            <text:p><text:s text:c="3"/>234,452</text:p>
          </table:table-cell>
          <table:table-cell table:style-name="ce106" office:value-type="float" office:value="711183" calcext:value-type="float">
            <text:p><text:s text:c="3"/>711,183</text:p>
          </table:table-cell>
          <table:table-cell table:style-name="ce106" office:value-type="float" office:value="370639" calcext:value-type="float">
            <text:p><text:s text:c="3"/>370,639</text:p>
          </table:table-cell>
          <table:table-cell table:style-name="ce106" office:value-type="float" office:value="340544" calcext:value-type="float">
            <text:p><text:s text:c="3"/>340,544</text:p>
          </table:table-cell>
          <table:table-cell table:style-name="ce106" office:value-type="float" office:value="698" calcext:value-type="float">
            <text:p><text:s text:c="3"/>698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40" calcext:value-type="float">
            <text:p>340</text:p>
          </table:table-cell>
          <table:table-cell table:style-name="ce115" office:value-type="float" office:value="11.59" calcext:value-type="float">
            <text:p><text:s text:c="3"/>11.59</text:p>
          </table:table-cell>
          <table:table-cell table:style-name="ce106" office:value-type="float" office:value="539" calcext:value-type="float">
            <text:p><text:s text:c="3"/>539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25" calcext:value-type="float">
            <text:p>225</text:p>
          </table:table-cell>
          <table:table-cell table:style-name="ce115" office:value-type="float" office:value="8.95" calcext:value-type="float">
            <text:p><text:s text:c="3"/>8.95</text:p>
          </table:table-cell>
          <table:table-cell table:style-name="ce121" office:value-type="float" office:value="159" calcext:value-type="float">
            <text:p><text:s text:c="3"/>159</text:p>
          </table:table-cell>
          <table:table-cell table:style-name="ce128" office:value-type="float" office:value="2.64" calcext:value-type="float">
            <text:p>2.64</text:p>
          </table:table-cell>
          <table:table-cell table:style-name="ce106" office:value-type="float" office:value="326" calcext:value-type="float">
            <text:p><text:s text:c="3"/>326</text:p>
          </table:table-cell>
          <table:table-cell table:style-name="ce115" office:value-type="float" office:value="5.41" calcext:value-type="float">
            <text:p><text:s text:c="3"/>5.41</text:p>
          </table:table-cell>
          <table:table-cell table:style-name="ce106" office:value-type="float" office:value="130" calcext:value-type="float">
            <text:p><text:s text:c="3"/>130</text:p>
          </table:table-cell>
          <table:table-cell table:style-name="ce115" office:value-type="float" office:value="2.16" calcext:value-type="float">
            <text:p><text:s text:c="3"/>2.16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772" calcext:value-type="float">
            <text:p>1,772</text:p>
          </table:table-cell>
          <table:table-cell table:style-name="ce137" office:value-type="float" office:value="1987" calcext:value-type="float">
            <text:p><text:s text:c="3"/>1,987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嘉 義 縣</text:p>
          </table:table-cell>
          <table:table-cell table:style-name="ce106" office:value-type="float" office:value="179320" calcext:value-type="float">
            <text:p><text:s text:c="3"/>179,320</text:p>
          </table:table-cell>
          <table:table-cell table:style-name="ce106" office:value-type="float" office:value="533985" calcext:value-type="float">
            <text:p><text:s text:c="3"/>533,985</text:p>
          </table:table-cell>
          <table:table-cell table:style-name="ce106" office:value-type="float" office:value="278400" calcext:value-type="float">
            <text:p><text:s text:c="3"/>278,400</text:p>
          </table:table-cell>
          <table:table-cell table:style-name="ce106" office:value-type="float" office:value="255585" calcext:value-type="float">
            <text:p><text:s text:c="3"/>255,585</text:p>
          </table:table-cell>
          <table:table-cell table:style-name="ce106" office:value-type="float" office:value="378" calcext:value-type="float">
            <text:p><text:s text:c="3"/>378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79" calcext:value-type="float">
            <text:p>179</text:p>
          </table:table-cell>
          <table:table-cell table:style-name="ce115" office:value-type="float" office:value="8.36" calcext:value-type="float">
            <text:p><text:s text:c="3"/>8.36</text:p>
          </table:table-cell>
          <table:table-cell table:style-name="ce106" office:value-type="float" office:value="447" calcext:value-type="float">
            <text:p><text:s text:c="3"/>447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184" calcext:value-type="float">
            <text:p>184</text:p>
          </table:table-cell>
          <table:table-cell table:style-name="ce115" office:value-type="float" office:value="9.88" calcext:value-type="float">
            <text:p><text:s text:c="3"/>9.88</text:p>
          </table:table-cell>
          <table:table-cell table:style-name="ce121" office:value-type="float" office:value="-69" calcext:value-type="float">
            <text:p>－ <text:s/>69</text:p>
          </table:table-cell>
          <table:table-cell table:style-name="ce128" office:value-type="float" office:value="-1.53" calcext:value-type="float">
            <text:p>－ <text:s/>1.53</text:p>
          </table:table-cell>
          <table:table-cell table:style-name="ce106" office:value-type="float" office:value="253" calcext:value-type="float">
            <text:p><text:s text:c="3"/>253</text:p>
          </table:table-cell>
          <table:table-cell table:style-name="ce115" office:value-type="float" office:value="5.59" calcext:value-type="float">
            <text:p><text:s text:c="3"/>5.59</text:p>
          </table:table-cell>
          <table:table-cell table:style-name="ce106" office:value-type="float" office:value="130" calcext:value-type="float">
            <text:p><text:s text:c="3"/>130</text:p>
          </table:table-cell>
          <table:table-cell table:style-name="ce115" office:value-type="float" office:value="2.87" calcext:value-type="float">
            <text:p><text:s text:c="3"/>2.87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484" calcext:value-type="float">
            <text:p>1,484</text:p>
          </table:table-cell>
          <table:table-cell table:style-name="ce137" office:value-type="float" office:value="5617" calcext:value-type="float">
            <text:p><text:s text:c="3"/>5,617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屏 東 縣</text:p>
          </table:table-cell>
          <table:table-cell table:style-name="ce106" office:value-type="float" office:value="280674" calcext:value-type="float">
            <text:p><text:s text:c="3"/>280,674</text:p>
          </table:table-cell>
          <table:table-cell table:style-name="ce106" office:value-type="float" office:value="859066" calcext:value-type="float">
            <text:p><text:s text:c="3"/>859,066</text:p>
          </table:table-cell>
          <table:table-cell table:style-name="ce106" office:value-type="float" office:value="441132" calcext:value-type="float">
            <text:p><text:s text:c="3"/>441,132</text:p>
          </table:table-cell>
          <table:table-cell table:style-name="ce106" office:value-type="float" office:value="417934" calcext:value-type="float">
            <text:p><text:s text:c="3"/>417,934</text:p>
          </table:table-cell>
          <table:table-cell table:style-name="ce106" office:value-type="float" office:value="666" calcext:value-type="float">
            <text:p><text:s text:c="3"/>666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15" calcext:value-type="float">
            <text:p>315</text:p>
          </table:table-cell>
          <table:table-cell table:style-name="ce115" office:value-type="float" office:value="9.15" calcext:value-type="float">
            <text:p><text:s text:c="3"/>9.15</text:p>
          </table:table-cell>
          <table:table-cell table:style-name="ce106" office:value-type="float" office:value="671" calcext:value-type="float">
            <text:p><text:s text:c="3"/>671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270" calcext:value-type="float">
            <text:p>270</text:p>
          </table:table-cell>
          <table:table-cell table:style-name="ce115" office:value-type="float" office:value="9.22" calcext:value-type="float">
            <text:p><text:s text:c="3"/>9.22</text:p>
          </table:table-cell>
          <table:table-cell table:style-name="ce119" office:value-type="float" office:value="-5" calcext:value-type="float">
            <text:p>－ <text:s text:c="3"/>5</text:p>
          </table:table-cell>
          <table:table-cell table:style-name="ce128" office:value-type="float" office:value="-0.07" calcext:value-type="float">
            <text:p>－ <text:s/>0.07</text:p>
          </table:table-cell>
          <table:table-cell table:style-name="ce106" office:value-type="float" office:value="417" calcext:value-type="float">
            <text:p><text:s text:c="3"/>417</text:p>
          </table:table-cell>
          <table:table-cell table:style-name="ce115" office:value-type="float" office:value="5.73" calcext:value-type="float">
            <text:p><text:s text:c="3"/>5.73</text:p>
          </table:table-cell>
          <table:table-cell table:style-name="ce106" office:value-type="float" office:value="189" calcext:value-type="float">
            <text:p><text:s text:c="3"/>189</text:p>
          </table:table-cell>
          <table:table-cell table:style-name="ce115" office:value-type="float" office:value="2.6" calcext:value-type="float">
            <text:p><text:s text:c="3"/>2.60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594" calcext:value-type="float">
            <text:p>2,594</text:p>
          </table:table-cell>
          <table:table-cell table:style-name="ce137" office:value-type="float" office:value="57336" calcext:value-type="float">
            <text:p><text:s text:c="3"/>57,336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3">
          <table:table-cell table:style-name="ce100" office:value-type="string" calcext:value-type="string">
            <text:p>臺 東 縣</text:p>
          </table:table-cell>
          <table:table-cell table:style-name="ce106" office:value-type="float" office:value="81306" calcext:value-type="float">
            <text:p><text:s text:c="3"/>81,306</text:p>
          </table:table-cell>
          <table:table-cell table:style-name="ce106" office:value-type="float" office:value="226513" calcext:value-type="float">
            <text:p><text:s text:c="3"/>226,513</text:p>
          </table:table-cell>
          <table:table-cell table:style-name="ce106" office:value-type="float" office:value="118024" calcext:value-type="float">
            <text:p><text:s text:c="3"/>118,024</text:p>
          </table:table-cell>
          <table:table-cell table:style-name="ce106" office:value-type="float" office:value="108489" calcext:value-type="float">
            <text:p><text:s text:c="3"/>108,489</text:p>
          </table:table-cell>
          <table:table-cell table:style-name="ce106" office:value-type="float" office:value="189" calcext:value-type="float">
            <text:p><text:s text:c="3"/>18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1" calcext:value-type="float">
            <text:p>91</text:p>
          </table:table-cell>
          <table:table-cell table:style-name="ce115" office:value-type="float" office:value="9.85" calcext:value-type="float">
            <text:p><text:s text:c="3"/>9.85</text:p>
          </table:table-cell>
          <table:table-cell table:style-name="ce106" office:value-type="float" office:value="229" calcext:value-type="float">
            <text:p><text:s text:c="3"/>229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96" calcext:value-type="float">
            <text:p>96</text:p>
          </table:table-cell>
          <table:table-cell table:style-name="ce115" office:value-type="float" office:value="11.93" calcext:value-type="float">
            <text:p><text:s text:c="3"/>11.93</text:p>
          </table:table-cell>
          <table:table-cell table:style-name="ce121" office:value-type="float" office:value="-40" calcext:value-type="float">
            <text:p>－ <text:s/>40</text:p>
          </table:table-cell>
          <table:table-cell table:style-name="ce128" office:value-type="float" office:value="-2.08" calcext:value-type="float">
            <text:p>－ <text:s/>2.08</text:p>
          </table:table-cell>
          <table:table-cell table:style-name="ce106" office:value-type="float" office:value="113" calcext:value-type="float">
            <text:p><text:s text:c="3"/>113</text:p>
          </table:table-cell>
          <table:table-cell table:style-name="ce115" office:value-type="float" office:value="5.89" calcext:value-type="float">
            <text:p><text:s text:c="3"/>5.89</text:p>
          </table:table-cell>
          <table:table-cell table:style-name="ce106" office:value-type="float" office:value="31" calcext:value-type="float">
            <text:p><text:s text:c="3"/>31</text:p>
          </table:table-cell>
          <table:table-cell table:style-name="ce115" office:value-type="float" office:value="1.62" calcext:value-type="float">
            <text:p><text:s text:c="3"/>1.62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735" calcext:value-type="float">
            <text:p>735</text:p>
          </table:table-cell>
          <table:table-cell table:style-name="ce137" office:value-type="float" office:value="79502" calcext:value-type="float">
            <text:p><text:s text:c="3"/>79,502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花 蓮 縣</text:p>
          </table:table-cell>
          <table:table-cell table:style-name="ce106" office:value-type="float" office:value="122600" calcext:value-type="float">
            <text:p><text:s text:c="3"/>122,600</text:p>
          </table:table-cell>
          <table:table-cell table:style-name="ce106" office:value-type="float" office:value="335288" calcext:value-type="float">
            <text:p><text:s text:c="3"/>335,288</text:p>
          </table:table-cell>
          <table:table-cell table:style-name="ce106" office:value-type="float" office:value="172197" calcext:value-type="float">
            <text:p><text:s text:c="3"/>172,197</text:p>
          </table:table-cell>
          <table:table-cell table:style-name="ce106" office:value-type="float" office:value="163091" calcext:value-type="float">
            <text:p><text:s text:c="3"/>163,091</text:p>
          </table:table-cell>
          <table:table-cell table:style-name="ce106" office:value-type="float" office:value="278" calcext:value-type="float">
            <text:p><text:s text:c="3"/>278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19" calcext:value-type="float">
            <text:p>119</text:p>
          </table:table-cell>
          <table:table-cell table:style-name="ce115" office:value-type="float" office:value="9.79" calcext:value-type="float">
            <text:p><text:s text:c="3"/>9.79</text:p>
          </table:table-cell>
          <table:table-cell table:style-name="ce106" office:value-type="float" office:value="286" calcext:value-type="float">
            <text:p><text:s text:c="3"/>286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84" calcext:value-type="float">
            <text:p>84</text:p>
          </table:table-cell>
          <table:table-cell table:style-name="ce115" office:value-type="float" office:value="10.07" calcext:value-type="float">
            <text:p><text:s text:c="3"/>10.07</text:p>
          </table:table-cell>
          <table:table-cell table:style-name="ce119" office:value-type="float" office:value="-8" calcext:value-type="float">
            <text:p>－ <text:s text:c="3"/>8</text:p>
          </table:table-cell>
          <table:table-cell table:style-name="ce128" office:value-type="float" office:value="-0.28" calcext:value-type="float">
            <text:p>－ <text:s/>0.28</text:p>
          </table:table-cell>
          <table:table-cell table:style-name="ce106" office:value-type="float" office:value="232" calcext:value-type="float">
            <text:p><text:s text:c="3"/>232</text:p>
          </table:table-cell>
          <table:table-cell table:style-name="ce115" office:value-type="float" office:value="8.17" calcext:value-type="float">
            <text:p><text:s text:c="3"/>8.17</text:p>
          </table:table-cell>
          <table:table-cell table:style-name="ce106" office:value-type="float" office:value="66" calcext:value-type="float">
            <text:p><text:s text:c="3"/>66</text:p>
          </table:table-cell>
          <table:table-cell table:style-name="ce115" office:value-type="float" office:value="2.32" calcext:value-type="float">
            <text:p><text:s text:c="3"/>2.32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327" calcext:value-type="float">
            <text:p>1,327</text:p>
          </table:table-cell>
          <table:table-cell table:style-name="ce137" office:value-type="float" office:value="90945" calcext:value-type="float">
            <text:p><text:s text:c="3"/>90,945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澎 湖 縣</text:p>
          </table:table-cell>
          <table:table-cell table:style-name="ce106" office:value-type="float" office:value="36072" calcext:value-type="float">
            <text:p><text:s text:c="3"/>36,072</text:p>
          </table:table-cell>
          <table:table-cell table:style-name="ce106" office:value-type="float" office:value="98612" calcext:value-type="float">
            <text:p><text:s text:c="3"/>98,612</text:p>
          </table:table-cell>
          <table:table-cell table:style-name="ce106" office:value-type="float" office:value="50662" calcext:value-type="float">
            <text:p><text:s text:c="3"/>50,662</text:p>
          </table:table-cell>
          <table:table-cell table:style-name="ce106" office:value-type="float" office:value="47950" calcext:value-type="float">
            <text:p><text:s text:c="3"/>47,950</text:p>
          </table:table-cell>
          <table:table-cell table:style-name="ce106" office:value-type="float" office:value="86" calcext:value-type="float">
            <text:p><text:s text:c="3"/>86</text:p>
          </table:table-cell>
          <table:table-cell table:number-columns-repeated="2" table:style-name="ce29" office:value-type="float" office:value="43" calcext:value-type="float">
            <text:p>43</text:p>
          </table:table-cell>
          <table:table-cell table:style-name="ce115" office:value-type="float" office:value="10.32" calcext:value-type="float">
            <text:p><text:s text:c="3"/>10.32</text:p>
          </table:table-cell>
          <table:table-cell table:style-name="ce106" office:value-type="float" office:value="66" calcext:value-type="float">
            <text:p><text:s text:c="3"/>66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115" office:value-type="float" office:value="7.92" calcext:value-type="float">
            <text:p><text:s text:c="3"/>7.92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128" office:value-type="float" office:value="2.4" calcext:value-type="float">
            <text:p>2.40</text:p>
          </table:table-cell>
          <table:table-cell table:style-name="ce106" office:value-type="float" office:value="45" calcext:value-type="float">
            <text:p><text:s text:c="3"/>45</text:p>
          </table:table-cell>
          <table:table-cell table:style-name="ce115" office:value-type="float" office:value="5.4" calcext:value-type="float">
            <text:p><text:s text:c="3"/>5.40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15" office:value-type="float" office:value="1.2" calcext:value-type="float">
            <text:p><text:s text:c="3"/>1.20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331" calcext:value-type="float">
            <text:p>331</text:p>
          </table:table-cell>
          <table:table-cell table:style-name="ce137" office:value-type="float" office:value="372" calcext:value-type="float">
            <text:p><text:s text:c="3"/>372</text:p>
          </table:table-cell>
          <table:table-cell table:number-columns-repeated="1002"/>
        </table:table-row>
        <table:table-row table:style-name="ro13">
          <table:table-cell table:style-name="ce100" office:value-type="string" calcext:value-type="string">
            <text:p>基 隆 市</text:p>
          </table:table-cell>
          <table:table-cell table:style-name="ce106" office:value-type="float" office:value="148770" calcext:value-type="float">
            <text:p><text:s text:c="3"/>148,770</text:p>
          </table:table-cell>
          <table:table-cell table:style-name="ce106" office:value-type="float" office:value="377309" calcext:value-type="float">
            <text:p><text:s text:c="3"/>377,309</text:p>
          </table:table-cell>
          <table:table-cell table:style-name="ce106" office:value-type="float" office:value="190049" calcext:value-type="float">
            <text:p><text:s text:c="3"/>190,049</text:p>
          </table:table-cell>
          <table:table-cell table:style-name="ce106" office:value-type="float" office:value="187260" calcext:value-type="float">
            <text:p><text:s text:c="3"/>187,260</text:p>
          </table:table-cell>
          <table:table-cell table:style-name="ce106" office:value-type="float" office:value="243" calcext:value-type="float">
            <text:p><text:s text:c="3"/>24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06" calcext:value-type="float">
            <text:p>106</text:p>
          </table:table-cell>
          <table:table-cell table:style-name="ce115" office:value-type="float" office:value="7.6" calcext:value-type="float">
            <text:p><text:s text:c="3"/>7.60</text:p>
          </table:table-cell>
          <table:table-cell table:style-name="ce106" office:value-type="float" office:value="228" calcext:value-type="float">
            <text:p><text:s text:c="3"/>228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96" calcext:value-type="float">
            <text:p>96</text:p>
          </table:table-cell>
          <table:table-cell table:style-name="ce115" office:value-type="float" office:value="7.13" calcext:value-type="float">
            <text:p><text:s text:c="3"/>7.13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28" office:value-type="float" office:value="0.47" calcext:value-type="float">
            <text:p>0.47</text:p>
          </table:table-cell>
          <table:table-cell table:style-name="ce106" office:value-type="float" office:value="201" calcext:value-type="float">
            <text:p><text:s text:c="3"/>201</text:p>
          </table:table-cell>
          <table:table-cell table:style-name="ce115" office:value-type="float" office:value="6.29" calcext:value-type="float">
            <text:p><text:s text:c="3"/>6.29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115" office:value-type="float" office:value="3.16" calcext:value-type="float">
            <text:p><text:s text:c="3"/>3.16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735" calcext:value-type="float">
            <text:p>1,735</text:p>
          </table:table-cell>
          <table:table-cell table:style-name="ce137" office:value-type="float" office:value="8804" calcext:value-type="float">
            <text:p><text:s text:c="3"/>8,804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新 竹 市</text:p>
          </table:table-cell>
          <table:table-cell table:style-name="ce106" office:value-type="float" office:value="148726" calcext:value-type="float">
            <text:p><text:s text:c="3"/>148,726</text:p>
          </table:table-cell>
          <table:table-cell table:style-name="ce106" office:value-type="float" office:value="424099" calcext:value-type="float">
            <text:p><text:s text:c="3"/>424,099</text:p>
          </table:table-cell>
          <table:table-cell table:style-name="ce106" office:value-type="float" office:value="210376" calcext:value-type="float">
            <text:p><text:s text:c="3"/>210,376</text:p>
          </table:table-cell>
          <table:table-cell table:style-name="ce106" office:value-type="float" office:value="213723" calcext:value-type="float">
            <text:p><text:s text:c="3"/>213,723</text:p>
          </table:table-cell>
          <table:table-cell table:style-name="ce106" office:value-type="float" office:value="626" calcext:value-type="float">
            <text:p><text:s text:c="3"/>62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09" calcext:value-type="float">
            <text:p>309</text:p>
          </table:table-cell>
          <table:table-cell table:style-name="ce115" office:value-type="float" office:value="17.44" calcext:value-type="float">
            <text:p><text:s text:c="3"/>17.44</text:p>
          </table:table-cell>
          <table:table-cell table:style-name="ce106" office:value-type="float" office:value="194" calcext:value-type="float">
            <text:p><text:s text:c="3"/>19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83" calcext:value-type="float">
            <text:p>83</text:p>
          </table:table-cell>
          <table:table-cell table:style-name="ce115" office:value-type="float" office:value="5.4" calcext:value-type="float">
            <text:p><text:s text:c="3"/>5.40</text:p>
          </table:table-cell>
          <table:table-cell table:style-name="ce119" office:value-type="float" office:value="432" calcext:value-type="float">
            <text:p><text:s text:c="3"/>432</text:p>
          </table:table-cell>
          <table:table-cell table:style-name="ce127" office:value-type="float" office:value="12.03" calcext:value-type="float">
            <text:p><text:s text:c="4"/>12.03</text:p>
          </table:table-cell>
          <table:table-cell table:style-name="ce106" office:value-type="float" office:value="294" calcext:value-type="float">
            <text:p><text:s text:c="3"/>294</text:p>
          </table:table-cell>
          <table:table-cell table:style-name="ce115" office:value-type="float" office:value="8.19" calcext:value-type="float">
            <text:p><text:s text:c="3"/>8.19</text:p>
          </table:table-cell>
          <table:table-cell table:style-name="ce106" office:value-type="float" office:value="96" calcext:value-type="float">
            <text:p><text:s text:c="3"/>96</text:p>
          </table:table-cell>
          <table:table-cell table:style-name="ce115" office:value-type="float" office:value="2.67" calcext:value-type="float">
            <text:p><text:s text:c="3"/>2.67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669" calcext:value-type="float">
            <text:p>1,669</text:p>
          </table:table-cell>
          <table:table-cell table:style-name="ce137" office:value-type="float" office:value="3303" calcext:value-type="float">
            <text:p><text:s text:c="3"/>3,303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嘉 義 市</text:p>
          </table:table-cell>
          <table:table-cell table:style-name="ce106" office:value-type="float" office:value="96932" calcext:value-type="float">
            <text:p><text:s text:c="3"/>96,932</text:p>
          </table:table-cell>
          <table:table-cell table:style-name="ce106" office:value-type="float" office:value="271288" calcext:value-type="float">
            <text:p><text:s text:c="3"/>271,288</text:p>
          </table:table-cell>
          <table:table-cell table:style-name="ce106" office:value-type="float" office:value="133169" calcext:value-type="float">
            <text:p><text:s text:c="3"/>133,169</text:p>
          </table:table-cell>
          <table:table-cell table:style-name="ce106" office:value-type="float" office:value="138119" calcext:value-type="float">
            <text:p><text:s text:c="3"/>138,119</text:p>
          </table:table-cell>
          <table:table-cell table:style-name="ce106" office:value-type="float" office:value="203" calcext:value-type="float">
            <text:p><text:s text:c="3"/>20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4" calcext:value-type="float">
            <text:p>104</text:p>
          </table:table-cell>
          <table:table-cell table:style-name="ce115" office:value-type="float" office:value="8.83" calcext:value-type="float">
            <text:p><text:s text:c="3"/>8.83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2" calcext:value-type="float">
            <text:p>52</text:p>
          </table:table-cell>
          <table:table-cell table:style-name="ce115" office:value-type="float" office:value="5.83" calcext:value-type="float">
            <text:p><text:s text:c="3"/>5.83</text:p>
          </table:table-cell>
          <table:table-cell table:style-name="ce119" office:value-type="float" office:value="69" calcext:value-type="float">
            <text:p><text:s text:c="3"/>69</text:p>
          </table:table-cell>
          <table:table-cell table:style-name="ce127" office:value-type="float" office:value="3" calcext:value-type="float">
            <text:p><text:s text:c="4"/>3.00</text:p>
          </table:table-cell>
          <table:table-cell table:style-name="ce106" office:value-type="float" office:value="123" calcext:value-type="float">
            <text:p><text:s text:c="3"/>123</text:p>
          </table:table-cell>
          <table:table-cell table:style-name="ce115" office:value-type="float" office:value="5.35" calcext:value-type="float">
            <text:p><text:s text:c="3"/>5.35</text:p>
          </table:table-cell>
          <table:table-cell table:style-name="ce106" office:value-type="float" office:value="60" calcext:value-type="float">
            <text:p><text:s text:c="3"/>60</text:p>
          </table:table-cell>
          <table:table-cell table:style-name="ce115" office:value-type="float" office:value="2.61" calcext:value-type="float">
            <text:p><text:s text:c="3"/>2.61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1101" calcext:value-type="float">
            <text:p>1,101</text:p>
          </table:table-cell>
          <table:table-cell table:style-name="ce137" office:value-type="float" office:value="931" calcext:value-type="float">
            <text:p><text:s text:c="3"/>931</text:p>
          </table:table-cell>
          <table:table-cell table:number-columns-repeated="1002"/>
        </table:table-row>
        <table:table-row table:style-name="ro25">
          <table:table-cell table:style-name="ce98" office:value-type="string" calcext:value-type="string">
            <text:p>福 <text:s/>建 <text:s/>省</text:p>
          </table:table-cell>
          <table:table-cell table:style-name="ce107" office:value-type="float" office:value="37436" calcext:value-type="float">
            <text:p><text:s text:c="3"/>37,436</text:p>
          </table:table-cell>
          <table:table-cell table:style-name="ce107" office:value-type="float" office:value="122833" calcext:value-type="float">
            <text:p><text:s text:c="3"/>122,833</text:p>
          </table:table-cell>
          <table:table-cell table:style-name="ce107" office:value-type="float" office:value="62678" calcext:value-type="float">
            <text:p><text:s text:c="3"/>62,678</text:p>
          </table:table-cell>
          <table:table-cell table:style-name="ce107" office:value-type="float" office:value="60155" calcext:value-type="float">
            <text:p><text:s text:c="3"/>60,155</text:p>
          </table:table-cell>
          <table:table-cell table:style-name="ce107" office:value-type="float" office:value="164" calcext:value-type="float">
            <text:p><text:s text:c="3"/>16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8" calcext:value-type="float">
            <text:p>78</text:p>
          </table:table-cell>
          <table:table-cell table:style-name="ce113" office:value-type="float" office:value="15.83" calcext:value-type="float">
            <text:p><text:s text:c="3"/>15.83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6" calcext:value-type="float">
            <text:p>16</text:p>
          </table:table-cell>
          <table:table-cell table:style-name="ce113" office:value-type="float" office:value="5.6" calcext:value-type="float">
            <text:p><text:s text:c="3"/>5.60</text:p>
          </table:table-cell>
          <table:table-cell table:style-name="ce123" office:value-type="float" office:value="106" calcext:value-type="float">
            <text:p><text:s text:c="3"/>106</text:p>
          </table:table-cell>
          <table:table-cell table:style-name="ce125" office:value-type="float" office:value="10.23" calcext:value-type="float">
            <text:p><text:s text:c="4"/>10.23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style-name="ce113" office:value-type="float" office:value="5.41" calcext:value-type="float">
            <text:p><text:s text:c="3"/>5.4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3" office:value-type="float" office:value="0.68" calcext:value-type="float">
            <text:p><text:s text:c="3"/>0.68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416" calcext:value-type="float">
            <text:p>416</text:p>
          </table:table-cell>
          <table:table-cell table:style-name="ce138" office:value-type="float" office:value="815" calcext:value-type="float">
            <text:p><text:s text:c="3"/>815</text:p>
          </table:table-cell>
          <table:table-cell table:style-name="ce144" table:number-columns-repeated="1002"/>
        </table:table-row>
        <table:table-row table:style-name="ro19">
          <table:table-cell table:style-name="ce100" office:value-type="string" calcext:value-type="string">
            <text:p>金 門 縣</text:p>
          </table:table-cell>
          <table:table-cell table:style-name="ce108" office:value-type="float" office:value="35131" calcext:value-type="float">
            <text:p><text:s text:c="3"/>35,131</text:p>
          </table:table-cell>
          <table:table-cell table:style-name="ce106" office:value-type="float" office:value="111775" calcext:value-type="float">
            <text:p><text:s text:c="3"/>111,775</text:p>
          </table:table-cell>
          <table:table-cell table:style-name="ce106" office:value-type="float" office:value="56370" calcext:value-type="float">
            <text:p><text:s text:c="3"/>56,370</text:p>
          </table:table-cell>
          <table:table-cell table:style-name="ce106" office:value-type="float" office:value="55405" calcext:value-type="float">
            <text:p><text:s text:c="3"/>55,405</text:p>
          </table:table-cell>
          <table:table-cell table:style-name="ce106" office:value-type="float" office:value="149" calcext:value-type="float">
            <text:p><text:s text:c="3"/>149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9" calcext:value-type="float">
            <text:p>69</text:p>
          </table:table-cell>
          <table:table-cell table:style-name="ce115" office:value-type="float" office:value="15.8" calcext:value-type="float">
            <text:p><text:s text:c="3"/>15.80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5" calcext:value-type="float">
            <text:p>15</text:p>
          </table:table-cell>
          <table:table-cell table:style-name="ce115" office:value-type="float" office:value="5.83" calcext:value-type="float">
            <text:p><text:s text:c="3"/>5.83</text:p>
          </table:table-cell>
          <table:table-cell table:style-name="ce119" office:value-type="float" office:value="94" calcext:value-type="float">
            <text:p><text:s text:c="3"/>94</text:p>
          </table:table-cell>
          <table:table-cell table:style-name="ce127" office:value-type="float" office:value="9.97" calcext:value-type="float">
            <text:p><text:s text:c="4"/>9.97</text:p>
          </table:table-cell>
          <table:table-cell table:style-name="ce106" office:value-type="float" office:value="51" calcext:value-type="float">
            <text:p><text:s text:c="3"/>51</text:p>
          </table:table-cell>
          <table:table-cell table:style-name="ce115" office:value-type="float" office:value="5.41" calcext:value-type="float">
            <text:p><text:s text:c="3"/>5.41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15" office:value-type="float" office:value="0.74" calcext:value-type="float">
            <text:p><text:s text:c="3"/>0.74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374" calcext:value-type="float">
            <text:p>374</text:p>
          </table:table-cell>
          <table:table-cell table:style-name="ce137" office:value-type="float" office:value="669" calcext:value-type="float">
            <text:p><text:s text:c="3"/>669</text:p>
          </table:table-cell>
          <table:table-cell table:number-columns-repeated="1002"/>
        </table:table-row>
        <table:table-row table:style-name="ro26">
          <table:table-cell table:style-name="ce100" office:value-type="string" calcext:value-type="string">
            <text:p>連 江 縣</text:p>
          </table:table-cell>
          <table:table-cell table:style-name="ce106" office:value-type="float" office:value="2305" calcext:value-type="float">
            <text:p><text:s text:c="3"/>2,305</text:p>
          </table:table-cell>
          <table:table-cell table:style-name="ce106" office:value-type="float" office:value="11058" calcext:value-type="float">
            <text:p><text:s text:c="3"/>11,058</text:p>
          </table:table-cell>
          <table:table-cell table:style-name="ce106" office:value-type="float" office:value="6308" calcext:value-type="float">
            <text:p><text:s text:c="3"/>6,308</text:p>
          </table:table-cell>
          <table:table-cell table:style-name="ce106" office:value-type="float" office:value="4750" calcext:value-type="float">
            <text:p><text:s text:c="3"/>4,750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115" office:value-type="float" office:value="16.1" calcext:value-type="float">
            <text:p><text:s text:c="3"/>16.1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15" office:value-type="float" office:value="3.22" calcext:value-type="float">
            <text:p><text:s text:c="3"/>3.22</text:p>
          </table:table-cell>
          <table:table-cell table:style-name="ce119" office:value-type="float" office:value="12" calcext:value-type="float">
            <text:p><text:s text:c="3"/>12</text:p>
          </table:table-cell>
          <table:table-cell table:style-name="ce127" office:value-type="float" office:value="12.88" calcext:value-type="float">
            <text:p><text:s text:c="4"/>12.88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15" office:value-type="float" office:value="5.37" calcext:value-type="float">
            <text:p><text:s text:c="3"/>5.37</text:p>
          </table:table-cell>
          <table:table-cell table:style-name="ce106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42" calcext:value-type="float">
            <text:p>42</text:p>
          </table:table-cell>
          <table:table-cell table:style-name="ce137" office:value-type="float" office:value="146" calcext:value-type="float">
            <text:p><text:s text:c="3"/>146</text:p>
          </table:table-cell>
          <table:table-cell table:number-columns-repeated="1002"/>
        </table:table-row>
        <table:table-row table:style-name="ro27">
          <table:table-cell table:style-name="ce101"/>
          <table:table-cell table:style-name="ce109" table:number-columns-repeated="7"/>
          <table:table-cell table:style-name="ce116"/>
          <table:table-cell table:style-name="ce109" table:number-columns-repeated="3"/>
          <table:table-cell table:style-name="ce116"/>
          <table:table-cell table:style-name="ce109"/>
          <table:table-cell table:style-name="ce116"/>
          <table:table-cell table:style-name="ce109"/>
          <table:table-cell table:style-name="ce116"/>
          <table:table-cell table:style-name="ce132"/>
          <table:table-cell table:style-name="ce133" table:number-columns-repeated="3"/>
          <table:table-cell table:style-name="ce139"/>
          <table:table-cell table:number-columns-repeated="1002"/>
        </table:table-row>
        <table:table-row table:style-name="ro28">
          <table:table-cell table:style-name="ce102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4"/>
          <table:table-cell table:style-name="ce70"/>
          <table:table-cell/>
          <table:table-cell table:style-name="ce70"/>
          <table:table-cell table:style-name="ce64" table:number-columns-repeated="2"/>
          <table:table-cell table:number-columns-repeated="3"/>
          <table:table-cell table:style-name="ce140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11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9">
          <table:table-cell table:style-name="ce102"/>
          <table:table-cell table:number-columns-repeated="17"/>
          <table:table-cell table:style-name="ce134" table:number-columns-repeated="3"/>
          <table:table-cell table:number-columns-repeated="1003"/>
        </table:table-row>
        <table:table-row table:style-name="ro29">
          <table:table-cell table:style-name="ce102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5" table:default-cell-style-name="ce157"/>
        <table:table-column table:style-name="co26" table:number-columns-repeated="9" table:default-cell-style-name="ce157"/>
        <table:table-column table:style-name="co27" table:default-cell-style-name="ce157"/>
        <table:table-column table:style-name="co28" table:number-columns-repeated="246" table:default-cell-style-name="ce157"/>
        <table:table-column table:style-name="co28" table:number-columns-repeated="767" table:default-cell-style-name="Default"/>
        <table:table-row table:style-name="ro30">
          <table:table-cell table:style-name="ce145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8"/>
          <table:table-cell table:number-columns-repeated="1014"/>
        </table:table-row>
        <table:table-row table:style-name="ro31">
          <table:table-cell table:style-name="ce146"/>
          <table:table-cell table:style-name="ce159" table:number-columns-repeated="3"/>
          <table:table-cell table:style-name="ce180" office:value-type="string" calcext:value-type="string">
            <text:p><text:s text:c="8"/>中華民國 101 年 10 月 底</text:p>
          </table:table-cell>
          <table:table-cell table:style-name="ce159" table:number-columns-repeated="3"/>
          <table:table-cell/>
          <table:table-cell table:style-name="ce183" office:value-type="string" calcext:value-type="string">
            <text:p>單位：人；％</text:p>
          </table:table-cell>
          <table:table-cell table:number-columns-repeated="1014"/>
        </table:table-row>
        <table:table-row table:style-name="ro32">
          <table:table-cell table:style-name="ce147" office:value-type="string" calcext:value-type="string" table:number-columns-spanned="1" table:number-rows-spanned="3">
            <text:p>區 域 別</text:p>
          </table:table-cell>
          <table:table-cell table:style-name="ce160" office:value-type="string" calcext:value-type="string" table:number-columns-spanned="1" table:number-rows-spanned="3">
            <text:p>總　　計</text:p>
          </table:table-cell>
          <table:table-cell table:style-name="ce170" office:value-type="string" calcext:value-type="string" table:number-columns-spanned="2" table:number-rows-spanned="2">
            <text:p>0 ～ 14歲</text:p>
          </table:table-cell>
          <table:covered-table-cell table:style-name="ce174"/>
          <table:table-cell table:style-name="ce170" office:value-type="string" calcext:value-type="string" table:number-columns-spanned="2" table:number-rows-spanned="2">
            <text:p>15 ～ 64歲</text:p>
          </table:table-cell>
          <table:covered-table-cell table:style-name="ce174"/>
          <table:table-cell table:style-name="ce170" office:value-type="string" calcext:value-type="string" table:number-columns-spanned="2" table:number-rows-spanned="2">
            <text:p>65歲以上</text:p>
          </table:table-cell>
          <table:covered-table-cell table:style-name="ce174"/>
          <table:table-cell table:style-name="ce181" office:value-type="string" calcext:value-type="string" table:number-columns-spanned="2" table:number-rows-spanned="2">
            <text:p>20歲以上</text:p>
          </table:table-cell>
          <table:covered-table-cell table:style-name="ce184"/>
          <table:table-cell table:style-name="ce193" table:number-columns-repeated="1014"/>
        </table:table-row>
        <table:table-row table:style-name="ro33">
          <table:covered-table-cell table:style-name="ce148"/>
          <table:covered-table-cell table:style-name="ce161"/>
          <table:covered-table-cell table:style-name="ce171"/>
          <table:covered-table-cell table:style-name="ce175"/>
          <table:covered-table-cell table:style-name="ce171"/>
          <table:covered-table-cell table:style-name="ce175"/>
          <table:covered-table-cell table:style-name="ce171"/>
          <table:covered-table-cell table:style-name="ce175"/>
          <table:covered-table-cell table:style-name="ce171"/>
          <table:covered-table-cell table:style-name="ce185"/>
          <table:table-cell table:style-name="ce193" table:number-columns-repeated="1014"/>
        </table:table-row>
        <table:table-row table:style-name="ro34">
          <table:covered-table-cell table:style-name="ce149"/>
          <table:covered-table-cell table:style-name="ce162"/>
          <table:table-cell table:style-name="ce172" office:value-type="string" calcext:value-type="string">
            <text:p>實　數</text:p>
          </table:table-cell>
          <table:table-cell table:style-name="ce172" office:value-type="string" calcext:value-type="string">
            <text:p>％</text:p>
          </table:table-cell>
          <table:table-cell table:style-name="ce172" office:value-type="string" calcext:value-type="string">
            <text:p>實　數</text:p>
          </table:table-cell>
          <table:table-cell table:style-name="ce172" office:value-type="string" calcext:value-type="string">
            <text:p>％</text:p>
          </table:table-cell>
          <table:table-cell table:style-name="ce172" office:value-type="string" calcext:value-type="string">
            <text:p>實　數</text:p>
          </table:table-cell>
          <table:table-cell table:style-name="ce172" office:value-type="string" calcext:value-type="string">
            <text:p>％</text:p>
          </table:table-cell>
          <table:table-cell table:style-name="ce172" office:value-type="string" calcext:value-type="string">
            <text:p>實　數</text:p>
          </table:table-cell>
          <table:table-cell table:style-name="ce186" office:value-type="string" calcext:value-type="string">
            <text:p>％</text:p>
          </table:table-cell>
          <table:table-cell table:style-name="ce193" table:number-columns-repeated="1014"/>
        </table:table-row>
        <table:table-row table:style-name="ro21">
          <table:table-cell table:style-name="ce150" office:value-type="string" office:string-value="總        計" calcext:value-type="string">
            <text:p><text:s/>總 <text:s text:c="7"/>計 </text:p>
          </table:table-cell>
          <table:table-cell table:style-name="ce163" office:value-type="float" office:value="23293593" calcext:value-type="float">
            <text:p><text:s text:c="3"/>23,293,593</text:p>
          </table:table-cell>
          <table:table-cell table:style-name="ce173" office:value-type="float" office:value="3423552" calcext:value-type="float">
            <text:p><text:s text:c="3"/>3,423,552</text:p>
          </table:table-cell>
          <table:table-cell table:style-name="ce176" office:value-type="float" office:value="14.7" calcext:value-type="float">
            <text:p><text:s text:c="3"/>14.70</text:p>
          </table:table-cell>
          <table:table-cell table:style-name="ce173" office:value-type="float" office:value="17288357" calcext:value-type="float">
            <text:p><text:s text:c="3"/>17,288,357</text:p>
          </table:table-cell>
          <table:table-cell table:style-name="ce176" office:value-type="float" office:value="74.22" calcext:value-type="float">
            <text:p><text:s text:c="3"/>74.22</text:p>
          </table:table-cell>
          <table:table-cell table:style-name="ce173" office:value-type="float" office:value="2581684" calcext:value-type="float">
            <text:p><text:s text:c="3"/>2,581,684</text:p>
          </table:table-cell>
          <table:table-cell table:style-name="ce176" office:value-type="float" office:value="11.08" calcext:value-type="float">
            <text:p><text:s text:c="3"/>11.08</text:p>
          </table:table-cell>
          <table:table-cell table:style-name="ce173" office:value-type="float" office:value="18254696" calcext:value-type="float">
            <text:p><text:s text:c="3"/>18,254,696</text:p>
          </table:table-cell>
          <table:table-cell table:style-name="ce187" office:value-type="float" office:value="78.37" calcext:value-type="float">
            <text:p><text:s text:c="3"/>78.37</text:p>
          </table:table-cell>
          <table:table-cell table:style-name="ce194"/>
          <table:table-cell table:style-name="ce195" table:number-columns-repeated="1013"/>
        </table:table-row>
        <table:table-row table:style-name="ro17">
          <table:table-cell table:style-name="ce151" office:value-type="string" calcext:value-type="string">
            <text:p>新 <text:s/>北 <text:s/>市</text:p>
          </table:table-cell>
          <table:table-cell table:style-name="ce164" office:value-type="float" office:value="3935072" calcext:value-type="float">
            <text:p><text:s text:c="3"/>3,935,072</text:p>
          </table:table-cell>
          <table:table-cell table:style-name="ce164" office:value-type="float" office:value="555364" calcext:value-type="float">
            <text:p><text:s text:c="3"/>555,364</text:p>
          </table:table-cell>
          <table:table-cell table:style-name="ce177" office:value-type="float" office:value="14.11" calcext:value-type="float">
            <text:p><text:s text:c="3"/>14.11</text:p>
          </table:table-cell>
          <table:table-cell table:style-name="ce164" office:value-type="float" office:value="3030243" calcext:value-type="float">
            <text:p><text:s text:c="3"/>3,030,243</text:p>
          </table:table-cell>
          <table:table-cell table:style-name="ce177" office:value-type="float" office:value="77.01" calcext:value-type="float">
            <text:p><text:s text:c="3"/>77.01</text:p>
          </table:table-cell>
          <table:table-cell table:style-name="ce164" office:value-type="float" office:value="349465" calcext:value-type="float">
            <text:p><text:s text:c="3"/>349,465</text:p>
          </table:table-cell>
          <table:table-cell table:style-name="ce177" office:value-type="float" office:value="8.88" calcext:value-type="float">
            <text:p><text:s text:c="3"/>8.88</text:p>
          </table:table-cell>
          <table:table-cell table:style-name="ce164" office:value-type="float" office:value="3111485" calcext:value-type="float">
            <text:p><text:s text:c="3"/>3,111,485</text:p>
          </table:table-cell>
          <table:table-cell table:style-name="ce188" office:value-type="float" office:value="79.07" calcext:value-type="float">
            <text:p><text:s text:c="3"/>79.07</text:p>
          </table:table-cell>
          <table:table-cell table:style-name="ce193" table:number-columns-repeated="1014"/>
        </table:table-row>
        <table:table-row table:style-name="ro35">
          <table:table-cell table:style-name="ce152" office:value-type="string" calcext:value-type="string">
            <text:p>臺 北 市</text:p>
          </table:table-cell>
          <table:table-cell table:style-name="ce164" office:value-type="float" office:value="2668231" calcext:value-type="float">
            <text:p><text:s text:c="3"/>2,668,231</text:p>
          </table:table-cell>
          <table:table-cell table:style-name="ce164" office:value-type="float" office:value="382570" calcext:value-type="float">
            <text:p><text:s text:c="3"/>382,570</text:p>
          </table:table-cell>
          <table:table-cell table:style-name="ce177" office:value-type="float" office:value="14.34" calcext:value-type="float">
            <text:p><text:s text:c="3"/>14.34</text:p>
          </table:table-cell>
          <table:table-cell table:style-name="ce164" office:value-type="float" office:value="1939265" calcext:value-type="float">
            <text:p><text:s text:c="3"/>1,939,265</text:p>
          </table:table-cell>
          <table:table-cell table:style-name="ce177" office:value-type="float" office:value="72.68" calcext:value-type="float">
            <text:p><text:s text:c="3"/>72.68</text:p>
          </table:table-cell>
          <table:table-cell table:style-name="ce164" office:value-type="float" office:value="346396" calcext:value-type="float">
            <text:p><text:s text:c="3"/>346,396</text:p>
          </table:table-cell>
          <table:table-cell table:style-name="ce177" office:value-type="float" office:value="12.98" calcext:value-type="float">
            <text:p><text:s text:c="3"/>12.98</text:p>
          </table:table-cell>
          <table:table-cell table:style-name="ce164" office:value-type="float" office:value="2126310" calcext:value-type="float">
            <text:p><text:s text:c="3"/>2,126,310</text:p>
          </table:table-cell>
          <table:table-cell table:style-name="ce188" office:value-type="float" office:value="79.69" calcext:value-type="float">
            <text:p><text:s text:c="3"/>79.69</text:p>
          </table:table-cell>
          <table:table-cell table:style-name="ce193" table:number-columns-repeated="1014"/>
        </table:table-row>
        <table:table-row table:style-name="ro35">
          <table:table-cell table:style-name="ce151" office:value-type="string" calcext:value-type="string">
            <text:p>臺 <text:s/>中 <text:s/>市</text:p>
          </table:table-cell>
          <table:table-cell table:style-name="ce164" office:value-type="float" office:value="2681041" calcext:value-type="float">
            <text:p><text:s text:c="3"/>2,681,041</text:p>
          </table:table-cell>
          <table:table-cell table:style-name="ce164" office:value-type="float" office:value="432828" calcext:value-type="float">
            <text:p><text:s text:c="3"/>432,828</text:p>
          </table:table-cell>
          <table:table-cell table:style-name="ce177" office:value-type="float" office:value="16.14" calcext:value-type="float">
            <text:p><text:s text:c="3"/>16.14</text:p>
          </table:table-cell>
          <table:table-cell table:style-name="ce164" office:value-type="float" office:value="2006998" calcext:value-type="float">
            <text:p><text:s text:c="3"/>2,006,998</text:p>
          </table:table-cell>
          <table:table-cell table:style-name="ce177" office:value-type="float" office:value="74.86" calcext:value-type="float">
            <text:p><text:s text:c="3"/>74.86</text:p>
          </table:table-cell>
          <table:table-cell table:style-name="ce164" office:value-type="float" office:value="241215" calcext:value-type="float">
            <text:p><text:s text:c="3"/>241,215</text:p>
          </table:table-cell>
          <table:table-cell table:style-name="ce177" office:value-type="float" office:value="9" calcext:value-type="float">
            <text:p><text:s text:c="3"/>9.00</text:p>
          </table:table-cell>
          <table:table-cell table:style-name="ce164" office:value-type="float" office:value="2044357" calcext:value-type="float">
            <text:p><text:s text:c="3"/>2,044,357</text:p>
          </table:table-cell>
          <table:table-cell table:style-name="ce188" office:value-type="float" office:value="76.25" calcext:value-type="float">
            <text:p><text:s text:c="3"/>76.25</text:p>
          </table:table-cell>
          <table:table-cell table:style-name="ce193" table:number-columns-repeated="1014"/>
        </table:table-row>
        <table:table-row table:style-name="ro35">
          <table:table-cell table:style-name="ce151" office:value-type="string" calcext:value-type="string">
            <text:p>臺 <text:s/>南 <text:s/>市</text:p>
          </table:table-cell>
          <table:table-cell table:style-name="ce164" office:value-type="float" office:value="1880360" calcext:value-type="float">
            <text:p><text:s text:c="3"/>1,880,360</text:p>
          </table:table-cell>
          <table:table-cell table:style-name="ce164" office:value-type="float" office:value="258828" calcext:value-type="float">
            <text:p><text:s text:c="3"/>258,828</text:p>
          </table:table-cell>
          <table:table-cell table:style-name="ce177" office:value-type="float" office:value="13.76" calcext:value-type="float">
            <text:p><text:s text:c="3"/>13.76</text:p>
          </table:table-cell>
          <table:table-cell table:style-name="ce164" office:value-type="float" office:value="1400073" calcext:value-type="float">
            <text:p><text:s text:c="3"/>1,400,073</text:p>
          </table:table-cell>
          <table:table-cell table:style-name="ce177" office:value-type="float" office:value="74.46" calcext:value-type="float">
            <text:p><text:s text:c="3"/>74.46</text:p>
          </table:table-cell>
          <table:table-cell table:style-name="ce164" office:value-type="float" office:value="221459" calcext:value-type="float">
            <text:p><text:s text:c="3"/>221,459</text:p>
          </table:table-cell>
          <table:table-cell table:style-name="ce177" office:value-type="float" office:value="11.78" calcext:value-type="float">
            <text:p><text:s text:c="3"/>11.78</text:p>
          </table:table-cell>
          <table:table-cell table:style-name="ce164" office:value-type="float" office:value="1495213" calcext:value-type="float">
            <text:p><text:s text:c="3"/>1,495,213</text:p>
          </table:table-cell>
          <table:table-cell table:style-name="ce188" office:value-type="float" office:value="79.52" calcext:value-type="float">
            <text:p><text:s text:c="3"/>79.52</text:p>
          </table:table-cell>
          <table:table-cell table:style-name="ce193" table:number-columns-repeated="1014"/>
        </table:table-row>
        <table:table-row table:style-name="ro35">
          <table:table-cell table:style-name="ce151" office:value-type="string" calcext:value-type="string">
            <text:p>高 <text:s/>雄 <text:s/>市</text:p>
          </table:table-cell>
          <table:table-cell table:style-name="ce164" office:value-type="float" office:value="2777128" calcext:value-type="float">
            <text:p><text:s text:c="3"/>2,777,128</text:p>
          </table:table-cell>
          <table:table-cell table:style-name="ce164" office:value-type="float" office:value="383001" calcext:value-type="float">
            <text:p><text:s text:c="3"/>383,001</text:p>
          </table:table-cell>
          <table:table-cell table:style-name="ce177" office:value-type="float" office:value="13.79" calcext:value-type="float">
            <text:p><text:s text:c="3"/>13.79</text:p>
          </table:table-cell>
          <table:table-cell table:style-name="ce164" office:value-type="float" office:value="2094894" calcext:value-type="float">
            <text:p><text:s text:c="3"/>2,094,894</text:p>
          </table:table-cell>
          <table:table-cell table:style-name="ce177" office:value-type="float" office:value="75.43" calcext:value-type="float">
            <text:p><text:s text:c="3"/>75.43</text:p>
          </table:table-cell>
          <table:table-cell table:style-name="ce164" office:value-type="float" office:value="299233" calcext:value-type="float">
            <text:p><text:s text:c="3"/>299,233</text:p>
          </table:table-cell>
          <table:table-cell table:style-name="ce177" office:value-type="float" office:value="10.77" calcext:value-type="float">
            <text:p><text:s text:c="3"/>10.77</text:p>
          </table:table-cell>
          <table:table-cell table:style-name="ce164" office:value-type="float" office:value="2207117" calcext:value-type="float">
            <text:p><text:s text:c="3"/>2,207,117</text:p>
          </table:table-cell>
          <table:table-cell table:style-name="ce188" office:value-type="float" office:value="79.47" calcext:value-type="float">
            <text:p><text:s text:c="3"/>79.47</text:p>
          </table:table-cell>
          <table:table-cell table:style-name="ce193" table:number-columns-repeated="1014"/>
        </table:table-row>
        <table:table-row table:style-name="ro22">
          <table:table-cell table:style-name="ce151" office:value-type="string" calcext:value-type="string">
            <text:p><text:s/>臺 <text:s/>灣 <text:s/>省 </text:p>
          </table:table-cell>
          <table:table-cell table:style-name="ce164" office:value-type="float" office:value="9228928" calcext:value-type="float">
            <text:p><text:s text:c="3"/>9,228,928</text:p>
          </table:table-cell>
          <table:table-cell table:style-name="ce164" office:value-type="float" office:value="1396282" calcext:value-type="float">
            <text:p><text:s text:c="3"/>1,396,282</text:p>
          </table:table-cell>
          <table:table-cell table:style-name="ce177" office:value-type="float" office:value="15.13" calcext:value-type="float">
            <text:p><text:s text:c="3"/>15.13</text:p>
          </table:table-cell>
          <table:table-cell table:style-name="ce164" office:value-type="float" office:value="6722571" calcext:value-type="float">
            <text:p><text:s text:c="3"/>6,722,571</text:p>
          </table:table-cell>
          <table:table-cell table:style-name="ce177" office:value-type="float" office:value="72.84" calcext:value-type="float">
            <text:p><text:s text:c="3"/>72.84</text:p>
          </table:table-cell>
          <table:table-cell table:style-name="ce164" office:value-type="float" office:value="1110075" calcext:value-type="float">
            <text:p><text:s text:c="3"/>1,110,075</text:p>
          </table:table-cell>
          <table:table-cell table:style-name="ce177" office:value-type="float" office:value="12.03" calcext:value-type="float">
            <text:p><text:s text:c="3"/>12.03</text:p>
          </table:table-cell>
          <table:table-cell table:style-name="ce164" office:value-type="float" office:value="7170365" calcext:value-type="float">
            <text:p><text:s text:c="3"/>7,170,365</text:p>
          </table:table-cell>
          <table:table-cell table:style-name="ce188" office:value-type="float" office:value="77.69" calcext:value-type="float">
            <text:p><text:s text:c="3"/>77.69</text:p>
          </table:table-cell>
          <table:table-cell table:style-name="ce193" table:number-columns-repeated="1014"/>
        </table:table-row>
        <table:table-row table:style-name="ro17">
          <table:table-cell table:style-name="ce153" office:value-type="string" calcext:value-type="string">
            <text:p>宜 蘭 縣</text:p>
          </table:table-cell>
          <table:table-cell table:style-name="ce165" office:value-type="float" office:value="458438" calcext:value-type="float">
            <text:p><text:s text:c="3"/>458,438</text:p>
          </table:table-cell>
          <table:table-cell table:style-name="ce165" office:value-type="float" office:value="64409" calcext:value-type="float">
            <text:p><text:s text:c="3"/>64,409</text:p>
          </table:table-cell>
          <table:table-cell table:style-name="ce178" office:value-type="float" office:value="14.05" calcext:value-type="float">
            <text:p><text:s text:c="3"/>14.05</text:p>
          </table:table-cell>
          <table:table-cell table:style-name="ce165" office:value-type="float" office:value="333104" calcext:value-type="float">
            <text:p><text:s text:c="3"/>333,104</text:p>
          </table:table-cell>
          <table:table-cell table:style-name="ce178" office:value-type="float" office:value="72.66" calcext:value-type="float">
            <text:p><text:s text:c="3"/>72.66</text:p>
          </table:table-cell>
          <table:table-cell table:style-name="ce165" office:value-type="float" office:value="60925" calcext:value-type="float">
            <text:p><text:s text:c="3"/>60,925</text:p>
          </table:table-cell>
          <table:table-cell table:style-name="ce178" office:value-type="float" office:value="13.29" calcext:value-type="float">
            <text:p><text:s text:c="3"/>13.29</text:p>
          </table:table-cell>
          <table:table-cell table:style-name="ce165" office:value-type="float" office:value="360222" calcext:value-type="float">
            <text:p><text:s text:c="3"/>360,222</text:p>
          </table:table-cell>
          <table:table-cell table:style-name="ce189" office:value-type="float" office:value="78.58" calcext:value-type="float">
            <text:p><text:s text:c="3"/>78.58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桃 園 縣</text:p>
          </table:table-cell>
          <table:table-cell table:style-name="ce165" office:value-type="float" office:value="2027097" calcext:value-type="float">
            <text:p><text:s text:c="3"/>2,027,097</text:p>
          </table:table-cell>
          <table:table-cell table:style-name="ce165" office:value-type="float" office:value="342622" calcext:value-type="float">
            <text:p><text:s text:c="3"/>342,622</text:p>
          </table:table-cell>
          <table:table-cell table:style-name="ce178" office:value-type="float" office:value="16.9" calcext:value-type="float">
            <text:p><text:s text:c="3"/>16.90</text:p>
          </table:table-cell>
          <table:table-cell table:style-name="ce165" office:value-type="float" office:value="1511644" calcext:value-type="float">
            <text:p><text:s text:c="3"/>1,511,644</text:p>
          </table:table-cell>
          <table:table-cell table:style-name="ce178" office:value-type="float" office:value="74.57" calcext:value-type="float">
            <text:p><text:s text:c="3"/>74.57</text:p>
          </table:table-cell>
          <table:table-cell table:style-name="ce165" office:value-type="float" office:value="172831" calcext:value-type="float">
            <text:p><text:s text:c="3"/>172,831</text:p>
          </table:table-cell>
          <table:table-cell table:style-name="ce178" office:value-type="float" office:value="8.53" calcext:value-type="float">
            <text:p><text:s text:c="3"/>8.53</text:p>
          </table:table-cell>
          <table:table-cell table:style-name="ce165" office:value-type="float" office:value="1528914" calcext:value-type="float">
            <text:p><text:s text:c="3"/>1,528,914</text:p>
          </table:table-cell>
          <table:table-cell table:style-name="ce189" office:value-type="float" office:value="75.42" calcext:value-type="float">
            <text:p><text:s text:c="3"/>75.42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新 竹 縣</text:p>
          </table:table-cell>
          <table:table-cell table:style-name="ce165" office:value-type="float" office:value="522855" calcext:value-type="float">
            <text:p><text:s text:c="3"/>522,855</text:p>
          </table:table-cell>
          <table:table-cell table:style-name="ce165" office:value-type="float" office:value="93883" calcext:value-type="float">
            <text:p><text:s text:c="3"/>93,883</text:p>
          </table:table-cell>
          <table:table-cell table:style-name="ce178" office:value-type="float" office:value="17.96" calcext:value-type="float">
            <text:p><text:s text:c="3"/>17.96</text:p>
          </table:table-cell>
          <table:table-cell table:style-name="ce165" office:value-type="float" office:value="371261" calcext:value-type="float">
            <text:p><text:s text:c="3"/>371,261</text:p>
          </table:table-cell>
          <table:table-cell table:style-name="ce178" office:value-type="float" office:value="71.01" calcext:value-type="float">
            <text:p><text:s text:c="3"/>71.01</text:p>
          </table:table-cell>
          <table:table-cell table:style-name="ce165" office:value-type="float" office:value="57711" calcext:value-type="float">
            <text:p><text:s text:c="3"/>57,711</text:p>
          </table:table-cell>
          <table:table-cell table:style-name="ce178" office:value-type="float" office:value="11.04" calcext:value-type="float">
            <text:p><text:s text:c="3"/>11.04</text:p>
          </table:table-cell>
          <table:table-cell table:style-name="ce165" office:value-type="float" office:value="390666" calcext:value-type="float">
            <text:p><text:s text:c="3"/>390,666</text:p>
          </table:table-cell>
          <table:table-cell table:style-name="ce189" office:value-type="float" office:value="74.72" calcext:value-type="float">
            <text:p><text:s text:c="3"/>74.72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苗 栗 縣</text:p>
          </table:table-cell>
          <table:table-cell table:style-name="ce165" office:value-type="float" office:value="563300" calcext:value-type="float">
            <text:p><text:s text:c="3"/>563,300</text:p>
          </table:table-cell>
          <table:table-cell table:style-name="ce165" office:value-type="float" office:value="83849" calcext:value-type="float">
            <text:p><text:s text:c="3"/>83,849</text:p>
          </table:table-cell>
          <table:table-cell table:style-name="ce178" office:value-type="float" office:value="14.89" calcext:value-type="float">
            <text:p><text:s text:c="3"/>14.89</text:p>
          </table:table-cell>
          <table:table-cell table:style-name="ce165" office:value-type="float" office:value="403376" calcext:value-type="float">
            <text:p><text:s text:c="3"/>403,376</text:p>
          </table:table-cell>
          <table:table-cell table:style-name="ce178" office:value-type="float" office:value="71.61" calcext:value-type="float">
            <text:p><text:s text:c="3"/>71.61</text:p>
          </table:table-cell>
          <table:table-cell table:style-name="ce165" office:value-type="float" office:value="76075" calcext:value-type="float">
            <text:p><text:s text:c="3"/>76,075</text:p>
          </table:table-cell>
          <table:table-cell table:style-name="ce178" office:value-type="float" office:value="13.51" calcext:value-type="float">
            <text:p><text:s text:c="3"/>13.51</text:p>
          </table:table-cell>
          <table:table-cell table:style-name="ce165" office:value-type="float" office:value="439791" calcext:value-type="float">
            <text:p><text:s text:c="3"/>439,791</text:p>
          </table:table-cell>
          <table:table-cell table:style-name="ce189" office:value-type="float" office:value="78.07" calcext:value-type="float">
            <text:p><text:s text:c="3"/>78.07</text:p>
          </table:table-cell>
          <table:table-cell table:style-name="ce193" table:number-columns-repeated="1014"/>
        </table:table-row>
        <table:table-row table:style-name="ro36">
          <table:table-cell table:style-name="ce153" office:value-type="string" calcext:value-type="string">
            <text:p>彰 化 縣</text:p>
          </table:table-cell>
          <table:table-cell table:style-name="ce165" office:value-type="float" office:value="1299606" calcext:value-type="float">
            <text:p><text:s text:c="3"/>1,299,606</text:p>
          </table:table-cell>
          <table:table-cell table:style-name="ce165" office:value-type="float" office:value="198185" calcext:value-type="float">
            <text:p><text:s text:c="3"/>198,185</text:p>
          </table:table-cell>
          <table:table-cell table:style-name="ce178" office:value-type="float" office:value="15.25" calcext:value-type="float">
            <text:p><text:s text:c="3"/>15.25</text:p>
          </table:table-cell>
          <table:table-cell table:style-name="ce165" office:value-type="float" office:value="940434" calcext:value-type="float">
            <text:p><text:s text:c="3"/>940,434</text:p>
          </table:table-cell>
          <table:table-cell table:style-name="ce178" office:value-type="float" office:value="72.36" calcext:value-type="float">
            <text:p><text:s text:c="3"/>72.36</text:p>
          </table:table-cell>
          <table:table-cell table:style-name="ce165" office:value-type="float" office:value="160987" calcext:value-type="float">
            <text:p><text:s text:c="3"/>160,987</text:p>
          </table:table-cell>
          <table:table-cell table:style-name="ce178" office:value-type="float" office:value="12.39" calcext:value-type="float">
            <text:p><text:s text:c="3"/>12.39</text:p>
          </table:table-cell>
          <table:table-cell table:style-name="ce165" office:value-type="float" office:value="1009158" calcext:value-type="float">
            <text:p><text:s text:c="3"/>1,009,158</text:p>
          </table:table-cell>
          <table:table-cell table:style-name="ce189" office:value-type="float" office:value="77.65" calcext:value-type="float">
            <text:p><text:s text:c="3"/>77.65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南 投 縣</text:p>
          </table:table-cell>
          <table:table-cell table:style-name="ce165" office:value-type="float" office:value="520289" calcext:value-type="float">
            <text:p><text:s text:c="3"/>520,289</text:p>
          </table:table-cell>
          <table:table-cell table:style-name="ce165" office:value-type="float" office:value="70721" calcext:value-type="float">
            <text:p><text:s text:c="3"/>70,721</text:p>
          </table:table-cell>
          <table:table-cell table:style-name="ce178" office:value-type="float" office:value="13.59" calcext:value-type="float">
            <text:p><text:s text:c="3"/>13.59</text:p>
          </table:table-cell>
          <table:table-cell table:style-name="ce165" office:value-type="float" office:value="377366" calcext:value-type="float">
            <text:p><text:s text:c="3"/>377,366</text:p>
          </table:table-cell>
          <table:table-cell table:style-name="ce178" office:value-type="float" office:value="72.53" calcext:value-type="float">
            <text:p><text:s text:c="3"/>72.53</text:p>
          </table:table-cell>
          <table:table-cell table:style-name="ce165" office:value-type="float" office:value="72202" calcext:value-type="float">
            <text:p><text:s text:c="3"/>72,202</text:p>
          </table:table-cell>
          <table:table-cell table:style-name="ce178" office:value-type="float" office:value="13.88" calcext:value-type="float">
            <text:p><text:s text:c="3"/>13.88</text:p>
          </table:table-cell>
          <table:table-cell table:style-name="ce165" office:value-type="float" office:value="412555" calcext:value-type="float">
            <text:p><text:s text:c="3"/>412,555</text:p>
          </table:table-cell>
          <table:table-cell table:style-name="ce189" office:value-type="float" office:value="79.29" calcext:value-type="float">
            <text:p><text:s text:c="3"/>79.29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雲 林 縣</text:p>
          </table:table-cell>
          <table:table-cell table:style-name="ce165" office:value-type="float" office:value="711183" calcext:value-type="float">
            <text:p><text:s text:c="3"/>711,183</text:p>
          </table:table-cell>
          <table:table-cell table:style-name="ce165" office:value-type="float" office:value="100653" calcext:value-type="float">
            <text:p><text:s text:c="3"/>100,653</text:p>
          </table:table-cell>
          <table:table-cell table:style-name="ce178" office:value-type="float" office:value="14.15" calcext:value-type="float">
            <text:p><text:s text:c="3"/>14.15</text:p>
          </table:table-cell>
          <table:table-cell table:style-name="ce165" office:value-type="float" office:value="500712" calcext:value-type="float">
            <text:p><text:s text:c="3"/>500,712</text:p>
          </table:table-cell>
          <table:table-cell table:style-name="ce178" office:value-type="float" office:value="70.41" calcext:value-type="float">
            <text:p><text:s text:c="3"/>70.41</text:p>
          </table:table-cell>
          <table:table-cell table:style-name="ce165" office:value-type="float" office:value="109818" calcext:value-type="float">
            <text:p><text:s text:c="3"/>109,818</text:p>
          </table:table-cell>
          <table:table-cell table:style-name="ce178" office:value-type="float" office:value="15.44" calcext:value-type="float">
            <text:p><text:s text:c="3"/>15.44</text:p>
          </table:table-cell>
          <table:table-cell table:style-name="ce165" office:value-type="float" office:value="563892" calcext:value-type="float">
            <text:p><text:s text:c="3"/>563,892</text:p>
          </table:table-cell>
          <table:table-cell table:style-name="ce189" office:value-type="float" office:value="79.29" calcext:value-type="float">
            <text:p><text:s text:c="3"/>79.29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嘉 義 縣</text:p>
          </table:table-cell>
          <table:table-cell table:style-name="ce165" office:value-type="float" office:value="533985" calcext:value-type="float">
            <text:p><text:s text:c="3"/>533,985</text:p>
          </table:table-cell>
          <table:table-cell table:style-name="ce165" office:value-type="float" office:value="67517" calcext:value-type="float">
            <text:p><text:s text:c="3"/>67,517</text:p>
          </table:table-cell>
          <table:table-cell table:style-name="ce178" office:value-type="float" office:value="12.64" calcext:value-type="float">
            <text:p><text:s text:c="3"/>12.64</text:p>
          </table:table-cell>
          <table:table-cell table:style-name="ce165" office:value-type="float" office:value="381172" calcext:value-type="float">
            <text:p><text:s text:c="3"/>381,172</text:p>
          </table:table-cell>
          <table:table-cell table:style-name="ce178" office:value-type="float" office:value="71.38" calcext:value-type="float">
            <text:p><text:s text:c="3"/>71.38</text:p>
          </table:table-cell>
          <table:table-cell table:style-name="ce165" office:value-type="float" office:value="85296" calcext:value-type="float">
            <text:p><text:s text:c="3"/>85,296</text:p>
          </table:table-cell>
          <table:table-cell table:style-name="ce178" office:value-type="float" office:value="15.97" calcext:value-type="float">
            <text:p><text:s text:c="3"/>15.97</text:p>
          </table:table-cell>
          <table:table-cell table:style-name="ce165" office:value-type="float" office:value="431448" calcext:value-type="float">
            <text:p><text:s text:c="3"/>431,448</text:p>
          </table:table-cell>
          <table:table-cell table:style-name="ce189" office:value-type="float" office:value="80.8" calcext:value-type="float">
            <text:p><text:s text:c="3"/>80.80</text:p>
          </table:table-cell>
          <table:table-cell table:style-name="ce193" table:number-columns-repeated="1014"/>
        </table:table-row>
        <table:table-row table:style-name="ro36">
          <table:table-cell table:style-name="ce153" office:value-type="string" calcext:value-type="string">
            <text:p>屏 東 縣</text:p>
          </table:table-cell>
          <table:table-cell table:style-name="ce165" office:value-type="float" office:value="859066" calcext:value-type="float">
            <text:p><text:s text:c="3"/>859,066</text:p>
          </table:table-cell>
          <table:table-cell table:style-name="ce165" office:value-type="float" office:value="112913" calcext:value-type="float">
            <text:p><text:s text:c="3"/>112,913</text:p>
          </table:table-cell>
          <table:table-cell table:style-name="ce178" office:value-type="float" office:value="13.14" calcext:value-type="float">
            <text:p><text:s text:c="3"/>13.14</text:p>
          </table:table-cell>
          <table:table-cell table:style-name="ce165" office:value-type="float" office:value="634388" calcext:value-type="float">
            <text:p><text:s text:c="3"/>634,388</text:p>
          </table:table-cell>
          <table:table-cell table:style-name="ce178" office:value-type="float" office:value="73.85" calcext:value-type="float">
            <text:p><text:s text:c="3"/>73.85</text:p>
          </table:table-cell>
          <table:table-cell table:style-name="ce165" office:value-type="float" office:value="111765" calcext:value-type="float">
            <text:p><text:s text:c="3"/>111,765</text:p>
          </table:table-cell>
          <table:table-cell table:style-name="ce178" office:value-type="float" office:value="13.01" calcext:value-type="float">
            <text:p><text:s text:c="3"/>13.01</text:p>
          </table:table-cell>
          <table:table-cell table:style-name="ce165" office:value-type="float" office:value="684974" calcext:value-type="float">
            <text:p><text:s text:c="3"/>684,974</text:p>
          </table:table-cell>
          <table:table-cell table:style-name="ce189" office:value-type="float" office:value="79.73" calcext:value-type="float">
            <text:p><text:s text:c="3"/>79.73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臺 東 縣</text:p>
          </table:table-cell>
          <table:table-cell table:style-name="ce165" office:value-type="float" office:value="226513" calcext:value-type="float">
            <text:p><text:s text:c="3"/>226,513</text:p>
          </table:table-cell>
          <table:table-cell table:style-name="ce165" office:value-type="float" office:value="32212" calcext:value-type="float">
            <text:p><text:s text:c="3"/>32,212</text:p>
          </table:table-cell>
          <table:table-cell table:style-name="ce178" office:value-type="float" office:value="14.22" calcext:value-type="float">
            <text:p><text:s text:c="3"/>14.22</text:p>
          </table:table-cell>
          <table:table-cell table:style-name="ce165" office:value-type="float" office:value="163928" calcext:value-type="float">
            <text:p><text:s text:c="3"/>163,928</text:p>
          </table:table-cell>
          <table:table-cell table:style-name="ce178" office:value-type="float" office:value="72.37" calcext:value-type="float">
            <text:p><text:s text:c="3"/>72.37</text:p>
          </table:table-cell>
          <table:table-cell table:style-name="ce165" office:value-type="float" office:value="30373" calcext:value-type="float">
            <text:p><text:s text:c="3"/>30,373</text:p>
          </table:table-cell>
          <table:table-cell table:style-name="ce178" office:value-type="float" office:value="13.41" calcext:value-type="float">
            <text:p><text:s text:c="3"/>13.41</text:p>
          </table:table-cell>
          <table:table-cell table:style-name="ce165" office:value-type="float" office:value="178710" calcext:value-type="float">
            <text:p><text:s text:c="3"/>178,710</text:p>
          </table:table-cell>
          <table:table-cell table:style-name="ce189" office:value-type="float" office:value="78.9" calcext:value-type="float">
            <text:p><text:s text:c="3"/>78.90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花 蓮 縣</text:p>
          </table:table-cell>
          <table:table-cell table:style-name="ce165" office:value-type="float" office:value="335288" calcext:value-type="float">
            <text:p><text:s text:c="3"/>335,288</text:p>
          </table:table-cell>
          <table:table-cell table:style-name="ce165" office:value-type="float" office:value="46678" calcext:value-type="float">
            <text:p><text:s text:c="3"/>46,678</text:p>
          </table:table-cell>
          <table:table-cell table:style-name="ce178" office:value-type="float" office:value="13.92" calcext:value-type="float">
            <text:p><text:s text:c="3"/>13.92</text:p>
          </table:table-cell>
          <table:table-cell table:style-name="ce165" office:value-type="float" office:value="245353" calcext:value-type="float">
            <text:p><text:s text:c="3"/>245,353</text:p>
          </table:table-cell>
          <table:table-cell table:style-name="ce178" office:value-type="float" office:value="73.18" calcext:value-type="float">
            <text:p><text:s text:c="3"/>73.18</text:p>
          </table:table-cell>
          <table:table-cell table:style-name="ce165" office:value-type="float" office:value="43257" calcext:value-type="float">
            <text:p><text:s text:c="3"/>43,257</text:p>
          </table:table-cell>
          <table:table-cell table:style-name="ce178" office:value-type="float" office:value="12.9" calcext:value-type="float">
            <text:p><text:s text:c="3"/>12.90</text:p>
          </table:table-cell>
          <table:table-cell table:style-name="ce165" office:value-type="float" office:value="264651" calcext:value-type="float">
            <text:p><text:s text:c="3"/>264,651</text:p>
          </table:table-cell>
          <table:table-cell table:style-name="ce189" office:value-type="float" office:value="78.93" calcext:value-type="float">
            <text:p><text:s text:c="3"/>78.93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澎 湖 縣</text:p>
          </table:table-cell>
          <table:table-cell table:style-name="ce165" office:value-type="float" office:value="98612" calcext:value-type="float">
            <text:p><text:s text:c="3"/>98,612</text:p>
          </table:table-cell>
          <table:table-cell table:style-name="ce165" office:value-type="float" office:value="12417" calcext:value-type="float">
            <text:p><text:s text:c="3"/>12,417</text:p>
          </table:table-cell>
          <table:table-cell table:style-name="ce178" office:value-type="float" office:value="12.59" calcext:value-type="float">
            <text:p><text:s text:c="3"/>12.59</text:p>
          </table:table-cell>
          <table:table-cell table:style-name="ce165" office:value-type="float" office:value="72120" calcext:value-type="float">
            <text:p><text:s text:c="3"/>72,120</text:p>
          </table:table-cell>
          <table:table-cell table:style-name="ce178" office:value-type="float" office:value="73.14" calcext:value-type="float">
            <text:p><text:s text:c="3"/>73.14</text:p>
          </table:table-cell>
          <table:table-cell table:style-name="ce165" office:value-type="float" office:value="14075" calcext:value-type="float">
            <text:p><text:s text:c="3"/>14,075</text:p>
          </table:table-cell>
          <table:table-cell table:style-name="ce178" office:value-type="float" office:value="14.27" calcext:value-type="float">
            <text:p><text:s text:c="3"/>14.27</text:p>
          </table:table-cell>
          <table:table-cell table:style-name="ce165" office:value-type="float" office:value="79386" calcext:value-type="float">
            <text:p><text:s text:c="3"/>79,386</text:p>
          </table:table-cell>
          <table:table-cell table:style-name="ce189" office:value-type="float" office:value="80.5" calcext:value-type="float">
            <text:p><text:s text:c="3"/>80.50</text:p>
          </table:table-cell>
          <table:table-cell table:style-name="ce193" table:number-columns-repeated="1014"/>
        </table:table-row>
        <table:table-row table:style-name="ro36">
          <table:table-cell table:style-name="ce153" office:value-type="string" calcext:value-type="string">
            <text:p>基 隆 市</text:p>
          </table:table-cell>
          <table:table-cell table:style-name="ce165" office:value-type="float" office:value="377309" calcext:value-type="float">
            <text:p><text:s text:c="3"/>377,309</text:p>
          </table:table-cell>
          <table:table-cell table:style-name="ce165" office:value-type="float" office:value="47966" calcext:value-type="float">
            <text:p><text:s text:c="3"/>47,966</text:p>
          </table:table-cell>
          <table:table-cell table:style-name="ce178" office:value-type="float" office:value="12.71" calcext:value-type="float">
            <text:p><text:s text:c="3"/>12.71</text:p>
          </table:table-cell>
          <table:table-cell table:style-name="ce165" office:value-type="float" office:value="286057" calcext:value-type="float">
            <text:p><text:s text:c="3"/>286,057</text:p>
          </table:table-cell>
          <table:table-cell table:style-name="ce178" office:value-type="float" office:value="75.82" calcext:value-type="float">
            <text:p><text:s text:c="3"/>75.82</text:p>
          </table:table-cell>
          <table:table-cell table:style-name="ce165" office:value-type="float" office:value="43286" calcext:value-type="float">
            <text:p><text:s text:c="3"/>43,286</text:p>
          </table:table-cell>
          <table:table-cell table:style-name="ce178" office:value-type="float" office:value="11.47" calcext:value-type="float">
            <text:p><text:s text:c="3"/>11.47</text:p>
          </table:table-cell>
          <table:table-cell table:style-name="ce165" office:value-type="float" office:value="302504" calcext:value-type="float">
            <text:p><text:s text:c="3"/>302,504</text:p>
          </table:table-cell>
          <table:table-cell table:style-name="ce189" office:value-type="float" office:value="80.17" calcext:value-type="float">
            <text:p><text:s text:c="3"/>80.17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新 竹 市</text:p>
          </table:table-cell>
          <table:table-cell table:style-name="ce165" office:value-type="float" office:value="424099" calcext:value-type="float">
            <text:p><text:s text:c="3"/>424,099</text:p>
          </table:table-cell>
          <table:table-cell table:style-name="ce165" office:value-type="float" office:value="78405" calcext:value-type="float">
            <text:p><text:s text:c="3"/>78,405</text:p>
          </table:table-cell>
          <table:table-cell table:style-name="ce178" office:value-type="float" office:value="18.49" calcext:value-type="float">
            <text:p><text:s text:c="3"/>18.49</text:p>
          </table:table-cell>
          <table:table-cell table:style-name="ce165" office:value-type="float" office:value="305125" calcext:value-type="float">
            <text:p><text:s text:c="3"/>305,125</text:p>
          </table:table-cell>
          <table:table-cell table:style-name="ce178" office:value-type="float" office:value="71.95" calcext:value-type="float">
            <text:p><text:s text:c="3"/>71.95</text:p>
          </table:table-cell>
          <table:table-cell table:style-name="ce165" office:value-type="float" office:value="40569" calcext:value-type="float">
            <text:p><text:s text:c="3"/>40,569</text:p>
          </table:table-cell>
          <table:table-cell table:style-name="ce178" office:value-type="float" office:value="9.57" calcext:value-type="float">
            <text:p><text:s text:c="3"/>9.57</text:p>
          </table:table-cell>
          <table:table-cell table:style-name="ce165" office:value-type="float" office:value="316564" calcext:value-type="float">
            <text:p><text:s text:c="3"/>316,564</text:p>
          </table:table-cell>
          <table:table-cell table:style-name="ce189" office:value-type="float" office:value="74.64" calcext:value-type="float">
            <text:p><text:s text:c="3"/>74.64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嘉 義 市</text:p>
          </table:table-cell>
          <table:table-cell table:style-name="ce165" office:value-type="float" office:value="271288" calcext:value-type="float">
            <text:p><text:s text:c="3"/>271,288</text:p>
          </table:table-cell>
          <table:table-cell table:style-name="ce165" office:value-type="float" office:value="43852" calcext:value-type="float">
            <text:p><text:s text:c="3"/>43,852</text:p>
          </table:table-cell>
          <table:table-cell table:style-name="ce178" office:value-type="float" office:value="16.16" calcext:value-type="float">
            <text:p><text:s text:c="3"/>16.16</text:p>
          </table:table-cell>
          <table:table-cell table:style-name="ce165" office:value-type="float" office:value="196531" calcext:value-type="float">
            <text:p><text:s text:c="3"/>196,531</text:p>
          </table:table-cell>
          <table:table-cell table:style-name="ce178" office:value-type="float" office:value="72.44" calcext:value-type="float">
            <text:p><text:s text:c="3"/>72.44</text:p>
          </table:table-cell>
          <table:table-cell table:style-name="ce165" office:value-type="float" office:value="30905" calcext:value-type="float">
            <text:p><text:s text:c="3"/>30,905</text:p>
          </table:table-cell>
          <table:table-cell table:style-name="ce178" office:value-type="float" office:value="11.39" calcext:value-type="float">
            <text:p><text:s text:c="3"/>11.39</text:p>
          </table:table-cell>
          <table:table-cell table:style-name="ce165" office:value-type="float" office:value="206930" calcext:value-type="float">
            <text:p><text:s text:c="3"/>206,930</text:p>
          </table:table-cell>
          <table:table-cell table:style-name="ce189" office:value-type="float" office:value="76.28" calcext:value-type="float">
            <text:p><text:s text:c="3"/>76.28</text:p>
          </table:table-cell>
          <table:table-cell table:style-name="ce193" table:number-columns-repeated="1014"/>
        </table:table-row>
        <table:table-row table:style-name="ro13">
          <table:table-cell table:style-name="ce151" office:value-type="string" calcext:value-type="string">
            <text:p>福 <text:s/>建 <text:s/>省</text:p>
          </table:table-cell>
          <table:table-cell table:style-name="ce164" office:value-type="float" office:value="122833" calcext:value-type="float">
            <text:p><text:s text:c="3"/>122,833</text:p>
          </table:table-cell>
          <table:table-cell table:style-name="ce164" office:value-type="float" office:value="14679" calcext:value-type="float">
            <text:p><text:s text:c="3"/>14,679</text:p>
          </table:table-cell>
          <table:table-cell table:style-name="ce177" office:value-type="float" office:value="11.95" calcext:value-type="float">
            <text:p><text:s text:c="3"/>11.95</text:p>
          </table:table-cell>
          <table:table-cell table:style-name="ce164" office:value-type="float" office:value="94313" calcext:value-type="float">
            <text:p><text:s text:c="3"/>94,313</text:p>
          </table:table-cell>
          <table:table-cell table:style-name="ce177" office:value-type="float" office:value="76.78" calcext:value-type="float">
            <text:p><text:s text:c="3"/>76.78</text:p>
          </table:table-cell>
          <table:table-cell table:style-name="ce164" office:value-type="float" office:value="13841" calcext:value-type="float">
            <text:p><text:s text:c="3"/>13,841</text:p>
          </table:table-cell>
          <table:table-cell table:style-name="ce177" office:value-type="float" office:value="11.27" calcext:value-type="float">
            <text:p><text:s text:c="3"/>11.27</text:p>
          </table:table-cell>
          <table:table-cell table:style-name="ce164" office:value-type="float" office:value="99849" calcext:value-type="float">
            <text:p><text:s text:c="3"/>99,849</text:p>
          </table:table-cell>
          <table:table-cell table:style-name="ce188" office:value-type="float" office:value="81.29" calcext:value-type="float">
            <text:p><text:s text:c="3"/>81.29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金 門 縣</text:p>
          </table:table-cell>
          <table:table-cell table:style-name="ce165" office:value-type="float" office:value="111775" calcext:value-type="float">
            <text:p><text:s text:c="3"/>111,775</text:p>
          </table:table-cell>
          <table:table-cell table:style-name="ce165" office:value-type="float" office:value="13170" calcext:value-type="float">
            <text:p><text:s text:c="3"/>13,170</text:p>
          </table:table-cell>
          <table:table-cell table:style-name="ce178" office:value-type="float" office:value="11.78" calcext:value-type="float">
            <text:p><text:s text:c="3"/>11.78</text:p>
          </table:table-cell>
          <table:table-cell table:style-name="ce165" office:value-type="float" office:value="85793" calcext:value-type="float">
            <text:p><text:s text:c="3"/>85,793</text:p>
          </table:table-cell>
          <table:table-cell table:style-name="ce178" office:value-type="float" office:value="76.76" calcext:value-type="float">
            <text:p><text:s text:c="3"/>76.76</text:p>
          </table:table-cell>
          <table:table-cell table:style-name="ce165" office:value-type="float" office:value="12812" calcext:value-type="float">
            <text:p><text:s text:c="3"/>12,812</text:p>
          </table:table-cell>
          <table:table-cell table:style-name="ce178" office:value-type="float" office:value="11.46" calcext:value-type="float">
            <text:p><text:s text:c="3"/>11.46</text:p>
          </table:table-cell>
          <table:table-cell table:style-name="ce165" office:value-type="float" office:value="91026" calcext:value-type="float">
            <text:p><text:s text:c="3"/>91,026</text:p>
          </table:table-cell>
          <table:table-cell table:style-name="ce189" office:value-type="float" office:value="81.44" calcext:value-type="float">
            <text:p><text:s text:c="3"/>81.44</text:p>
          </table:table-cell>
          <table:table-cell table:style-name="ce193" table:number-columns-repeated="1014"/>
        </table:table-row>
        <table:table-row table:style-name="ro7">
          <table:table-cell table:style-name="ce153" office:value-type="string" calcext:value-type="string">
            <text:p>連 江 縣</text:p>
          </table:table-cell>
          <table:table-cell table:style-name="ce166" office:value-type="float" office:value="11058" calcext:value-type="float">
            <text:p><text:s text:c="3"/>11,058</text:p>
          </table:table-cell>
          <table:table-cell table:style-name="ce166" office:value-type="float" office:value="1509" calcext:value-type="float">
            <text:p><text:s text:c="3"/>1,509</text:p>
          </table:table-cell>
          <table:table-cell table:style-name="ce179" office:value-type="float" office:value="13.65" calcext:value-type="float">
            <text:p><text:s text:c="3"/>13.65</text:p>
          </table:table-cell>
          <table:table-cell table:style-name="ce166" office:value-type="float" office:value="8520" calcext:value-type="float">
            <text:p><text:s text:c="3"/>8,520</text:p>
          </table:table-cell>
          <table:table-cell table:style-name="ce179" office:value-type="float" office:value="77.05" calcext:value-type="float">
            <text:p><text:s text:c="3"/>77.05</text:p>
          </table:table-cell>
          <table:table-cell table:style-name="ce166" office:value-type="float" office:value="1029" calcext:value-type="float">
            <text:p><text:s text:c="3"/>1,029</text:p>
          </table:table-cell>
          <table:table-cell table:style-name="ce179" office:value-type="float" office:value="9.31" calcext:value-type="float">
            <text:p><text:s text:c="3"/>9.31</text:p>
          </table:table-cell>
          <table:table-cell table:style-name="ce166" office:value-type="float" office:value="8823" calcext:value-type="float">
            <text:p><text:s text:c="3"/>8,823</text:p>
          </table:table-cell>
          <table:table-cell table:style-name="ce190" office:value-type="float" office:value="79.79" calcext:value-type="float">
            <text:p><text:s text:c="3"/>79.79</text:p>
          </table:table-cell>
          <table:table-cell table:style-name="ce193" table:number-columns-repeated="1014"/>
        </table:table-row>
        <table:table-row table:style-name="ro37">
          <table:table-cell table:style-name="ce154"/>
          <table:table-cell table:style-name="ce167" table:number-columns-repeated="7"/>
          <table:table-cell table:style-name="ce182"/>
          <table:table-cell table:style-name="ce191"/>
          <table:table-cell table:style-name="ce168" table:number-columns-repeated="1014"/>
        </table:table-row>
        <table:table-row table:style-name="ro14">
          <table:table-cell table:style-name="ce155"/>
          <table:table-cell table:style-name="ce168" table:number-columns-repeated="8"/>
          <table:table-cell table:style-name="ce192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11 </text:span><text:span text:style-name="T10">月</text:span><text:span text:style-name="T9"> 5 </text:span><text:span text:style-name="T10">日</text:span><text:span text:style-name="T9"> </text:span><text:span text:style-name="T10">編製</text:span></text:p>
          </table:table-cell>
          <table:table-cell table:style-name="ce168" table:number-columns-repeated="1014"/>
        </table:table-row>
        <table:table-row table:style-name="ro14">
          <table:table-cell table:style-name="ce156"/>
          <table:table-cell table:style-name="ce169" table:number-columns-repeated="1023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資料分析 " table:style-name="ta4" table:print-ranges="'資料分析 '.A1:'資料分析 '.H94">
        <table:table-column table:style-name="co29" table:number-columns-repeated="6" table:default-cell-style-name="Default"/>
        <table:table-column table:style-name="co30" table:default-cell-style-name="ce196"/>
        <table:table-column table:style-name="co31" table:default-cell-style-name="ce196"/>
        <table:table-column table:style-name="co29" table:number-columns-repeated="1016" table:default-cell-style-name="Default"/>
        <table:table-row table:style-name="ro1">
          <table:table-cell>
            <draw:frame table:end-cell-address="'資料分析 '.I47" table:end-x="0.64mm" table:end-y="4.04mm" draw:z-index="0" draw:name="Picture 3" draw:style-name="gr1" draw:text-style-name="P1" svg:width="165.45mm" svg:height="247.45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>
            <draw:frame table:end-cell-address="'資料分析 '.H94" table:end-x="14.58mm" table:end-y="3.81mm" draw:z-index="1" draw:name="Picture 4" draw:style-name="gr1" draw:text-style-name="P1" svg:width="158.83mm" svg:height="247.22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資料分析 '.$A$1:.$H$94" table:range-usable-as="print-range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–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–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10" style:display-name="一般_新表號03,04,速報3階段年齡-公式101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6mm" fo:margin-right="0mm" style:first-page-number="continue" style:scale-to="66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20mm" fo:margin-left="19mm" fo:margin-right="14.01mm" style:first-page-number="continue" style:scale-to="10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1-05T15:43:38</meta:creation-date>
    <dc:creator>user</dc:creator>
    <dc:date>2012-11-05T15:58:27</dc:date>
    <meta:print-date>2012-11-05T15:57:23</meta:print-date>
    <meta:document-statistic meta:table-count="4" meta:cell-count="174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69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062cm" svg:y="13.341cm" chart:style-name="ch4">
              <text:p>年 月 別</text:p>
            </chart:title>
            <chart:categories table:cell-range-address="'data-1'.B4:'data-1'.B169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69" chart:label-cell-address="'data-1'.D3:'data-1'.D3" chart:class="chart:area">
            <chart:regression-curve chart:style-name="ch8"/>
            <chart:data-point chart:repeated="166"/>
          </chart:series>
          <chart:series chart:style-name="ch9" chart:values-cell-range-address="'data-1'.C4:'data-1'.C169" chart:label-cell-address="'data-1'.C3:'data-1'.C3" chart:class="chart:area">
            <chart:regression-curve chart:style-name="ch10"/>
            <chart:data-point chart:repeated="1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69</svg:desc>
                </draw:g>
              </table:table-cell>
              <table:table-cell office:value-type="float" office:value="5.74">
                <text:p>5.74</text:p>
                <draw:g>
                  <svg:desc>'data-1'.D4:'data-1'.D169</svg:desc>
                </draw:g>
              </table:table-cell>
              <table:table-cell office:value-type="float" office:value="11.71">
                <text:p>11.71</text:p>
                <draw:g>
                  <svg:desc>'data-1'.C4:'data-1'.C169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0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44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0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27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0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52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4mm" fo:min-width="16.52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69 'data-1'.D3:'data-1'.D3 'data-1'.D4:'data-1'.D169 'data-1'.C3:'data-1'.C3 'data-1'.C4:'data-1'.C1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9.62mm" table:end-y="0.75mm" draw:z-index="7" draw:name="Text 13" draw:style-name="gr2" draw:text-style-name="P3" svg:width="152.14mm" svg:height="11.1mm" svg:x="15.5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06mm" table:end-y="2.34mm" draw:z-index="6" draw:name="Text 6" draw:style-name="gr3" draw:text-style-name="P3" svg:width="35.56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2.46mm" table:end-y="0.94mm" draw:z-index="1" draw:name="Text 1" draw:style-name="gr4" draw:text-style-name="P3" svg:width="34.18mm" svg:height="7.91mm" svg:x="13.43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38mm" table:end-y="2.28mm" draw:z-index="4" draw:name="線條 4" draw:style-name="gr5" draw:text-style-name="P4" svg:x1="-11.08mm" svg:y1="-5.27mm" svg:x2="9.37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26mm" table:end-y="3.19mm" draw:z-index="3" draw:name="Text 3" draw:style-name="gr6" draw:text-style-name="P5" svg:width="39.39mm" svg:height="7.5mm" svg:x="19.03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19mm" table:end-y="2.28mm" draw:z-index="5" draw:name="自動形狀 5" draw:style-name="gr7" draw:text-style-name="P6" svg:width="16.2mm" svg:height="10.44mm" svg:x="15.57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0.92mm" table:end-y="2.74mm" draw:z-index="2" draw:name="Text 2" draw:style-name="gr8" draw:text-style-name="P3" svg:width="32.64mm" svg:height="7.11mm" svg:x="13.43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8.69mm" table:end-y="1.38mm" draw:z-index="8" draw:name="Text 15" draw:style-name="gr9" draw:text-style-name="P5" svg:width="17.64mm" svg:height="6.56mm" svg:x="13.62mm" svg:y="3.85mm">
              <text:p text:style-name="P1"><text:span text:style-name="T5">101.10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標楷體" style:font-name-asian="標楷體" style:font-name-complex="標楷體"/>
    </style:style>
    <style:style style:name="T15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1年10月戶口統計資料分析</text:span></text:p>
      <text:p text:style-name="P2">內政部戶政司</text:p>
      <text:p text:style-name="P3"><text:span text:style-name="T5">101年11月5日</text:span></text:p>
      <text:p text:style-name="P4"><text:span text:style-name="T7">一、依據戶籍登記資料，截至</text:span><text:span text:style-name="T7">101年10月底</text:span><text:span text:style-name="T7">止，共有8</text:span><text:span text:style-name="T7">,</text:span><text:span text:style-name="T7">172,681戶，與上年同月比較增加</text:span><text:span text:style-name="T7">1</text:span><text:span text:style-name="T7">24,878戶</text:span><text:span text:style-name="T7">，</text:span><text:span text:style-name="T7">增加率為1.55%。就縣市別言，以新北市</text:span><text:span text:style-name="T7">1,</text:span><text:span text:style-name="T7">455,601戶最多，占總戶數</text:span><text:span text:style-name="T7">17.</text:span><text:span text:style-name="T7">81%</text:span><text:span text:style-name="T7">，</text:span><text:span text:style-name="T7">其次為高雄市1,045,437戶，占</text:span><text:span text:style-name="T7">1</text:span><text:span text:style-name="T7">2.79%，再其次為臺北市1,015,991戶，占12.43%。</text:span></text:p>
      <text:p text:style-name="P5"><text:span text:style-name="T7">二、</text:span><text:span text:style-name="T9">101年10月底</text:span><text:span text:style-name="T9">人口數為</text:span><text:span text:style-name="T9">2</text:span><text:span text:style-name="T9">3</text:span><text:span text:style-name="T9">,</text:span><text:span text:style-name="T9">293,593人，與上年同月比較增加87,988人</text:span><text:span text:style-name="T9">，</text:span><text:span text:style-name="T9">人口增加率為3.79</text:span><text:span text:style-name="T9">‰</text:span><text:span text:style-name="T9">，平均每天增加240人</text:span><text:span text:style-name="T9">。</text:span><text:span text:style-name="T9">就縣市別言</text:span><text:span text:style-name="T9">，</text:span><text:span text:style-name="T9">與上年同月比較人口增加率最高者為</text:span><text:span text:style-name="T13">連江縣</text:span><text:span text:style-name="T9">96.59</text:span><text:span text:style-name="T9">‰</text:span><text:span text:style-name="T9">，其次為金門縣87.02</text:span><text:span text:style-name="T9">‰</text:span><text:span text:style-name="T9">，再其次為澎湖縣16.55</text:span><text:span text:style-name="T9">‰</text:span><text:span text:style-name="T9">；至於臺東縣反而減少8.50</text:span><text:span text:style-name="T9">‰</text:span><text:span text:style-name="T9">，其次為基隆市減少8.39</text:span><text:span text:style-name="T9">‰</text:span><text:span text:style-name="T9">，再其次為嘉義縣減少8.27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10月底</text:span><text:span text:style-name="T9">男性人口為</text:span><text:span text:style-name="T9">11,</text:span><text:span text:style-name="T9">665,126人，較上年同月增加25,080人，</text:span><text:span text:style-name="T7">增加率為0.22%</text:span><text:span text:style-name="T14">；</text:span><text:span text:style-name="T9">女性人口為</text:span><text:span text:style-name="T9">11,</text:span><text:span text:style-name="T9">628,467人，較上年同月增加62,908人，</text:span><text:span text:style-name="T7">增加率為0.54%</text:span><text:span text:style-name="T14">；</text:span><text:span text:style-name="T9">性比例為</text:span><text:span text:style-name="T9">10</text:span><text:span text:style-name="T9">0.32，也就是每一百個女性相對有100.32個男性，較上年同月減少0.32。就縣市別言，性比例最高者為連江縣</text:span><text:span text:style-name="T9">13</text:span><text:span text:style-name="T9">2.80，其次為嘉義縣108.93，再其次為雲林縣</text:span><text:span text:style-name="T9">1</text:span><text:span text:style-name="T9">08.84；最低為臺北市</text:span><text:span text:style-name="T9">92.</text:span><text:span text:style-name="T9">66，其次為嘉義市</text:span><text:span text:style-name="T9">96.</text:span><text:span text:style-name="T9">42，再其次為</text:span><text:span text:style-name="T7">新北市</text:span><text:span text:style-name="T7">97.</text:span><text:span text:style-name="T7">76</text:span><text:span text:style-name="T9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10月</text:span><text:span text:style-name="T9">嬰兒出生數為23,398人，平均約每1.9分鐘出生一個嬰兒；折合年粗出生率為11.86</text:span><text:span text:style-name="T9">‰</text:span><text:span text:style-name="T9">，較上年同月增加3.16個千分點。就縣市別言，</text:span><text:span text:style-name="T11">粗出生率最高為</text:span><text:span text:style-name="T9">新竹市之17.44</text:span><text:span text:style-name="T9">‰</text:span><text:span text:style-name="T9">，其次為連江縣16.10</text:span><text:span text:style-name="T9">‰</text:span><text:span text:style-name="T9">，再其</text:span><text:span text:style-name="T11">次為</text:span><text:span text:style-name="T9">金門縣</text:span><text:span text:style-name="T11">15.80</text:span><text:span text:style-name="T11">‰</text:span><text:span text:style-name="T11">；最低為基隆市7.60</text:span><text:span text:style-name="T11">‰</text:span><text:span text:style-name="T11">，其次為嘉義</text:span><text:span text:style-name="T9">縣</text:span><text:span text:style-name="T11">8.36</text:span><text:span text:style-name="T11">‰</text:span><text:span text:style-name="T11">，再其次為嘉義市8.83</text:span><text:span text:style-name="T11">‰</text:span><text:span text:style-name="T11">。</text:span><text:span text:style-name="T9">101年1至10月累計出生數為186,326人，較上年同期間增加26,845人，增加率為16.83</text:span><text:span text:style-name="T15">%</text:span><text:span text:style-name="T9">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style:font-name-asian="新細明體" style:font-name-complex="新細明體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  <style:style style:name="T9" style:family="text">
      <style:text-properties style:font-name="標楷體" style:font-name-asian="標楷體" style:font-name-complex="標楷體"/>
    </style:style>
    <style:style style:name="T10" style:family="text">
      <style:text-properties style:font-name="標楷體" style:font-name-asian="標楷體" style:font-name-complex="標楷體" style:font-size-complex="14pt"/>
    </style:style>
    <style:style style:name="T11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1年10月</text:span><text:span text:style-name="T1">人口死亡數為13,107人，平均約每3.4分鐘死亡一個人；折合年粗死亡率為6.64</text:span><text:span text:style-name="T1">‰</text:span><text:span text:style-name="T1">，較上年同月增加0.76個千分點。就縣市別言，粗死亡率最高為臺東縣之11.93</text:span><text:span text:style-name="T1">‰</text:span><text:span text:style-name="T1">，其次為</text:span><text:span text:style-name="T3">花蓮縣</text:span><text:span text:style-name="T1">10.07</text:span><text:span text:style-name="T1">‰</text:span><text:span text:style-name="T1">，再其次為嘉義縣9.88</text:span><text:span text:style-name="T1">‰</text:span><text:span text:style-name="T1">；最低為連江縣3.22</text:span><text:span text:style-name="T1">‰</text:span><text:span text:style-name="T1">，其次為</text:span><text:span text:style-name="T4">新北市</text:span><text:span text:style-name="T1">5.13</text:span><text:span text:style-name="T1">‰</text:span><text:span text:style-name="T1">，再其次為桃園縣5.21</text:span><text:span text:style-name="T1">‰</text:span><text:span text:style-name="T1">。101年1至10月累計死亡數為130,322人，較上年同期間增加2,241人，增加率為1.75%。</text:span></text:p>
      <text:p text:style-name="P2"><text:span text:style-name="T1">六、</text:span><text:span text:style-name="T1">101年10月</text:span><text:span text:style-name="T1">結婚對數為13</text:span><text:span text:style-name="T6">,797</text:span><text:span text:style-name="T1">對，折合年粗結婚率為6.99</text:span><text:span text:style-name="T1">‰</text:span><text:span text:style-name="T1">，較上年同月減少4.21個千分點。就縣市別言，粗結婚率最高為新竹市8.19</text:span><text:span text:style-name="T1">‰</text:span><text:span text:style-name="T1">，其次為</text:span><text:span text:style-name="T3">花蓮縣</text:span><text:span text:style-name="T4">8.17</text:span><text:span text:style-name="T1">‰</text:span><text:span text:style-name="T1">，再其次為新北市7.76</text:span><text:span text:style-name="T1">‰</text:span><text:span text:style-name="T1">；最低為嘉義市5.35</text:span><text:span text:style-name="T1">‰</text:span><text:span text:style-name="T1">，其次為連江縣5.37</text:span><text:span text:style-name="T1">‰</text:span><text:span text:style-name="T1">，再其次為</text:span><text:span text:style-name="T3">澎湖縣</text:span><text:span text:style-name="T1">5.40</text:span><text:span text:style-name="T1">‰</text:span><text:span text:style-name="T1">。101年1至10月累計結婚對數為112,803對，較上年同期間減少15,327對，增加率為</text:span><text:span text:style-name="T7">-</text:span><text:span text:style-name="T1">11.96%。</text:span></text:p>
      <text:p text:style-name="P3"><text:span text:style-name="T1">七、</text:span><text:span text:style-name="T1">101年10月</text:span><text:span text:style-name="T1">離婚對數為5,102對，折合年粗離婚率為2.59</text:span><text:span text:style-name="T1">‰</text:span><text:span text:style-name="T1">，較上年同月增加0.20個千分點。就縣市別言，粗離婚率最高為基隆市3.16</text:span><text:span text:style-name="T1">‰</text:span><text:span text:style-name="T1">，其次為桃園縣3.02</text:span><text:span text:style-name="T1">‰</text:span><text:span text:style-name="T1">，再其次為新竹縣2.89</text:span><text:span text:style-name="T1">‰</text:span><text:span text:style-name="T1">；最低為連江縣0</text:span><text:span text:style-name="T1">‰</text:span><text:span text:style-name="T1">，其次為金門縣0.74</text:span><text:span text:style-name="T1">‰</text:span><text:span text:style-name="T1">，再其次為澎湖縣1.20</text:span><text:span text:style-name="T1">‰</text:span><text:span text:style-name="T1">。101年1至10月累計離婚對數為47,427對，較上年同期間減少286對，增加率為</text:span><text:span text:style-name="T7">-</text:span><text:span text:style-name="T1">0.60%。</text:span></text:p>
      <text:p text:style-name="P3"><text:span text:style-name="T1">八、</text:span><text:span text:style-name="T1">101年10月</text:span><text:span text:style-name="T1">遷入人口數為84,014人，較上年同月增加</text:span><text:span text:style-name="T4">2</text:span><text:span text:style-name="T1">,823人，</text:span><text:span text:style-name="T4">增加率為</text:span><text:span text:style-name="T5">3.48</text:span><text:span text:style-name="T9">%；</text:span><text:span text:style-name="T1">遷出人口數為83,382人，較上年同月增加</text:span><text:span text:style-name="T4">4</text:span><text:span text:style-name="T1">,294人，</text:span><text:span text:style-name="T4">增加率為</text:span><text:span text:style-name="T5">5.43</text:span><text:span text:style-name="T9">%，淨遷入人口數為</text:span><text:span text:style-name="T5">632</text:span><text:span text:style-name="T9">人。</text:span><text:span text:style-name="T1">就縣市別言，</text:span><text:span text:style-name="T9">淨遷入人口數</text:span><text:span text:style-name="T1">最多為臺北市851人，其次為金門縣830人，再其次為澎湖縣488人；</text:span><text:span text:style-name="T9">淨遷出人口數</text:span><text:span text:style-name="T1">最多為彰化縣493人，其次為高雄市378人，再其次為新北市377人。101年1至10月累計遷入人口數為960,982人，遷出人口數為948,305人，累計</text:span><text:span text:style-name="T9">淨遷入人口數為</text:span><text:span text:style-name="T5">12,677</text:span><text:span text:style-name="T9">人</text:span><text:span text:style-name="T1">。</text:span></text:p>
      <text:p text:style-name="P3"><text:bookmark-end text:name="OLE_LINK4"/><text:bookmark-end text:name="OLE_LINK5"/><text:span text:style-name="T1">九、</text:span><text:span text:style-name="T1">101年10月底</text:span><text:span text:style-name="T1">原住民人口數為526,148人，較上年同月增加7,319人，占總人口比率2.26%。就縣市別言，原住民人口數最多為花蓮縣90</text:span><text:span text:style-name="T1">,</text:span><text:span text:style-name="T1">945人，占原住民總人口數17.29%，其次為臺東縣79,502人，占15.11%，再其次為桃園縣62</text:span><text:span text:style-name="T1">,</text:span><text:span text:style-name="T1">547人，占</text:span><text:span text:style-name="T1">1</text:span><text:span text:style-name="T1">1</text:span><text:span text:style-name="T1">.</text:span><text:span text:style-name="T1">89%；最少為連江縣僅146人，其次為澎湖縣372人，再其次為金門縣669人。</text:span></text:p>
      <text:p text:style-name="P3"><text:span text:style-name="T1">十、</text:span><text:span text:style-name="T1">101年10月底</text:span><text:span text:style-name="T1">0</text:span><text:span text:style-name="T10">至</text:span><text:span text:style-name="T1">14歲人口數為3,423,552人，占總人口比率14.70%；15</text:span><text:span text:style-name="T10">至</text:span><text:span text:style-name="T1">64歲人口數為17,288,357人，占74.22</text:span><text:span text:style-name="T4">%</text:span><text:span text:style-name="T7">；</text:span><text:span text:style-name="T1">65歲以上人口數為2,581,684人，占11.08</text:span><text:span text:style-name="T4">%</text:span><text:span text:style-name="T7">；至於20歲以上</text:span><text:span text:style-name="T1">人口數則為18,254,696人，占78.37</text:span><text:span text:style-name="T4">%</text:span><text:span text:style-name="T7">。</text:span><text:span text:style-name="T1">就縣市別言，0</text:span><text:span text:style-name="T10">至</text:span><text:span text:style-name="T1">14歲人口比率最高為新竹市18.49</text:span><text:span text:style-name="T4">%</text:span><text:span text:style-name="T1">，最低為金門縣11.78</text:span><text:span text:style-name="T4">%</text:span><text:span text:style-name="T7">；</text:span><text:span text:style-name="T1">15</text:span><text:span text:style-name="T10">至</text:span><text:span text:style-name="T1">64歲人口比率最高為連江縣77.05%</text:span><text:span text:style-name="T7">，</text:span><text:span text:style-name="T1">最低為雲林縣70.41</text:span><text:span text:style-name="T4">%</text:span><text:span text:style-name="T7">；</text:span><text:span text:style-name="T1">65歲以上人口比率最高為嘉義縣15.97</text:span><text:span text:style-name="T4">%</text:span><text:span text:style-name="T7">，</text:span><text:span text:style-name="T1">最低為桃園縣8.53</text:span><text:span text:style-name="T4">%</text:span><text:span text:style-name="T7">；至於20歲以上</text:span><text:span text:style-name="T1">人口比率最高則為金門縣81.44</text:span><text:span text:style-name="T4">%</text:span><text:span text:style-name="T7">，</text:span><text:span text:style-name="T1">最低為新竹市74.64</text:span><text:span text:style-name="T4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